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098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6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4" style:family="table-cell" style:parent-style-name="Default" style:data-style-name="N116"/>
    <style:style style:name="ce5" style:family="table-cell" style:parent-style-name="Default" style:data-style-name="N116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-bottom="0.0138in solid #000000" fo:border-left="none" fo:border-right="none" fo:border-top="none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9ebeff"/>
    </style:style>
    <style:style style:name="ce10" style:family="table-cell" style:parent-style-name="Default">
      <style:table-cell-properties fo:background-color="#cbdbff"/>
    </style:style>
    <style:style style:name="ce11" style:family="table-cell" style:parent-style-name="Default">
      <style:table-cell-properties fo:background-color="#f7f5ff"/>
    </style:style>
    <style:style style:name="ce12" style:family="table-cell" style:parent-style-name="Default">
      <style:table-cell-properties fo:background-color="#fff3ef"/>
    </style:style>
    <style:style style:name="ce13" style:family="table-cell" style:parent-style-name="Default">
      <style:table-cell-properties fo:background-color="#ffe9d9"/>
    </style:style>
    <style:style style:name="ce14" style:family="table-cell" style:parent-style-name="Default">
      <style:table-cell-properties fo:background-color="#ffc78f"/>
    </style:style>
    <style:style style:name="ce15" style:family="table-cell" style:parent-style-name="Default">
      <style:table-cell-properties fo:background-color="#ffbb78"/>
    </style:style>
    <style:style style:name="ce16" style:family="table-cell" style:parent-style-name="Default">
      <style:table-cell-properties fo:background-color="#a6c4ff"/>
    </style:style>
    <style:style style:name="ce17" style:family="table-cell" style:parent-style-name="Default">
      <style:table-cell-properties fo:background-color="#afc9ff"/>
    </style:style>
    <style:style style:name="ce18" style:family="table-cell" style:parent-style-name="Default">
      <style:table-cell-properties fo:background-color="#b7cfff"/>
    </style:style>
    <style:style style:name="ce19" style:family="table-cell" style:parent-style-name="Default">
      <style:table-cell-properties fo:background-color="#c1d5ff"/>
    </style:style>
    <style:style style:name="ce20" style:family="table-cell" style:parent-style-name="Default">
      <style:table-cell-properties fo:background-color="#d6e1ff"/>
    </style:style>
    <style:style style:name="ce21" style:family="table-cell" style:parent-style-name="Default">
      <style:table-cell-properties fo:background-color="#e0e7ff"/>
    </style:style>
    <style:style style:name="ce22" style:family="table-cell" style:parent-style-name="Default">
      <style:table-cell-properties fo:background-color="#fff8fb"/>
    </style:style>
    <style:style style:name="ce23" style:family="table-cell" style:parent-style-name="Default">
      <style:table-cell-properties fo:background-color="#ffeee3"/>
    </style:style>
    <style:style style:name="ce24" style:family="table-cell" style:parent-style-name="Default">
      <style:table-cell-properties fo:background-color="#ffe4ce"/>
    </style:style>
    <style:style style:name="ce25" style:family="table-cell" style:parent-style-name="Default">
      <style:table-cell-properties fo:background-color="#ffdbba"/>
    </style:style>
    <style:style style:name="ce26" style:family="table-cell" style:parent-style-name="Default">
      <style:table-cell-properties fo:background-color="#ffd7b1"/>
    </style:style>
    <style:style style:name="ce27" style:family="table-cell" style:parent-style-name="Default">
      <style:table-cell-properties fo:background-color="#ffd3a8"/>
    </style:style>
    <style:style style:name="ce28" style:family="table-cell" style:parent-style-name="Default">
      <style:table-cell-properties fo:background-color="#ffd1a3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ffc489"/>
    </style:style>
    <style:style style:name="ce31" style:family="table-cell" style:parent-style-name="Default">
      <style:table-cell-properties fo:background-color="#ffc184"/>
    </style:style>
    <style:style style:name="ce32" style:family="table-cell" style:parent-style-name="Default">
      <style:table-cell-properties fo:background-color="#ffbe7e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fffff2"/>
    </style:style>
    <style:style style:name="ce35" style:family="table-cell" style:parent-style-name="Default">
      <style:table-cell-properties fo:background-color="#ffffdc"/>
    </style:style>
    <style:style style:name="ce36" style:family="table-cell" style:parent-style-name="Default">
      <style:table-cell-properties fo:background-color="#fff4c8"/>
    </style:style>
    <style:style style:name="ce37" style:family="table-cell" style:parent-style-name="Default" style:data-style-name="N4"/>
    <style:style style:name="ce38" style:family="table-cell" style:parent-style-name="Default">
      <style:table-cell-properties fo:background-color="#cfe7f5"/>
    </style:style>
    <style:style style:name="ce39" style:family="table-cell" style:parent-style-name="Default">
      <style:table-cell-properties fo:background-color="#b9c9ff"/>
    </style:style>
    <style:style style:name="ce40" style:family="table-cell" style:parent-style-name="Default">
      <style:table-cell-properties fo:background-color="#e0e5ff"/>
    </style:style>
    <style:style style:name="ce41" style:family="table-cell" style:parent-style-name="Default">
      <style:table-cell-properties fo:background-color="#f6f1ff"/>
    </style:style>
    <style:style style:name="ce42" style:family="table-cell" style:parent-style-name="Default">
      <style:table-cell-properties fo:background-color="#fff8fc"/>
    </style:style>
    <style:style style:name="ce43" style:family="table-cell" style:parent-style-name="Default">
      <style:table-cell-properties fo:background-color="#ffeedd"/>
    </style:style>
    <style:style style:name="ce44" style:family="table-cell" style:parent-style-name="Default">
      <style:table-cell-properties fo:background-color="#ffc38b"/>
    </style:style>
    <style:style style:name="ce45" style:family="table-cell" style:parent-style-name="Default">
      <style:table-cell-properties fo:background-color="#ffc66d"/>
    </style:style>
  </office:automatic-styles>
  <office:body>
    <office:spreadsheet>
      <table:table table:name="Table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office:value-type="string">
            <text:p># Blackbody color datafile (bbr_color.txt)</text:p>
          </table:table-cell>
          <table:table-cell table:number-columns-repeated="10"/>
        </table:table-row>
        <table:table-row table:style-name="ro1">
          <table:table-cell office:value-type="string">
            <text:p># Mitchell Charity &lt;mcharity@lcs.mit.edu&gt;</text:p>
          </table:table-cell>
          <table:table-cell table:number-columns-repeated="10"/>
        </table:table-row>
        <table:table-row table:style-name="ro1">
          <table:table-cell office:value-type="string">
            <text:p># http://www.vendian.org/mncharity/dir3/blackbody/</text:p>
          </table:table-cell>
          <table:table-cell table:number-columns-repeated="10"/>
        </table:table-row>
        <table:table-row table:style-name="ro1">
          <table:table-cell office:value-type="string">
            <text:p># Version 2001-Jun-22</text:p>
          </table:table-cell>
          <table:table-cell table:number-columns-repeated="10"/>
        </table:table-row>
        <table:table-row table:style-name="ro1">
          <table:table-cell office:value-type="string">
            <text:p># History:</text:p>
          </table:table-cell>
          <table:table-cell table:number-columns-repeated="10"/>
        </table:table-row>
        <table:table-row table:style-name="ro1">
          <table:table-cell office:value-type="string">
            <text:p># <text:s text:c="2"/>2001-Jun-22 <text:s/>Switched to sRGB from Rec.709.</text:p>
          </table:table-cell>
          <table:table-cell table:number-columns-repeated="10"/>
        </table:table-row>
        <table:table-row table:style-name="ro1">
          <table:table-cell office:value-type="string">
            <text:p># <text:s text:c="2"/>2001-Jun-04 <text:s/>Initial release.</text:p>
          </table:table-cell>
          <table:table-cell table:number-columns-repeated="10"/>
        </table:table-row>
        <table:table-row table:style-name="ro1">
          <table:table-cell office:value-type="string">
            <text:p># Fields:</text:p>
          </table:table-cell>
          <table:table-cell table:number-columns-repeated="10"/>
        </table:table-row>
        <table:table-row table:style-name="ro1">
          <table:table-cell office:value-type="string">
            <text:p># <text:s/>K <text:s text:c="4"/>temperature (K)</text:p>
          </table:table-cell>
          <table:table-cell table:number-columns-repeated="10"/>
        </table:table-row>
        <table:table-row table:style-name="ro1">
          <table:table-cell office:value-type="string">
            <text:p># <text:s/>CMF <text:s text:c="2"/>{" 2deg","10deg"}</text:p>
          </table:table-cell>
          <table:table-cell table:number-columns-repeated="10"/>
        </table:table-row>
        <table:table-row table:style-name="ro1">
          <table:table-cell office:value-type="string">
            <text:p># <text:s text:c="9"/>either CIE 1931 <text:s/>2 degree CMFs with Judd Vos corrections</text:p>
          </table:table-cell>
          <table:table-cell table:number-columns-repeated="10"/>
        </table:table-row>
        <table:table-row table:style-name="ro1">
          <table:table-cell office:value-type="string">
            <text:p># <text:s text:c="13"/>or CIE 1964 10 degree CMFs</text:p>
          </table:table-cell>
          <table:table-cell table:number-columns-repeated="10"/>
        </table:table-row>
        <table:table-row table:style-name="ro1">
          <table:table-cell office:value-type="string">
            <text:p># <text:s/>x y <text:s text:c="2"/>chromaticity coordinates</text:p>
          </table:table-cell>
          <table:table-cell table:number-columns-repeated="10"/>
        </table:table-row>
        <table:table-row table:style-name="ro1">
          <table:table-cell office:value-type="string">
            <text:p># <text:s/>P <text:s text:c="4"/>power in semi-arbitrary units</text:p>
          </table:table-cell>
          <table:table-cell table:number-columns-repeated="10"/>
        </table:table-row>
        <table:table-row table:style-name="ro1">
          <table:table-cell office:value-type="string">
            <text:p># <text:s/>R G B {0-1}, normalized, mapped to gamut, logrithmic</text:p>
          </table:table-cell>
          <table:table-cell table:number-columns-repeated="10"/>
        </table:table-row>
        <table:table-row table:style-name="ro1">
          <table:table-cell office:value-type="string">
            <text:p># <text:s text:c="7"/>(sRGB primaries and gamma correction)</text:p>
          </table:table-cell>
          <table:table-cell table:number-columns-repeated="10"/>
        </table:table-row>
        <table:table-row table:style-name="ro1">
          <table:table-cell office:value-type="string">
            <text:p># <text:s/>r g b {0-255}</text:p>
          </table:table-cell>
          <table:table-cell table:number-columns-repeated="10"/>
        </table:table-row>
        <table:table-row table:style-name="ro1">
          <table:table-cell office:value-type="string">
            <text:p># <text:s/>#rgb <text:s/>{00-ff} </text:p>
          </table:table-cell>
          <table:table-cell table:number-columns-repeated="10"/>
        </table:table-row>
        <table:table-row table:style-name="ro1">
          <table:table-cell office:value-type="string">
            <text:p>#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K</text:p>
          </table:table-cell>
          <table:table-cell table:style-name="ce1" office:value-type="string">
            <text:p>CM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3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6472">
            <text:p>0.6472</text:p>
          </table:table-cell>
          <table:table-cell office:value-type="float" office:value="0.3506">
            <text:p>0.3506</text:p>
          </table:table-cell>
          <table:table-cell table:style-name="ce4" office:value-type="float" office:value="2530000">
            <text:p>2.530E+06</text:p>
          </table:table-cell>
          <table:table-cell table:style-name="Default" office:value-type="float" office:value="1">
            <text:p>1</text:p>
          </table:table-cell>
          <table:table-cell office:value-type="float" office:value="0.0401">
            <text:p>0.040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6348">
            <text:p>0.6348</text:p>
          </table:table-cell>
          <table:table-cell office:value-type="float" office:value="0.3612">
            <text:p>0.3612</text:p>
          </table:table-cell>
          <table:table-cell table:style-name="ce4" office:value-type="float" office:value="21620000">
            <text:p>2.162E+07</text:p>
          </table:table-cell>
          <table:table-cell table:style-name="Default" office:value-type="float" office:value="1">
            <text:p>1</text:p>
          </table:table-cell>
          <table:table-cell office:value-type="float" office:value="0.0631">
            <text:p>0.063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6225">
            <text:p>0.6225</text:p>
          </table:table-cell>
          <table:table-cell office:value-type="float" office:value="0.371">
            <text:p>0.371</text:p>
          </table:table-cell>
          <table:table-cell table:style-name="ce4" office:value-type="float" office:value="131400000">
            <text:p>1.314E+08</text:p>
          </table:table-cell>
          <table:table-cell table:style-name="Default" office:value-type="float" office:value="1">
            <text:p>1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6104">
            <text:p>0.6104</text:p>
          </table:table-cell>
          <table:table-cell office:value-type="float" office:value="0.3797">
            <text:p>0.3797</text:p>
          </table:table-cell>
          <table:table-cell table:style-name="ce5" office:value-type="float" office:value="611800000">
            <text:p>6.118E+08</text:p>
          </table:table-cell>
          <table:table-cell table:style-name="Default" office:value-type="float" office:value="1">
            <text:p>1</text:p>
          </table:table-cell>
          <table:table-cell office:value-type="float" office:value="0.1085">
            <text:p>0.10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5983">
            <text:p>0.5983</text:p>
          </table:table-cell>
          <table:table-cell office:value-type="float" office:value="0.3874">
            <text:p>0.3874</text:p>
          </table:table-cell>
          <table:table-cell table:style-name="ce4" office:value-type="float" office:value="2310000000">
            <text:p>2.310E+09</text:p>
          </table:table-cell>
          <table:table-cell table:style-name="Default" office:value-type="float" office:value="1">
            <text:p>1</text:p>
          </table:table-cell>
          <table:table-cell office:value-type="float" office:value="0.1303">
            <text:p>0.130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5864">
            <text:p>0.5864</text:p>
          </table:table-cell>
          <table:table-cell office:value-type="float" office:value="0.394">
            <text:p>0.394</text:p>
          </table:table-cell>
          <table:table-cell table:style-name="ce4" office:value-type="float" office:value="7333000000">
            <text:p>7.333E+09</text:p>
          </table:table-cell>
          <table:table-cell table:style-name="Default" office:value-type="float" office:value="1">
            <text:p>1</text:p>
          </table:table-cell>
          <table:table-cell office:value-type="float" office:value="0.1515">
            <text:p>0.151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5747">
            <text:p>0.5747</text:p>
          </table:table-cell>
          <table:table-cell office:value-type="float" office:value="0.3996">
            <text:p>0.3996</text:p>
          </table:table-cell>
          <table:table-cell table:style-name="ce4" office:value-type="float" office:value="20280000000">
            <text:p>2.028E+10</text:p>
          </table:table-cell>
          <table:table-cell table:style-name="Default" office:value-type="float" office:value="1">
            <text:p>1</text:p>
          </table:table-cell>
          <table:table-cell office:value-type="float" office:value="0.1718">
            <text:p>0.171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5632">
            <text:p>0.5632</text:p>
          </table:table-cell>
          <table:table-cell office:value-type="float" office:value="0.4041">
            <text:p>0.4041</text:p>
          </table:table-cell>
          <table:table-cell table:style-name="ce4" office:value-type="float" office:value="49990000000">
            <text:p>4.999E+10</text:p>
          </table:table-cell>
          <table:table-cell table:style-name="Default" office:value-type="float" office:value="1">
            <text:p>1</text:p>
          </table:table-cell>
          <table:table-cell office:value-type="float" office:value="0.1912">
            <text:p>0.19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5519">
            <text:p>0.5519</text:p>
          </table:table-cell>
          <table:table-cell office:value-type="float" office:value="0.4077">
            <text:p>0.4077</text:p>
          </table:table-cell>
          <table:table-cell table:style-name="ce4" office:value-type="float" office:value="111800000000">
            <text:p>1.118E+11</text:p>
          </table:table-cell>
          <table:table-cell table:style-name="Default" office:value-type="float" office:value="1">
            <text:p>1</text:p>
          </table:table-cell>
          <table:table-cell office:value-type="float" office:value="0.2097">
            <text:p>0.20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5408">
            <text:p>0.5408</text:p>
          </table:table-cell>
          <table:table-cell office:value-type="float" office:value="0.4104">
            <text:p>0.4104</text:p>
          </table:table-cell>
          <table:table-cell table:style-name="ce4" office:value-type="float" office:value="230500000000">
            <text:p>2.305E+11</text:p>
          </table:table-cell>
          <table:table-cell table:style-name="Default" office:value-type="float" office:value="1">
            <text:p>1</text:p>
          </table:table-cell>
          <table:table-cell office:value-type="float" office:value="0.2272">
            <text:p>0.227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53">
            <text:p>0.53</text:p>
          </table:table-cell>
          <table:table-cell office:value-type="float" office:value="0.4123">
            <text:p>0.4123</text:p>
          </table:table-cell>
          <table:table-cell table:style-name="ce4" office:value-type="float" office:value="443100000000">
            <text:p>4.431E+11</text:p>
          </table:table-cell>
          <table:table-cell table:style-name="Default" office:value-type="float" office:value="1">
            <text:p>1</text:p>
          </table:table-cell>
          <table:table-cell office:value-type="float" office:value="0.2484">
            <text:p>0.2484</text:p>
          </table:table-cell>
          <table:table-cell office:value-type="float" office:value="0.0061">
            <text:p>0.0061</text:p>
          </table:table-cell>
          <table:table-cell office:value-type="float" office:value="255">
            <text:p>255</text:p>
          </table:table-cell>
          <table:table-cell office:value-type="float" office:value="137">
            <text:p>13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5195">
            <text:p>0.5195</text:p>
          </table:table-cell>
          <table:table-cell office:value-type="float" office:value="0.4134">
            <text:p>0.4134</text:p>
          </table:table-cell>
          <table:table-cell table:style-name="ce4" office:value-type="float" office:value="801800000000">
            <text:p>8.018E+11</text:p>
          </table:table-cell>
          <table:table-cell table:style-name="Default" office:value-type="float" office:value="1">
            <text:p>1</text:p>
          </table:table-cell>
          <table:table-cell office:value-type="float" office:value="0.2709">
            <text:p>0.2709</text:p>
          </table:table-cell>
          <table:table-cell office:value-type="float" office:value="0.0153">
            <text:p>0.0153</text:p>
          </table:table-cell>
          <table:table-cell office:value-type="float" office:value="255">
            <text:p>255</text:p>
          </table:table-cell>
          <table:table-cell office:value-type="float" office:value="142">
            <text:p>14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5093">
            <text:p>0.5093</text:p>
          </table:table-cell>
          <table:table-cell office:value-type="float" office:value="0.4139">
            <text:p>0.4139</text:p>
          </table:table-cell>
          <table:table-cell table:style-name="ce4" office:value-type="float" office:value="1377000000000">
            <text:p>1.377E+12</text:p>
          </table:table-cell>
          <table:table-cell table:style-name="Default" office:value-type="float" office:value="1">
            <text:p>1</text:p>
          </table:table-cell>
          <table:table-cell office:value-type="float" office:value="0.293">
            <text:p>0.293</text:p>
          </table:table-cell>
          <table:table-cell office:value-type="float" office:value="0.0257">
            <text:p>0.0257</text:p>
          </table:table-cell>
          <table:table-cell office:value-type="float" office:value="255">
            <text:p>255</text:p>
          </table:table-cell>
          <table:table-cell office:value-type="float" office:value="147">
            <text:p>14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995">
            <text:p>0.4995</text:p>
          </table:table-cell>
          <table:table-cell office:value-type="float" office:value="0.4138">
            <text:p>0.4138</text:p>
          </table:table-cell>
          <table:table-cell table:style-name="ce4" office:value-type="float" office:value="2260000000000">
            <text:p>2.260E+12</text:p>
          </table:table-cell>
          <table:table-cell table:style-name="Default" office:value-type="float" office:value="1">
            <text:p>1</text:p>
          </table:table-cell>
          <table:table-cell office:value-type="float" office:value="0.3149">
            <text:p>0.3149</text:p>
          </table:table-cell>
          <table:table-cell office:value-type="float" office:value="0.0373">
            <text:p>0.0373</text:p>
          </table:table-cell>
          <table:table-cell office:value-type="float" office:value="255">
            <text:p>255</text:p>
          </table:table-cell>
          <table:table-cell office:value-type="float" office:value="152">
            <text:p>15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9">
            <text:p>0.49</text:p>
          </table:table-cell>
          <table:table-cell office:value-type="float" office:value="0.4132">
            <text:p>0.4132</text:p>
          </table:table-cell>
          <table:table-cell table:style-name="ce4" office:value-type="float" office:value="3563000000000">
            <text:p>3.563E+12</text:p>
          </table:table-cell>
          <table:table-cell table:style-name="Default" office:value-type="float" office:value="1">
            <text:p>1</text:p>
          </table:table-cell>
          <table:table-cell office:value-type="float" office:value="0.3364">
            <text:p>0.3364</text:p>
          </table:table-cell>
          <table:table-cell office:value-type="float" office:value="0.0501">
            <text:p>0.0501</text:p>
          </table:table-cell>
          <table:table-cell office:value-type="float" office:value="255">
            <text:p>255</text:p>
          </table:table-cell>
          <table:table-cell office:value-type="float" office:value="157">
            <text:p>15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808">
            <text:p>0.4808</text:p>
          </table:table-cell>
          <table:table-cell office:value-type="float" office:value="0.4122">
            <text:p>0.4122</text:p>
          </table:table-cell>
          <table:table-cell table:style-name="ce4" office:value-type="float" office:value="5422000000000">
            <text:p>5.422E+12</text:p>
          </table:table-cell>
          <table:table-cell table:style-name="Default" office:value-type="float" office:value="1">
            <text:p>1</text:p>
          </table:table-cell>
          <table:table-cell office:value-type="float" office:value="0.3577">
            <text:p>0.3577</text:p>
          </table:table-cell>
          <table:table-cell office:value-type="float" office:value="0.064">
            <text:p>0.064</text:p>
          </table:table-cell>
          <table:table-cell office:value-type="float" office:value="255">
            <text:p>255</text:p>
          </table:table-cell>
          <table:table-cell office:value-type="float" office:value="161">
            <text:p>16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72">
            <text:p>0.472</text:p>
          </table:table-cell>
          <table:table-cell office:value-type="float" office:value="0.4108">
            <text:p>0.4108</text:p>
          </table:table-cell>
          <table:table-cell table:style-name="ce4" office:value-type="float" office:value="7996000000000">
            <text:p>7.996E+12</text:p>
          </table:table-cell>
          <table:table-cell table:style-name="Default" office:value-type="float" office:value="1">
            <text:p>1</text:p>
          </table:table-cell>
          <table:table-cell office:value-type="float" office:value="0.3786">
            <text:p>0.3786</text:p>
          </table:table-cell>
          <table:table-cell office:value-type="float" office:value="0.079">
            <text:p>0.079</text:p>
          </table:table-cell>
          <table:table-cell office:value-type="float" office:value="255">
            <text:p>255</text:p>
          </table:table-cell>
          <table:table-cell office:value-type="float" office:value="165">
            <text:p>16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636">
            <text:p>0.4636</text:p>
          </table:table-cell>
          <table:table-cell office:value-type="float" office:value="0.4091">
            <text:p>0.4091</text:p>
          </table:table-cell>
          <table:table-cell table:style-name="ce4" office:value-type="float" office:value="11470000000000">
            <text:p>1.147E+13</text:p>
          </table:table-cell>
          <table:table-cell table:style-name="Default" office:value-type="float" office:value="1">
            <text:p>1</text:p>
          </table:table-cell>
          <table:table-cell office:value-type="float" office:value="0.3992">
            <text:p>0.3992</text:p>
          </table:table-cell>
          <table:table-cell office:value-type="float" office:value="0.095">
            <text:p>0.095</text:p>
          </table:table-cell>
          <table:table-cell office:value-type="float" office:value="255">
            <text:p>255</text:p>
          </table:table-cell>
          <table:table-cell office:value-type="float" office:value="169">
            <text:p>16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555">
            <text:p>0.4555</text:p>
          </table:table-cell>
          <table:table-cell office:value-type="float" office:value="0.4071">
            <text:p>0.4071</text:p>
          </table:table-cell>
          <table:table-cell table:style-name="ce4" office:value-type="float" office:value="16040000000000">
            <text:p>1.604E+13</text:p>
          </table:table-cell>
          <table:table-cell table:style-name="Default" office:value-type="float" office:value="1">
            <text:p>1</text:p>
          </table:table-cell>
          <table:table-cell office:value-type="float" office:value="0.4195">
            <text:p>0.4195</text:p>
          </table:table-cell>
          <table:table-cell office:value-type="float" office:value="0.1119">
            <text:p>0.1119</text:p>
          </table:table-cell>
          <table:table-cell office:value-type="float" office:value="255">
            <text:p>255</text:p>
          </table:table-cell>
          <table:table-cell office:value-type="float" office:value="173">
            <text:p>17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478">
            <text:p>0.4478</text:p>
          </table:table-cell>
          <table:table-cell office:value-type="float" office:value="0.405">
            <text:p>0.405</text:p>
          </table:table-cell>
          <table:table-cell table:style-name="ce4" office:value-type="float" office:value="21930000000000">
            <text:p>2.193E+13</text:p>
          </table:table-cell>
          <table:table-cell table:style-name="Default" office:value-type="float" office:value="1">
            <text:p>1</text:p>
          </table:table-cell>
          <table:table-cell office:value-type="float" office:value="0.4394">
            <text:p>0.4394</text:p>
          </table:table-cell>
          <table:table-cell office:value-type="float" office:value="0.1297">
            <text:p>0.1297</text:p>
          </table:table-cell>
          <table:table-cell office:value-type="float" office:value="255">
            <text:p>255</text:p>
          </table:table-cell>
          <table:table-cell office:value-type="float" office:value="177">
            <text:p>17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404">
            <text:p>0.4404</text:p>
          </table:table-cell>
          <table:table-cell office:value-type="float" office:value="0.4026">
            <text:p>0.4026</text:p>
          </table:table-cell>
          <table:table-cell table:style-name="ce4" office:value-type="float" office:value="29390000000000">
            <text:p>2.939E+13</text:p>
          </table:table-cell>
          <table:table-cell table:style-name="Default" office:value-type="float" office:value="1">
            <text:p>1</text:p>
          </table:table-cell>
          <table:table-cell office:value-type="float" office:value="0.4589">
            <text:p>0.4589</text:p>
          </table:table-cell>
          <table:table-cell office:value-type="float" office:value="0.1483">
            <text:p>0.1483</text:p>
          </table:table-cell>
          <table:table-cell office:value-type="float" office:value="255">
            <text:p>255</text:p>
          </table:table-cell>
          <table:table-cell office:value-type="float" office:value="180">
            <text:p>18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333">
            <text:p>0.4333</text:p>
          </table:table-cell>
          <table:table-cell office:value-type="float" office:value="0.4002">
            <text:p>0.4002</text:p>
          </table:table-cell>
          <table:table-cell table:style-name="ce4" office:value-type="float" office:value="38660000000000">
            <text:p>3.866E+13</text:p>
          </table:table-cell>
          <table:table-cell table:style-name="Default" office:value-type="float" office:value="1">
            <text:p>1</text:p>
          </table:table-cell>
          <table:table-cell office:value-type="float" office:value="0.4781">
            <text:p>0.4781</text:p>
          </table:table-cell>
          <table:table-cell office:value-type="float" office:value="0.1677">
            <text:p>0.1677</text:p>
          </table:table-cell>
          <table:table-cell office:value-type="float" office:value="255">
            <text:p>255</text:p>
          </table:table-cell>
          <table:table-cell office:value-type="float" office:value="184">
            <text:p>18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266">
            <text:p>0.4266</text:p>
          </table:table-cell>
          <table:table-cell office:value-type="float" office:value="0.3976">
            <text:p>0.3976</text:p>
          </table:table-cell>
          <table:table-cell table:style-name="ce4" office:value-type="float" office:value="50020000000000">
            <text:p>5.002E+13</text:p>
          </table:table-cell>
          <table:table-cell table:style-name="Default" office:value-type="float" office:value="1">
            <text:p>1</text:p>
          </table:table-cell>
          <table:table-cell office:value-type="float" office:value="0.497">
            <text:p>0.497</text:p>
          </table:table-cell>
          <table:table-cell office:value-type="float" office:value="0.1879">
            <text:p>0.1879</text:p>
          </table:table-cell>
          <table:table-cell office:value-type="float" office:value="255">
            <text:p>255</text:p>
          </table:table-cell>
          <table:table-cell office:value-type="float" office:value="187">
            <text:p>18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202">
            <text:p>0.4202</text:p>
          </table:table-cell>
          <table:table-cell office:value-type="float" office:value="0.395">
            <text:p>0.395</text:p>
          </table:table-cell>
          <table:table-cell table:style-name="ce4" office:value-type="float" office:value="63740000000000">
            <text:p>6.374E+13</text:p>
          </table:table-cell>
          <table:table-cell table:style-name="Default" office:value-type="float" office:value="1">
            <text:p>1</text:p>
          </table:table-cell>
          <table:table-cell office:value-type="float" office:value="0.5155">
            <text:p>0.5155</text:p>
          </table:table-cell>
          <table:table-cell office:value-type="float" office:value="0.2087">
            <text:p>0.2087</text:p>
          </table:table-cell>
          <table:table-cell office:value-type="float" office:value="255">
            <text:p>255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14">
            <text:p>0.414</text:p>
          </table:table-cell>
          <table:table-cell office:value-type="float" office:value="0.3923">
            <text:p>0.3923</text:p>
          </table:table-cell>
          <table:table-cell table:style-name="ce4" office:value-type="float" office:value="80100000000000">
            <text:p>8.010E+13</text:p>
          </table:table-cell>
          <table:table-cell table:style-name="Default" office:value-type="float" office:value="1">
            <text:p>1</text:p>
          </table:table-cell>
          <table:table-cell office:value-type="float" office:value="0.5336">
            <text:p>0.5336</text:p>
          </table:table-cell>
          <table:table-cell office:value-type="float" office:value="0.2301">
            <text:p>0.2301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082">
            <text:p>0.4082</text:p>
          </table:table-cell>
          <table:table-cell office:value-type="float" office:value="0.3895">
            <text:p>0.3895</text:p>
          </table:table-cell>
          <table:table-cell table:style-name="ce4" office:value-type="float" office:value="99390000000000">
            <text:p>9.939E+13</text:p>
          </table:table-cell>
          <table:table-cell table:style-name="Default" office:value-type="float" office:value="1">
            <text:p>1</text:p>
          </table:table-cell>
          <table:table-cell office:value-type="float" office:value="0.5515">
            <text:p>0.5515</text:p>
          </table:table-cell>
          <table:table-cell office:value-type="float" office:value="0.252">
            <text:p>0.252</text:p>
          </table:table-cell>
          <table:table-cell office:value-type="float" office:value="255">
            <text:p>255</text:p>
          </table:table-cell>
          <table:table-cell office:value-type="float" office:value="196">
            <text:p>196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4026">
            <text:p>0.4026</text:p>
          </table:table-cell>
          <table:table-cell office:value-type="float" office:value="0.3868">
            <text:p>0.3868</text:p>
          </table:table-cell>
          <table:table-cell table:style-name="ce4" office:value-type="float" office:value="121900000000000">
            <text:p>1.219E+14</text:p>
          </table:table-cell>
          <table:table-cell table:style-name="Default" office:value-type="float" office:value="1">
            <text:p>1</text:p>
          </table:table-cell>
          <table:table-cell office:value-type="float" office:value="0.5689">
            <text:p>0.5689</text:p>
          </table:table-cell>
          <table:table-cell office:value-type="float" office:value="0.2745">
            <text:p>0.2745</text:p>
          </table:table-cell>
          <table:table-cell office:value-type="float" office:value="255">
            <text:p>255</text:p>
          </table:table-cell>
          <table:table-cell office:value-type="float" office:value="199">
            <text:p>19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973">
            <text:p>0.3973</text:p>
          </table:table-cell>
          <table:table-cell office:value-type="float" office:value="0.3841">
            <text:p>0.3841</text:p>
          </table:table-cell>
          <table:table-cell table:style-name="ce4" office:value-type="float" office:value="147900000000000">
            <text:p>1.479E+14</text:p>
          </table:table-cell>
          <table:table-cell table:style-name="Default" office:value-type="float" office:value="1">
            <text:p>1</text:p>
          </table:table-cell>
          <table:table-cell office:value-type="float" office:value="0.586">
            <text:p>0.586</text:p>
          </table:table-cell>
          <table:table-cell office:value-type="float" office:value="0.2974">
            <text:p>0.2974</text:p>
          </table:table-cell>
          <table:table-cell office:value-type="float" office:value="255">
            <text:p>255</text:p>
          </table:table-cell>
          <table:table-cell office:value-type="float" office:value="201">
            <text:p>20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922">
            <text:p>0.3922</text:p>
          </table:table-cell>
          <table:table-cell office:value-type="float" office:value="0.3813">
            <text:p>0.3813</text:p>
          </table:table-cell>
          <table:table-cell table:style-name="ce4" office:value-type="float" office:value="177600000000000">
            <text:p>1.776E+14</text:p>
          </table:table-cell>
          <table:table-cell table:style-name="Default" office:value-type="float" office:value="1">
            <text:p>1</text:p>
          </table:table-cell>
          <table:table-cell office:value-type="float" office:value="0.6028">
            <text:p>0.6028</text:p>
          </table:table-cell>
          <table:table-cell office:value-type="float" office:value="0.3207">
            <text:p>0.3207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873">
            <text:p>0.3873</text:p>
          </table:table-cell>
          <table:table-cell office:value-type="float" office:value="0.3786">
            <text:p>0.3786</text:p>
          </table:table-cell>
          <table:table-cell table:style-name="ce4" office:value-type="float" office:value="211500000000000">
            <text:p>2.115E+14</text:p>
          </table:table-cell>
          <table:table-cell table:style-name="Default" office:value-type="float" office:value="1">
            <text:p>1</text:p>
          </table:table-cell>
          <table:table-cell office:value-type="float" office:value="0.6193">
            <text:p>0.6193</text:p>
          </table:table-cell>
          <table:table-cell office:value-type="float" office:value="0.3444">
            <text:p>0.3444</text:p>
          </table:table-cell>
          <table:table-cell office:value-type="float" office:value="255">
            <text:p>255</text:p>
          </table:table-cell>
          <table:table-cell office:value-type="float" office:value="206">
            <text:p>206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827">
            <text:p>0.3827</text:p>
          </table:table-cell>
          <table:table-cell office:value-type="float" office:value="0.3759">
            <text:p>0.3759</text:p>
          </table:table-cell>
          <table:table-cell table:style-name="ce4" office:value-type="float" office:value="249600000000000">
            <text:p>2.496E+14</text:p>
          </table:table-cell>
          <table:table-cell table:style-name="Default" office:value-type="float" office:value="1">
            <text:p>1</text:p>
          </table:table-cell>
          <table:table-cell office:value-type="float" office:value="0.6354">
            <text:p>0.6354</text:p>
          </table:table-cell>
          <table:table-cell office:value-type="float" office:value="0.3684">
            <text:p>0.3684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783">
            <text:p>0.3783</text:p>
          </table:table-cell>
          <table:table-cell office:value-type="float" office:value="0.3733">
            <text:p>0.3733</text:p>
          </table:table-cell>
          <table:table-cell table:style-name="ce4" office:value-type="float" office:value="292300000000000">
            <text:p>2.923E+14</text:p>
          </table:table-cell>
          <table:table-cell table:style-name="Default" office:value-type="float" office:value="1">
            <text:p>1</text:p>
          </table:table-cell>
          <table:table-cell office:value-type="float" office:value="0.6511">
            <text:p>0.6511</text:p>
          </table:table-cell>
          <table:table-cell office:value-type="float" office:value="0.3927">
            <text:p>0.3927</text:p>
          </table:table-cell>
          <table:table-cell office:value-type="float" office:value="255">
            <text:p>255</text:p>
          </table:table-cell>
          <table:table-cell office:value-type="float" office:value="211">
            <text:p>211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741">
            <text:p>0.3741</text:p>
          </table:table-cell>
          <table:table-cell office:value-type="float" office:value="0.3707">
            <text:p>0.3707</text:p>
          </table:table-cell>
          <table:table-cell table:style-name="ce4" office:value-type="float" office:value="339700000000000">
            <text:p>3.397E+14</text:p>
          </table:table-cell>
          <table:table-cell table:style-name="Default" office:value-type="float" office:value="1">
            <text:p>1</text:p>
          </table:table-cell>
          <table:table-cell office:value-type="float" office:value="0.6666">
            <text:p>0.6666</text:p>
          </table:table-cell>
          <table:table-cell office:value-type="float" office:value="0.4172">
            <text:p>0.4172</text:p>
          </table:table-cell>
          <table:table-cell office:value-type="float" office:value="255">
            <text:p>255</text:p>
          </table:table-cell>
          <table:table-cell office:value-type="float" office:value="213">
            <text:p>21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701">
            <text:p>0.3701</text:p>
          </table:table-cell>
          <table:table-cell office:value-type="float" office:value="0.3681">
            <text:p>0.3681</text:p>
          </table:table-cell>
          <table:table-cell table:style-name="ce4" office:value-type="float" office:value="392200000000000">
            <text:p>3.922E+14</text:p>
          </table:table-cell>
          <table:table-cell table:style-name="Default" office:value-type="float" office:value="1">
            <text:p>1</text:p>
          </table:table-cell>
          <table:table-cell office:value-type="float" office:value="0.6817">
            <text:p>0.6817</text:p>
          </table:table-cell>
          <table:table-cell office:value-type="float" office:value="0.4419">
            <text:p>0.4419</text:p>
          </table:table-cell>
          <table:table-cell office:value-type="float" office:value="255">
            <text:p>255</text:p>
          </table:table-cell>
          <table:table-cell office:value-type="float" office:value="215">
            <text:p>215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662">
            <text:p>0.3662</text:p>
          </table:table-cell>
          <table:table-cell office:value-type="float" office:value="0.3656">
            <text:p>0.3656</text:p>
          </table:table-cell>
          <table:table-cell table:style-name="ce4" office:value-type="float" office:value="450000000000000">
            <text:p>4.500E+14</text:p>
          </table:table-cell>
          <table:table-cell table:style-name="Default" office:value-type="float" office:value="1">
            <text:p>1</text:p>
          </table:table-cell>
          <table:table-cell office:value-type="float" office:value="0.6966">
            <text:p>0.6966</text:p>
          </table:table-cell>
          <table:table-cell office:value-type="float" office:value="0.4668">
            <text:p>0.4668</text:p>
          </table:table-cell>
          <table:table-cell office:value-type="float" office:value="255">
            <text:p>255</text:p>
          </table:table-cell>
          <table:table-cell office:value-type="float" office:value="217">
            <text:p>21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625">
            <text:p>0.3625</text:p>
          </table:table-cell>
          <table:table-cell office:value-type="float" office:value="0.3631">
            <text:p>0.3631</text:p>
          </table:table-cell>
          <table:table-cell table:style-name="ce4" office:value-type="float" office:value="513200000000000">
            <text:p>5.132E+14</text:p>
          </table:table-cell>
          <table:table-cell table:style-name="Default" office:value-type="float" office:value="1">
            <text:p>1</text:p>
          </table:table-cell>
          <table:table-cell office:value-type="float" office:value="0.7111">
            <text:p>0.7111</text:p>
          </table:table-cell>
          <table:table-cell office:value-type="float" office:value="0.4919">
            <text:p>0.4919</text:p>
          </table:table-cell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59">
            <text:p>0.359</text:p>
          </table:table-cell>
          <table:table-cell office:value-type="float" office:value="0.3607">
            <text:p>0.3607</text:p>
          </table:table-cell>
          <table:table-cell table:style-name="ce4" office:value-type="float" office:value="582000000000000">
            <text:p>5.820E+14</text:p>
          </table:table-cell>
          <table:table-cell table:style-name="Default" office:value-type="float" office:value="1">
            <text:p>1</text:p>
          </table:table-cell>
          <table:table-cell office:value-type="float" office:value="0.7253">
            <text:p>0.7253</text:p>
          </table:table-cell>
          <table:table-cell office:value-type="float" office:value="0.517">
            <text:p>0.517</text:p>
          </table:table-cell>
          <table:table-cell office:value-type="float" office:value="255">
            <text:p>255</text:p>
          </table:table-cell>
          <table:table-cell office:value-type="float" office:value="221">
            <text:p>22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557">
            <text:p>0.3557</text:p>
          </table:table-cell>
          <table:table-cell office:value-type="float" office:value="0.3583">
            <text:p>0.3583</text:p>
          </table:table-cell>
          <table:table-cell table:style-name="ce4" office:value-type="float" office:value="656700000000000">
            <text:p>6.567E+14</text:p>
          </table:table-cell>
          <table:table-cell table:style-name="Default" office:value-type="float" office:value="1">
            <text:p>1</text:p>
          </table:table-cell>
          <table:table-cell office:value-type="float" office:value="0.7392">
            <text:p>0.7392</text:p>
          </table:table-cell>
          <table:table-cell office:value-type="float" office:value="0.5422">
            <text:p>0.5422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524">
            <text:p>0.3524</text:p>
          </table:table-cell>
          <table:table-cell office:value-type="float" office:value="0.356">
            <text:p>0.356</text:p>
          </table:table-cell>
          <table:table-cell table:style-name="ce4" office:value-type="float" office:value="737300000000000">
            <text:p>7.373E+14</text:p>
          </table:table-cell>
          <table:table-cell table:style-name="Default" office:value-type="float" office:value="1">
            <text:p>1</text:p>
          </table:table-cell>
          <table:table-cell office:value-type="float" office:value="0.7528">
            <text:p>0.7528</text:p>
          </table:table-cell>
          <table:table-cell office:value-type="float" office:value="0.5675">
            <text:p>0.5675</text:p>
          </table:table-cell>
          <table:table-cell office:value-type="float" office:value="255">
            <text:p>255</text:p>
          </table:table-cell>
          <table:table-cell office:value-type="float" office:value="225">
            <text:p>22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494">
            <text:p>0.3494</text:p>
          </table:table-cell>
          <table:table-cell office:value-type="float" office:value="0.3538">
            <text:p>0.3538</text:p>
          </table:table-cell>
          <table:table-cell table:style-name="ce4" office:value-type="float" office:value="824000000000000">
            <text:p>8.240E+14</text:p>
          </table:table-cell>
          <table:table-cell table:style-name="Default" office:value-type="float" office:value="1">
            <text:p>1</text:p>
          </table:table-cell>
          <table:table-cell office:value-type="float" office:value="0.7661">
            <text:p>0.7661</text:p>
          </table:table-cell>
          <table:table-cell office:value-type="float" office:value="0.5928">
            <text:p>0.5928</text:p>
          </table:table-cell>
          <table:table-cell office:value-type="float" office:value="255">
            <text:p>255</text:p>
          </table:table-cell>
          <table:table-cell office:value-type="float" office:value="227">
            <text:p>227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464">
            <text:p>0.3464</text:p>
          </table:table-cell>
          <table:table-cell office:value-type="float" office:value="0.3516">
            <text:p>0.3516</text:p>
          </table:table-cell>
          <table:table-cell table:style-name="ce4" office:value-type="float" office:value="917000000000000">
            <text:p>9.170E+14</text:p>
          </table:table-cell>
          <table:table-cell table:style-name="Default" office:value-type="float" office:value="1">
            <text:p>1</text:p>
          </table:table-cell>
          <table:table-cell office:value-type="float" office:value="0.7792">
            <text:p>0.7792</text:p>
          </table:table-cell>
          <table:table-cell office:value-type="float" office:value="0.618">
            <text:p>0.618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436">
            <text:p>0.3436</text:p>
          </table:table-cell>
          <table:table-cell office:value-type="float" office:value="0.3494">
            <text:p>0.3494</text:p>
          </table:table-cell>
          <table:table-cell table:style-name="ce4" office:value-type="float" office:value="1.016E+015">
            <text:p>1.016E+15</text:p>
          </table:table-cell>
          <table:table-cell table:style-name="Default" office:value-type="float" office:value="1">
            <text:p>1</text:p>
          </table:table-cell>
          <table:table-cell office:value-type="float" office:value="0.7919">
            <text:p>0.7919</text:p>
          </table:table-cell>
          <table:table-cell office:value-type="float" office:value="0.6433">
            <text:p>0.6433</text:p>
          </table:table-cell>
          <table:table-cell office:value-type="float" office:value="255">
            <text:p>255</text:p>
          </table:table-cell>
          <table:table-cell office:value-type="float" office:value="230">
            <text:p>23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409">
            <text:p>0.3409</text:p>
          </table:table-cell>
          <table:table-cell office:value-type="float" office:value="0.3473">
            <text:p>0.3473</text:p>
          </table:table-cell>
          <table:table-cell table:style-name="ce4" office:value-type="float" office:value="1.122E+015">
            <text:p>1.122E+15</text:p>
          </table:table-cell>
          <table:table-cell table:style-name="Default" office:value-type="float" office:value="1">
            <text:p>1</text:p>
          </table:table-cell>
          <table:table-cell office:value-type="float" office:value="0.8044">
            <text:p>0.8044</text:p>
          </table:table-cell>
          <table:table-cell office:value-type="float" office:value="0.6685">
            <text:p>0.6685</text:p>
          </table:table-cell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383">
            <text:p>0.3383</text:p>
          </table:table-cell>
          <table:table-cell office:value-type="float" office:value="0.3453">
            <text:p>0.3453</text:p>
          </table:table-cell>
          <table:table-cell table:style-name="ce4" office:value-type="float" office:value="1.234E+015">
            <text:p>1.234E+15</text:p>
          </table:table-cell>
          <table:table-cell table:style-name="Default" office:value-type="float" office:value="1">
            <text:p>1</text:p>
          </table:table-cell>
          <table:table-cell office:value-type="float" office:value="0.8167">
            <text:p>0.8167</text:p>
          </table:table-cell>
          <table:table-cell office:value-type="float" office:value="0.6937">
            <text:p>0.6937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358">
            <text:p>0.3358</text:p>
          </table:table-cell>
          <table:table-cell office:value-type="float" office:value="0.3433">
            <text:p>0.3433</text:p>
          </table:table-cell>
          <table:table-cell table:style-name="ce4" office:value-type="float" office:value="1.353E+015">
            <text:p>1.353E+15</text:p>
          </table:table-cell>
          <table:table-cell table:style-name="Default" office:value-type="float" office:value="1">
            <text:p>1</text:p>
          </table:table-cell>
          <table:table-cell office:value-type="float" office:value="0.8286">
            <text:p>0.8286</text:p>
          </table:table-cell>
          <table:table-cell office:value-type="float" office:value="0.7187">
            <text:p>0.7187</text:p>
          </table:table-cell>
          <table:table-cell office:value-type="float" office:value="255">
            <text:p>255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334">
            <text:p>0.3334</text:p>
          </table:table-cell>
          <table:table-cell office:value-type="float" office:value="0.3413">
            <text:p>0.3413</text:p>
          </table:table-cell>
          <table:table-cell table:style-name="ce4" office:value-type="float" office:value="1.479E+015">
            <text:p>1.479E+15</text:p>
          </table:table-cell>
          <table:table-cell table:style-name="Default" office:value-type="float" office:value="1">
            <text:p>1</text:p>
          </table:table-cell>
          <table:table-cell office:value-type="float" office:value="0.8403">
            <text:p>0.8403</text:p>
          </table:table-cell>
          <table:table-cell office:value-type="float" office:value="0.7437">
            <text:p>0.7437</text:p>
          </table:table-cell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311">
            <text:p>0.3311</text:p>
          </table:table-cell>
          <table:table-cell office:value-type="float" office:value="0.3394">
            <text:p>0.3394</text:p>
          </table:table-cell>
          <table:table-cell table:style-name="ce4" office:value-type="float" office:value="1.611E+015">
            <text:p>1.611E+15</text:p>
          </table:table-cell>
          <table:table-cell table:style-name="Default" office:value-type="float" office:value="1">
            <text:p>1</text:p>
          </table:table-cell>
          <table:table-cell office:value-type="float" office:value="0.8518">
            <text:p>0.8518</text:p>
          </table:table-cell>
          <table:table-cell office:value-type="float" office:value="0.7686">
            <text:p>0.7686</text:p>
          </table:table-cell>
          <table:table-cell office:value-type="float" office:value="255">
            <text:p>255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289">
            <text:p>0.3289</text:p>
          </table:table-cell>
          <table:table-cell office:value-type="float" office:value="0.3376">
            <text:p>0.3376</text:p>
          </table:table-cell>
          <table:table-cell table:style-name="ce4" office:value-type="float" office:value="1.75E+015">
            <text:p>1.750E+15</text:p>
          </table:table-cell>
          <table:table-cell table:style-name="Default" office:value-type="float" office:value="1">
            <text:p>1</text:p>
          </table:table-cell>
          <table:table-cell office:value-type="float" office:value="0.863">
            <text:p>0.863</text:p>
          </table:table-cell>
          <table:table-cell office:value-type="float" office:value="0.7933">
            <text:p>0.7933</text:p>
          </table:table-cell>
          <table:table-cell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268">
            <text:p>0.3268</text:p>
          </table:table-cell>
          <table:table-cell office:value-type="float" office:value="0.3358">
            <text:p>0.3358</text:p>
          </table:table-cell>
          <table:table-cell table:style-name="ce4" office:value-type="float" office:value="1.896E+015">
            <text:p>1.896E+15</text:p>
          </table:table-cell>
          <table:table-cell table:style-name="Default" office:value-type="float" office:value="1">
            <text:p>1</text:p>
          </table:table-cell>
          <table:table-cell office:value-type="float" office:value="0.874">
            <text:p>0.874</text:p>
          </table:table-cell>
          <table:table-cell office:value-type="float" office:value="0.8179">
            <text:p>0.8179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247">
            <text:p>0.3247</text:p>
          </table:table-cell>
          <table:table-cell office:value-type="float" office:value="0.3341">
            <text:p>0.3341</text:p>
          </table:table-cell>
          <table:table-cell table:style-name="ce4" office:value-type="float" office:value="2.049E+015">
            <text:p>2.049E+15</text:p>
          </table:table-cell>
          <table:table-cell table:style-name="Default" office:value-type="float" office:value="1">
            <text:p>1</text:p>
          </table:table-cell>
          <table:table-cell office:value-type="float" office:value="0.8847">
            <text:p>0.8847</text:p>
          </table:table-cell>
          <table:table-cell office:value-type="float" office:value="0.8424">
            <text:p>0.8424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228">
            <text:p>0.3228</text:p>
          </table:table-cell>
          <table:table-cell office:value-type="float" office:value="0.3324">
            <text:p>0.3324</text:p>
          </table:table-cell>
          <table:table-cell table:style-name="ce4" office:value-type="float" office:value="2.208E+015">
            <text:p>2.208E+15</text:p>
          </table:table-cell>
          <table:table-cell table:style-name="Default" office:value-type="float" office:value="1">
            <text:p>1</text:p>
          </table:table-cell>
          <table:table-cell office:value-type="float" office:value="0.8952">
            <text:p>0.8952</text:p>
          </table:table-cell>
          <table:table-cell office:value-type="float" office:value="0.8666">
            <text:p>0.8666</text:p>
          </table:table-cell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209">
            <text:p>0.3209</text:p>
          </table:table-cell>
          <table:table-cell office:value-type="float" office:value="0.3307">
            <text:p>0.3307</text:p>
          </table:table-cell>
          <table:table-cell table:style-name="ce4" office:value-type="float" office:value="2.374E+015">
            <text:p>2.374E+15</text:p>
          </table:table-cell>
          <table:table-cell table:style-name="Default" office:value-type="float" office:value="1">
            <text:p>1</text:p>
          </table:table-cell>
          <table:table-cell office:value-type="float" office:value="0.9055">
            <text:p>0.9055</text:p>
          </table:table-cell>
          <table:table-cell office:value-type="float" office:value="0.8907">
            <text:p>0.8907</text:p>
          </table:table-cell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19">
            <text:p>0.319</text:p>
          </table:table-cell>
          <table:table-cell office:value-type="float" office:value="0.3291">
            <text:p>0.3291</text:p>
          </table:table-cell>
          <table:table-cell table:style-name="ce4" office:value-type="float" office:value="2.548E+015">
            <text:p>2.548E+15</text:p>
          </table:table-cell>
          <table:table-cell table:style-name="Default" office:value-type="float" office:value="1">
            <text:p>1</text:p>
          </table:table-cell>
          <table:table-cell office:value-type="float" office:value="0.9156">
            <text:p>0.9156</text:p>
          </table:table-cell>
          <table:table-cell office:value-type="float" office:value="0.9147">
            <text:p>0.9147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45">
            <text:p>245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173">
            <text:p>0.3173</text:p>
          </table:table-cell>
          <table:table-cell office:value-type="float" office:value="0.3275">
            <text:p>0.3275</text:p>
          </table:table-cell>
          <table:table-cell table:style-name="ce4" office:value-type="float" office:value="2.728E+015">
            <text:p>2.728E+15</text:p>
          </table:table-cell>
          <table:table-cell table:style-name="Default" office:value-type="float" office:value="1">
            <text:p>1</text:p>
          </table:table-cell>
          <table:table-cell office:value-type="float" office:value="0.9254">
            <text:p>0.9254</text:p>
          </table:table-cell>
          <table:table-cell office:value-type="float" office:value="0.9384">
            <text:p>0.9384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156">
            <text:p>0.3156</text:p>
          </table:table-cell>
          <table:table-cell office:value-type="float" office:value="0.326">
            <text:p>0.326</text:p>
          </table:table-cell>
          <table:table-cell table:style-name="ce4" office:value-type="float" office:value="2.914E+015">
            <text:p>2.914E+15</text:p>
          </table:table-cell>
          <table:table-cell table:style-name="Default" office:value-type="float" office:value="1">
            <text:p>1</text:p>
          </table:table-cell>
          <table:table-cell office:value-type="float" office:value="0.9351">
            <text:p>0.9351</text:p>
          </table:table-cell>
          <table:table-cell office:value-type="float" office:value="0.9619">
            <text:p>0.9619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14">
            <text:p>0.314</text:p>
          </table:table-cell>
          <table:table-cell office:value-type="float" office:value="0.3245">
            <text:p>0.3245</text:p>
          </table:table-cell>
          <table:table-cell table:style-name="ce4" office:value-type="float" office:value="3.108E+015">
            <text:p>3.108E+15</text:p>
          </table:table-cell>
          <table:table-cell table:style-name="Default" office:value-type="float" office:value="1">
            <text:p>1</text:p>
          </table:table-cell>
          <table:table-cell office:value-type="float" office:value="0.9445">
            <text:p>0.9445</text:p>
          </table:table-cell>
          <table:table-cell office:value-type="float" office:value="0.9853">
            <text:p>0.9853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124">
            <text:p>0.3124</text:p>
          </table:table-cell>
          <table:table-cell office:value-type="float" office:value="0.3231">
            <text:p>0.3231</text:p>
          </table:table-cell>
          <table:table-cell table:style-name="ce4" office:value-type="float" office:value="3.308E+015">
            <text:p>3.308E+15</text:p>
          </table:table-cell>
          <table:table-cell table:style-name="Default" office:value-type="float" office:value="0.9917">
            <text:p>0.9917</text:p>
          </table:table-cell>
          <table:table-cell office:value-type="float" office:value="0.9458">
            <text:p>0.9458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109">
            <text:p>0.3109</text:p>
          </table:table-cell>
          <table:table-cell office:value-type="float" office:value="0.3217">
            <text:p>0.3217</text:p>
          </table:table-cell>
          <table:table-cell table:style-name="ce4" office:value-type="float" office:value="3.515E+015">
            <text:p>3.515E+15</text:p>
          </table:table-cell>
          <table:table-cell table:style-name="Default" office:value-type="float" office:value="0.9696">
            <text:p>0.9696</text:p>
          </table:table-cell>
          <table:table-cell office:value-type="float" office:value="0.9336">
            <text:p>0.9336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094">
            <text:p>0.3094</text:p>
          </table:table-cell>
          <table:table-cell office:value-type="float" office:value="0.3203">
            <text:p>0.3203</text:p>
          </table:table-cell>
          <table:table-cell table:style-name="ce4" office:value-type="float" office:value="3.728E+015">
            <text:p>3.728E+15</text:p>
          </table:table-cell>
          <table:table-cell table:style-name="Default" office:value-type="float" office:value="0.9488">
            <text:p>0.9488</text:p>
          </table:table-cell>
          <table:table-cell office:value-type="float" office:value="0.9219">
            <text:p>0.9219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08">
            <text:p>0.308</text:p>
          </table:table-cell>
          <table:table-cell office:value-type="float" office:value="0.319">
            <text:p>0.319</text:p>
          </table:table-cell>
          <table:table-cell table:style-name="ce4" office:value-type="float" office:value="3.948E+015">
            <text:p>3.948E+15</text:p>
          </table:table-cell>
          <table:table-cell table:style-name="Default" office:value-type="float" office:value="0.929">
            <text:p>0.929</text:p>
          </table:table-cell>
          <table:table-cell office:value-type="float" office:value="0.9107">
            <text:p>0.9107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066">
            <text:p>0.3066</text:p>
          </table:table-cell>
          <table:table-cell office:value-type="float" office:value="0.3177">
            <text:p>0.3177</text:p>
          </table:table-cell>
          <table:table-cell table:style-name="ce4" office:value-type="float" office:value="4.174E+015">
            <text:p>4.174E+15</text:p>
          </table:table-cell>
          <table:table-cell table:style-name="Default" office:value-type="float" office:value="0.9102">
            <text:p>0.9102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053">
            <text:p>0.3053</text:p>
          </table:table-cell>
          <table:table-cell office:value-type="float" office:value="0.3164">
            <text:p>0.3164</text:p>
          </table:table-cell>
          <table:table-cell table:style-name="ce4" office:value-type="float" office:value="4.407E+015">
            <text:p>4.407E+15</text:p>
          </table:table-cell>
          <table:table-cell table:style-name="Default" office:value-type="float" office:value="0.8923">
            <text:p>0.8923</text:p>
          </table:table-cell>
          <table:table-cell office:value-type="float" office:value="0.8897">
            <text:p>0.8897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04">
            <text:p>0.304</text:p>
          </table:table-cell>
          <table:table-cell office:value-type="float" office:value="0.3152">
            <text:p>0.3152</text:p>
          </table:table-cell>
          <table:table-cell table:style-name="ce4" office:value-type="float" office:value="4.647E+015">
            <text:p>4.647E+15</text:p>
          </table:table-cell>
          <table:table-cell table:style-name="Default" office:value-type="float" office:value="0.8753">
            <text:p>0.8753</text:p>
          </table:table-cell>
          <table:table-cell office:value-type="float" office:value="0.8799">
            <text:p>0.8799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028">
            <text:p>0.3028</text:p>
          </table:table-cell>
          <table:table-cell office:value-type="float" office:value="0.314">
            <text:p>0.314</text:p>
          </table:table-cell>
          <table:table-cell table:style-name="ce4" office:value-type="float" office:value="4.892E+015">
            <text:p>4.892E+15</text:p>
          </table:table-cell>
          <table:table-cell table:style-name="Default" office:value-type="float" office:value="0.8591">
            <text:p>0.8591</text:p>
          </table:table-cell>
          <table:table-cell office:value-type="float" office:value="0.8704">
            <text:p>0.8704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016">
            <text:p>0.3016</text:p>
          </table:table-cell>
          <table:table-cell office:value-type="float" office:value="0.3128">
            <text:p>0.3128</text:p>
          </table:table-cell>
          <table:table-cell table:style-name="ce4" office:value-type="float" office:value="5.144E+015">
            <text:p>5.144E+15</text:p>
          </table:table-cell>
          <table:table-cell table:style-name="Default" office:value-type="float" office:value="0.8437">
            <text:p>0.8437</text:p>
          </table:table-cell>
          <table:table-cell office:value-type="float" office:value="0.8614">
            <text:p>0.8614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3004">
            <text:p>0.3004</text:p>
          </table:table-cell>
          <table:table-cell office:value-type="float" office:value="0.3117">
            <text:p>0.3117</text:p>
          </table:table-cell>
          <table:table-cell table:style-name="ce4" office:value-type="float" office:value="5.402E+015">
            <text:p>5.402E+15</text:p>
          </table:table-cell>
          <table:table-cell table:style-name="Default" office:value-type="float" office:value="0.8289">
            <text:p>0.8289</text:p>
          </table:table-cell>
          <table:table-cell office:value-type="float" office:value="0.8527">
            <text:p>0.8527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93">
            <text:p>0.2993</text:p>
          </table:table-cell>
          <table:table-cell office:value-type="float" office:value="0.3106">
            <text:p>0.3106</text:p>
          </table:table-cell>
          <table:table-cell table:style-name="ce4" office:value-type="float" office:value="5.666E+015">
            <text:p>5.666E+15</text:p>
          </table:table-cell>
          <table:table-cell table:style-name="Default" office:value-type="float" office:value="0.8149">
            <text:p>0.8149</text:p>
          </table:table-cell>
          <table:table-cell office:value-type="float" office:value="0.8443">
            <text:p>0.8443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82">
            <text:p>0.2982</text:p>
          </table:table-cell>
          <table:table-cell office:value-type="float" office:value="0.3095">
            <text:p>0.3095</text:p>
          </table:table-cell>
          <table:table-cell table:style-name="ce4" office:value-type="float" office:value="5.937E+015">
            <text:p>5.937E+15</text:p>
          </table:table-cell>
          <table:table-cell table:style-name="Default" office:value-type="float" office:value="0.8014">
            <text:p>0.8014</text:p>
          </table:table-cell>
          <table:table-cell office:value-type="float" office:value="0.8363">
            <text:p>0.8363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71">
            <text:p>0.2971</text:p>
          </table:table-cell>
          <table:table-cell office:value-type="float" office:value="0.3084">
            <text:p>0.3084</text:p>
          </table:table-cell>
          <table:table-cell table:style-name="ce4" office:value-type="float" office:value="6.213E+015">
            <text:p>6.213E+15</text:p>
          </table:table-cell>
          <table:table-cell table:style-name="Default" office:value-type="float" office:value="0.7885">
            <text:p>0.7885</text:p>
          </table:table-cell>
          <table:table-cell office:value-type="float" office:value="0.8285">
            <text:p>0.8285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61">
            <text:p>0.2961</text:p>
          </table:table-cell>
          <table:table-cell office:value-type="float" office:value="0.3074">
            <text:p>0.3074</text:p>
          </table:table-cell>
          <table:table-cell table:style-name="ce4" office:value-type="float" office:value="6.495E+015">
            <text:p>6.495E+15</text:p>
          </table:table-cell>
          <table:table-cell table:style-name="Default" office:value-type="float" office:value="0.7762">
            <text:p>0.7762</text:p>
          </table:table-cell>
          <table:table-cell office:value-type="float" office:value="0.8211">
            <text:p>0.8211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51">
            <text:p>0.2951</text:p>
          </table:table-cell>
          <table:table-cell office:value-type="float" office:value="0.3064">
            <text:p>0.3064</text:p>
          </table:table-cell>
          <table:table-cell table:style-name="ce4" office:value-type="float" office:value="6.783E+015">
            <text:p>6.783E+15</text:p>
          </table:table-cell>
          <table:table-cell table:style-name="Default" office:value-type="float" office:value="0.7644">
            <text:p>0.7644</text:p>
          </table:table-cell>
          <table:table-cell office:value-type="float" office:value="0.8139">
            <text:p>0.8139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42">
            <text:p>0.2942</text:p>
          </table:table-cell>
          <table:table-cell office:value-type="float" office:value="0.3054">
            <text:p>0.3054</text:p>
          </table:table-cell>
          <table:table-cell table:style-name="ce4" office:value-type="float" office:value="7.076E+015">
            <text:p>7.076E+15</text:p>
          </table:table-cell>
          <table:table-cell table:style-name="Default" office:value-type="float" office:value="0.7531">
            <text:p>0.7531</text:p>
          </table:table-cell>
          <table:table-cell office:value-type="float" office:value="0.8069">
            <text:p>0.8069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32">
            <text:p>23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32">
            <text:p>0.2932</text:p>
          </table:table-cell>
          <table:table-cell office:value-type="float" office:value="0.3044">
            <text:p>0.3044</text:p>
          </table:table-cell>
          <table:table-cell table:style-name="ce4" office:value-type="float" office:value="7.376E+015">
            <text:p>7.376E+15</text:p>
          </table:table-cell>
          <table:table-cell table:style-name="Default" office:value-type="float" office:value="0.7423">
            <text:p>0.7423</text:p>
          </table:table-cell>
          <table:table-cell office:value-type="float" office:value="0.8002">
            <text:p>0.8002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23">
            <text:p>0.2923</text:p>
          </table:table-cell>
          <table:table-cell office:value-type="float" office:value="0.3035">
            <text:p>0.3035</text:p>
          </table:table-cell>
          <table:table-cell table:style-name="ce4" office:value-type="float" office:value="7.681E+015">
            <text:p>7.681E+15</text:p>
          </table:table-cell>
          <table:table-cell table:style-name="Default" office:value-type="float" office:value="0.7319">
            <text:p>0.7319</text:p>
          </table:table-cell>
          <table:table-cell office:value-type="float" office:value="0.7938">
            <text:p>0.7938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14">
            <text:p>0.2914</text:p>
          </table:table-cell>
          <table:table-cell office:value-type="float" office:value="0.3026">
            <text:p>0.3026</text:p>
          </table:table-cell>
          <table:table-cell table:style-name="ce4" office:value-type="float" office:value="7.991E+015">
            <text:p>7.991E+15</text:p>
          </table:table-cell>
          <table:table-cell table:style-name="Default" office:value-type="float" office:value="0.7219">
            <text:p>0.7219</text:p>
          </table:table-cell>
          <table:table-cell office:value-type="float" office:value="0.7875">
            <text:p>0.7875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230">
            <text:p>23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906">
            <text:p>0.2906</text:p>
          </table:table-cell>
          <table:table-cell office:value-type="float" office:value="0.3017">
            <text:p>0.3017</text:p>
          </table:table-cell>
          <table:table-cell table:style-name="ce4" office:value-type="float" office:value="8.307E+015">
            <text:p>8.307E+15</text:p>
          </table:table-cell>
          <table:table-cell table:style-name="Default" office:value-type="float" office:value="0.7123">
            <text:p>0.7123</text:p>
          </table:table-cell>
          <table:table-cell office:value-type="float" office:value="0.7815">
            <text:p>0.7815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97">
            <text:p>0.2897</text:p>
          </table:table-cell>
          <table:table-cell office:value-type="float" office:value="0.3008">
            <text:p>0.3008</text:p>
          </table:table-cell>
          <table:table-cell table:style-name="ce4" office:value-type="float" office:value="8.628E+015">
            <text:p>8.628E+15</text:p>
          </table:table-cell>
          <table:table-cell table:style-name="Default" office:value-type="float" office:value="0.703">
            <text:p>0.703</text:p>
          </table:table-cell>
          <table:table-cell office:value-type="float" office:value="0.7757">
            <text:p>0.7757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89">
            <text:p>0.2889</text:p>
          </table:table-cell>
          <table:table-cell office:value-type="float" office:value="0.3">
            <text:p>0.3</text:p>
          </table:table-cell>
          <table:table-cell table:style-name="ce4" office:value-type="float" office:value="8.954E+015">
            <text:p>8.954E+15</text:p>
          </table:table-cell>
          <table:table-cell table:style-name="Default" office:value-type="float" office:value="0.6941">
            <text:p>0.6941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81">
            <text:p>0.2881</text:p>
          </table:table-cell>
          <table:table-cell office:value-type="float" office:value="0.2992">
            <text:p>0.2992</text:p>
          </table:table-cell>
          <table:table-cell table:style-name="ce4" office:value-type="float" office:value="9.285E+015">
            <text:p>9.285E+15</text:p>
          </table:table-cell>
          <table:table-cell table:style-name="Default" office:value-type="float" office:value="0.6856">
            <text:p>0.6856</text:p>
          </table:table-cell>
          <table:table-cell office:value-type="float" office:value="0.7645">
            <text:p>0.7645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227">
            <text:p>22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74">
            <text:p>0.2874</text:p>
          </table:table-cell>
          <table:table-cell office:value-type="float" office:value="0.2983">
            <text:p>0.2983</text:p>
          </table:table-cell>
          <table:table-cell table:style-name="ce4" office:value-type="float" office:value="9.622E+015">
            <text:p>9.622E+15</text:p>
          </table:table-cell>
          <table:table-cell table:style-name="Default" office:value-type="float" office:value="0.6773">
            <text:p>0.6773</text:p>
          </table:table-cell>
          <table:table-cell office:value-type="float" office:value="0.7593">
            <text:p>0.7593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66">
            <text:p>0.2866</text:p>
          </table:table-cell>
          <table:table-cell office:value-type="float" office:value="0.2976">
            <text:p>0.2976</text:p>
          </table:table-cell>
          <table:table-cell table:style-name="ce4" office:value-type="float" office:value="9.964E+015">
            <text:p>9.964E+15</text:p>
          </table:table-cell>
          <table:table-cell table:style-name="Default" office:value-type="float" office:value="0.6693">
            <text:p>0.6693</text:p>
          </table:table-cell>
          <table:table-cell office:value-type="float" office:value="0.7541">
            <text:p>0.7541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25">
            <text:p>22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100">
            <text:p>9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59">
            <text:p>0.2859</text:p>
          </table:table-cell>
          <table:table-cell office:value-type="float" office:value="0.2968">
            <text:p>0.2968</text:p>
          </table:table-cell>
          <table:table-cell table:style-name="ce4" office:value-type="float" office:value="1.031E+016">
            <text:p>1.031E+16</text:p>
          </table:table-cell>
          <table:table-cell table:style-name="Default" office:value-type="float" office:value="0.6617">
            <text:p>0.6617</text:p>
          </table:table-cell>
          <table:table-cell office:value-type="float" office:value="0.7492">
            <text:p>0.7492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52">
            <text:p>0.2852</text:p>
          </table:table-cell>
          <table:table-cell office:value-type="float" office:value="0.296">
            <text:p>0.296</text:p>
          </table:table-cell>
          <table:table-cell table:style-name="ce4" office:value-type="float" office:value="1.066E+016">
            <text:p>1.066E+16</text:p>
          </table:table-cell>
          <table:table-cell table:style-name="Default" office:value-type="float" office:value="0.6543">
            <text:p>0.6543</text:p>
          </table:table-cell>
          <table:table-cell office:value-type="float" office:value="0.7444">
            <text:p>0.7444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300">
            <text:p>9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45">
            <text:p>0.2845</text:p>
          </table:table-cell>
          <table:table-cell office:value-type="float" office:value="0.2953">
            <text:p>0.2953</text:p>
          </table:table-cell>
          <table:table-cell table:style-name="ce4" office:value-type="float" office:value="1.102E+016">
            <text:p>1.102E+16</text:p>
          </table:table-cell>
          <table:table-cell table:style-name="Default" office:value-type="float" office:value="0.6471">
            <text:p>0.6471</text:p>
          </table:table-cell>
          <table:table-cell office:value-type="float" office:value="0.7397">
            <text:p>0.7397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39">
            <text:p>0.2839</text:p>
          </table:table-cell>
          <table:table-cell office:value-type="float" office:value="0.2946">
            <text:p>0.2946</text:p>
          </table:table-cell>
          <table:table-cell table:style-name="ce4" office:value-type="float" office:value="1.138E+016">
            <text:p>1.138E+16</text:p>
          </table:table-cell>
          <table:table-cell table:style-name="Default" office:value-type="float" office:value="0.6402">
            <text:p>0.6402</text:p>
          </table:table-cell>
          <table:table-cell office:value-type="float" office:value="0.7352">
            <text:p>0.7352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32">
            <text:p>0.2832</text:p>
          </table:table-cell>
          <table:table-cell office:value-type="float" office:value="0.2939">
            <text:p>0.2939</text:p>
          </table:table-cell>
          <table:table-cell table:style-name="ce4" office:value-type="float" office:value="1.174E+016">
            <text:p>1.174E+16</text:p>
          </table:table-cell>
          <table:table-cell table:style-name="Default" office:value-type="float" office:value="0.6335">
            <text:p>0.6335</text:p>
          </table:table-cell>
          <table:table-cell office:value-type="float" office:value="0.7308">
            <text:p>0.7308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222">
            <text:p>22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26">
            <text:p>0.2826</text:p>
          </table:table-cell>
          <table:table-cell office:value-type="float" office:value="0.2932">
            <text:p>0.2932</text:p>
          </table:table-cell>
          <table:table-cell table:style-name="ce4" office:value-type="float" office:value="1.211E+016">
            <text:p>1.211E+16</text:p>
          </table:table-cell>
          <table:table-cell table:style-name="Default" office:value-type="float" office:value="0.6271">
            <text:p>0.6271</text:p>
          </table:table-cell>
          <table:table-cell office:value-type="float" office:value="0.7265">
            <text:p>0.7265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700">
            <text:p>9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2">
            <text:p>0.282</text:p>
          </table:table-cell>
          <table:table-cell office:value-type="float" office:value="0.2925">
            <text:p>0.2925</text:p>
          </table:table-cell>
          <table:table-cell table:style-name="ce4" office:value-type="float" office:value="1.249E+016">
            <text:p>1.249E+16</text:p>
          </table:table-cell>
          <table:table-cell table:style-name="Default" office:value-type="float" office:value="0.6208">
            <text:p>0.6208</text:p>
          </table:table-cell>
          <table:table-cell office:value-type="float" office:value="0.7224">
            <text:p>0.7224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13">
            <text:p>0.2813</text:p>
          </table:table-cell>
          <table:table-cell office:value-type="float" office:value="0.2918">
            <text:p>0.2918</text:p>
          </table:table-cell>
          <table:table-cell table:style-name="ce4" office:value-type="float" office:value="1.287E+016">
            <text:p>1.287E+16</text:p>
          </table:table-cell>
          <table:table-cell table:style-name="Default" office:value-type="float" office:value="0.6148">
            <text:p>0.6148</text:p>
          </table:table-cell>
          <table:table-cell office:value-type="float" office:value="0.7183">
            <text:p>0.7183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220">
            <text:p>22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900">
            <text:p>9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08">
            <text:p>0.2808</text:p>
          </table:table-cell>
          <table:table-cell office:value-type="float" office:value="0.2912">
            <text:p>0.2912</text:p>
          </table:table-cell>
          <table:table-cell table:style-name="ce4" office:value-type="float" office:value="1.325E+016">
            <text:p>1.325E+16</text:p>
          </table:table-cell>
          <table:table-cell table:style-name="Default" office:value-type="float" office:value="0.6089">
            <text:p>0.6089</text:p>
          </table:table-cell>
          <table:table-cell office:value-type="float" office:value="0.7144">
            <text:p>0.7144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802">
            <text:p>0.2802</text:p>
          </table:table-cell>
          <table:table-cell office:value-type="float" office:value="0.2905">
            <text:p>0.2905</text:p>
          </table:table-cell>
          <table:table-cell table:style-name="ce4" office:value-type="float" office:value="1.364E+016">
            <text:p>1.364E+16</text:p>
          </table:table-cell>
          <table:table-cell table:style-name="Default" office:value-type="float" office:value="0.6033">
            <text:p>0.6033</text:p>
          </table:table-cell>
          <table:table-cell office:value-type="float" office:value="0.7106">
            <text:p>0.7106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19">
            <text:p>21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100">
            <text:p>10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96">
            <text:p>0.2796</text:p>
          </table:table-cell>
          <table:table-cell office:value-type="float" office:value="0.2899">
            <text:p>0.2899</text:p>
          </table:table-cell>
          <table:table-cell table:style-name="ce4" office:value-type="float" office:value="1.403E+016">
            <text:p>1.403E+16</text:p>
          </table:table-cell>
          <table:table-cell table:style-name="Default" office:value-type="float" office:value="0.5978">
            <text:p>0.5978</text:p>
          </table:table-cell>
          <table:table-cell office:value-type="float" office:value="0.7069">
            <text:p>0.7069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9">
            <text:p>21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200">
            <text:p>10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91">
            <text:p>0.2791</text:p>
          </table:table-cell>
          <table:table-cell office:value-type="float" office:value="0.2893">
            <text:p>0.2893</text:p>
          </table:table-cell>
          <table:table-cell table:style-name="ce4" office:value-type="float" office:value="1.442E+016">
            <text:p>1.442E+16</text:p>
          </table:table-cell>
          <table:table-cell table:style-name="Default" office:value-type="float" office:value="0.5925">
            <text:p>0.5925</text:p>
          </table:table-cell>
          <table:table-cell office:value-type="float" office:value="0.7033">
            <text:p>0.703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300">
            <text:p>10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85">
            <text:p>0.2785</text:p>
          </table:table-cell>
          <table:table-cell office:value-type="float" office:value="0.2887">
            <text:p>0.2887</text:p>
          </table:table-cell>
          <table:table-cell table:style-name="ce4" office:value-type="float" office:value="1.482E+016">
            <text:p>1.482E+16</text:p>
          </table:table-cell>
          <table:table-cell table:style-name="Default" office:value-type="float" office:value="0.5873">
            <text:p>0.5873</text:p>
          </table:table-cell>
          <table:table-cell office:value-type="float" office:value="0.6998">
            <text:p>0.6998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18">
            <text:p>21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400">
            <text:p>10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8">
            <text:p>0.278</text:p>
          </table:table-cell>
          <table:table-cell office:value-type="float" office:value="0.2881">
            <text:p>0.2881</text:p>
          </table:table-cell>
          <table:table-cell table:style-name="ce4" office:value-type="float" office:value="1.523E+016">
            <text:p>1.523E+16</text:p>
          </table:table-cell>
          <table:table-cell table:style-name="Default" office:value-type="float" office:value="0.5823">
            <text:p>0.5823</text:p>
          </table:table-cell>
          <table:table-cell office:value-type="float" office:value="0.6964">
            <text:p>0.6964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17">
            <text:p>21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75">
            <text:p>0.2775</text:p>
          </table:table-cell>
          <table:table-cell office:value-type="float" office:value="0.2876">
            <text:p>0.2876</text:p>
          </table:table-cell>
          <table:table-cell table:style-name="ce4" office:value-type="float" office:value="1.563E+016">
            <text:p>1.563E+16</text:p>
          </table:table-cell>
          <table:table-cell table:style-name="Default" office:value-type="float" office:value="0.5774">
            <text:p>0.5774</text:p>
          </table:table-cell>
          <table:table-cell office:value-type="float" office:value="0.693">
            <text:p>0.693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17">
            <text:p>21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600">
            <text:p>10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7">
            <text:p>0.277</text:p>
          </table:table-cell>
          <table:table-cell office:value-type="float" office:value="0.287">
            <text:p>0.287</text:p>
          </table:table-cell>
          <table:table-cell table:style-name="ce4" office:value-type="float" office:value="1.605E+016">
            <text:p>1.605E+16</text:p>
          </table:table-cell>
          <table:table-cell table:style-name="Default" office:value-type="float" office:value="0.5727">
            <text:p>0.5727</text:p>
          </table:table-cell>
          <table:table-cell office:value-type="float" office:value="0.6898">
            <text:p>0.6898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700">
            <text:p>10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65">
            <text:p>0.2765</text:p>
          </table:table-cell>
          <table:table-cell office:value-type="float" office:value="0.2865">
            <text:p>0.2865</text:p>
          </table:table-cell>
          <table:table-cell table:style-name="ce4" office:value-type="float" office:value="1.646E+016">
            <text:p>1.646E+16</text:p>
          </table:table-cell>
          <table:table-cell table:style-name="Default" office:value-type="float" office:value="0.5681">
            <text:p>0.5681</text:p>
          </table:table-cell>
          <table:table-cell office:value-type="float" office:value="0.6866">
            <text:p>0.686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800">
            <text:p>10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61">
            <text:p>0.2761</text:p>
          </table:table-cell>
          <table:table-cell office:value-type="float" office:value="0.2859">
            <text:p>0.2859</text:p>
          </table:table-cell>
          <table:table-cell table:style-name="ce4" office:value-type="float" office:value="1.688E+016">
            <text:p>1.688E+16</text:p>
          </table:table-cell>
          <table:table-cell table:style-name="Default" office:value-type="float" office:value="0.5637">
            <text:p>0.5637</text:p>
          </table:table-cell>
          <table:table-cell office:value-type="float" office:value="0.6836">
            <text:p>0.6836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900">
            <text:p>10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56">
            <text:p>0.2756</text:p>
          </table:table-cell>
          <table:table-cell office:value-type="float" office:value="0.2854">
            <text:p>0.2854</text:p>
          </table:table-cell>
          <table:table-cell table:style-name="ce4" office:value-type="float" office:value="1.73E+016">
            <text:p>1.730E+16</text:p>
          </table:table-cell>
          <table:table-cell table:style-name="Default" office:value-type="float" office:value="0.5593">
            <text:p>0.5593</text:p>
          </table:table-cell>
          <table:table-cell office:value-type="float" office:value="0.6806">
            <text:p>0.6806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215">
            <text:p>21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51">
            <text:p>0.2751</text:p>
          </table:table-cell>
          <table:table-cell office:value-type="float" office:value="0.2849">
            <text:p>0.2849</text:p>
          </table:table-cell>
          <table:table-cell table:style-name="ce4" office:value-type="float" office:value="1.773E+016">
            <text:p>1.773E+16</text:p>
          </table:table-cell>
          <table:table-cell table:style-name="Default" office:value-type="float" office:value="0.5551">
            <text:p>0.5551</text:p>
          </table:table-cell>
          <table:table-cell office:value-type="float" office:value="0.6776">
            <text:p>0.6776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15">
            <text:p>21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47">
            <text:p>0.2747</text:p>
          </table:table-cell>
          <table:table-cell office:value-type="float" office:value="0.2844">
            <text:p>0.2844</text:p>
          </table:table-cell>
          <table:table-cell table:style-name="ce4" office:value-type="float" office:value="1.816E+016">
            <text:p>1.816E+16</text:p>
          </table:table-cell>
          <table:table-cell table:style-name="Default" office:value-type="float" office:value="0.551">
            <text:p>0.551</text:p>
          </table:table-cell>
          <table:table-cell office:value-type="float" office:value="0.6748">
            <text:p>0.6748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14">
            <text:p>21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200">
            <text:p>11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43">
            <text:p>0.2743</text:p>
          </table:table-cell>
          <table:table-cell office:value-type="float" office:value="0.2839">
            <text:p>0.2839</text:p>
          </table:table-cell>
          <table:table-cell table:style-name="ce4" office:value-type="float" office:value="1.859E+016">
            <text:p>1.859E+16</text:p>
          </table:table-cell>
          <table:table-cell table:style-name="Default" office:value-type="float" office:value="0.547">
            <text:p>0.547</text:p>
          </table:table-cell>
          <table:table-cell office:value-type="float" office:value="0.672">
            <text:p>0.672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14">
            <text:p>21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300">
            <text:p>11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38">
            <text:p>0.2738</text:p>
          </table:table-cell>
          <table:table-cell office:value-type="float" office:value="0.2834">
            <text:p>0.2834</text:p>
          </table:table-cell>
          <table:table-cell table:style-name="ce4" office:value-type="float" office:value="1.903E+016">
            <text:p>1.903E+16</text:p>
          </table:table-cell>
          <table:table-cell table:style-name="Default" office:value-type="float" office:value="0.5432">
            <text:p>0.5432</text:p>
          </table:table-cell>
          <table:table-cell office:value-type="float" office:value="0.6693">
            <text:p>0.669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14">
            <text:p>21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400">
            <text:p>11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34">
            <text:p>0.2734</text:p>
          </table:table-cell>
          <table:table-cell office:value-type="float" office:value="0.2829">
            <text:p>0.2829</text:p>
          </table:table-cell>
          <table:table-cell table:style-name="ce4" office:value-type="float" office:value="1.947E+016">
            <text:p>1.947E+16</text:p>
          </table:table-cell>
          <table:table-cell table:style-name="Default" office:value-type="float" office:value="0.5394">
            <text:p>0.5394</text:p>
          </table:table-cell>
          <table:table-cell office:value-type="float" office:value="0.6666">
            <text:p>0.6666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500">
            <text:p>11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3">
            <text:p>0.273</text:p>
          </table:table-cell>
          <table:table-cell office:value-type="float" office:value="0.2825">
            <text:p>0.2825</text:p>
          </table:table-cell>
          <table:table-cell table:style-name="ce4" office:value-type="float" office:value="1.991E+016">
            <text:p>1.991E+16</text:p>
          </table:table-cell>
          <table:table-cell table:style-name="Default" office:value-type="float" office:value="0.5357">
            <text:p>0.5357</text:p>
          </table:table-cell>
          <table:table-cell office:value-type="float" office:value="0.664">
            <text:p>0.664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600">
            <text:p>11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26">
            <text:p>0.2726</text:p>
          </table:table-cell>
          <table:table-cell office:value-type="float" office:value="0.282">
            <text:p>0.282</text:p>
          </table:table-cell>
          <table:table-cell table:style-name="ce4" office:value-type="float" office:value="2.036E+016">
            <text:p>2.036E+16</text:p>
          </table:table-cell>
          <table:table-cell table:style-name="Default" office:value-type="float" office:value="0.5322">
            <text:p>0.5322</text:p>
          </table:table-cell>
          <table:table-cell office:value-type="float" office:value="0.6615">
            <text:p>0.6615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212">
            <text:p>21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700">
            <text:p>11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22">
            <text:p>0.2722</text:p>
          </table:table-cell>
          <table:table-cell office:value-type="float" office:value="0.2816">
            <text:p>0.2816</text:p>
          </table:table-cell>
          <table:table-cell table:style-name="ce4" office:value-type="float" office:value="2.081E+016">
            <text:p>2.081E+16</text:p>
          </table:table-cell>
          <table:table-cell table:style-name="Default" office:value-type="float" office:value="0.5287">
            <text:p>0.5287</text:p>
          </table:table-cell>
          <table:table-cell office:value-type="float" office:value="0.659">
            <text:p>0.659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12">
            <text:p>21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800">
            <text:p>11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19">
            <text:p>0.2719</text:p>
          </table:table-cell>
          <table:table-cell office:value-type="float" office:value="0.2811">
            <text:p>0.2811</text:p>
          </table:table-cell>
          <table:table-cell table:style-name="ce4" office:value-type="float" office:value="2.126E+016">
            <text:p>2.126E+16</text:p>
          </table:table-cell>
          <table:table-cell table:style-name="Default" office:value-type="float" office:value="0.5253">
            <text:p>0.5253</text:p>
          </table:table-cell>
          <table:table-cell office:value-type="float" office:value="0.6566">
            <text:p>0.6566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12">
            <text:p>21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900">
            <text:p>11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15">
            <text:p>0.2715</text:p>
          </table:table-cell>
          <table:table-cell office:value-type="float" office:value="0.2807">
            <text:p>0.2807</text:p>
          </table:table-cell>
          <table:table-cell table:style-name="ce4" office:value-type="float" office:value="2.171E+016">
            <text:p>2.171E+16</text:p>
          </table:table-cell>
          <table:table-cell table:style-name="Default" office:value-type="float" office:value="0.522">
            <text:p>0.522</text:p>
          </table:table-cell>
          <table:table-cell office:value-type="float" office:value="0.6542">
            <text:p>0.654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11">
            <text:p>21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11">
            <text:p>0.2711</text:p>
          </table:table-cell>
          <table:table-cell office:value-type="float" office:value="0.2803">
            <text:p>0.2803</text:p>
          </table:table-cell>
          <table:table-cell table:style-name="ce4" office:value-type="float" office:value="2.217E+016">
            <text:p>2.217E+16</text:p>
          </table:table-cell>
          <table:table-cell table:style-name="Default" office:value-type="float" office:value="0.5187">
            <text:p>0.5187</text:p>
          </table:table-cell>
          <table:table-cell office:value-type="float" office:value="0.6519">
            <text:p>0.6519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11">
            <text:p>21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100">
            <text:p>12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08">
            <text:p>0.2708</text:p>
          </table:table-cell>
          <table:table-cell office:value-type="float" office:value="0.2799">
            <text:p>0.2799</text:p>
          </table:table-cell>
          <table:table-cell table:style-name="ce4" office:value-type="float" office:value="2.263E+016">
            <text:p>2.263E+16</text:p>
          </table:table-cell>
          <table:table-cell table:style-name="Default" office:value-type="float" office:value="0.5156">
            <text:p>0.5156</text:p>
          </table:table-cell>
          <table:table-cell office:value-type="float" office:value="0.6497">
            <text:p>0.6497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211">
            <text:p>21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200">
            <text:p>12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04">
            <text:p>0.2704</text:p>
          </table:table-cell>
          <table:table-cell office:value-type="float" office:value="0.2794">
            <text:p>0.2794</text:p>
          </table:table-cell>
          <table:table-cell table:style-name="ce4" office:value-type="float" office:value="2.31E+016">
            <text:p>2.310E+16</text:p>
          </table:table-cell>
          <table:table-cell table:style-name="Default" office:value-type="float" office:value="0.5125">
            <text:p>0.5125</text:p>
          </table:table-cell>
          <table:table-cell office:value-type="float" office:value="0.6474">
            <text:p>0.6474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300">
            <text:p>12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701">
            <text:p>0.2701</text:p>
          </table:table-cell>
          <table:table-cell office:value-type="float" office:value="0.279">
            <text:p>0.279</text:p>
          </table:table-cell>
          <table:table-cell table:style-name="ce4" office:value-type="float" office:value="2.356E+016">
            <text:p>2.356E+16</text:p>
          </table:table-cell>
          <table:table-cell table:style-name="Default" office:value-type="float" office:value="0.5095">
            <text:p>0.5095</text:p>
          </table:table-cell>
          <table:table-cell office:value-type="float" office:value="0.6453">
            <text:p>0.6453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400">
            <text:p>12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97">
            <text:p>0.2697</text:p>
          </table:table-cell>
          <table:table-cell office:value-type="float" office:value="0.2786">
            <text:p>0.2786</text:p>
          </table:table-cell>
          <table:table-cell table:style-name="ce4" office:value-type="float" office:value="2.403E+016">
            <text:p>2.403E+16</text:p>
          </table:table-cell>
          <table:table-cell table:style-name="Default" office:value-type="float" office:value="0.5066">
            <text:p>0.5066</text:p>
          </table:table-cell>
          <table:table-cell office:value-type="float" office:value="0.6432">
            <text:p>0.6432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94">
            <text:p>0.2694</text:p>
          </table:table-cell>
          <table:table-cell office:value-type="float" office:value="0.2783">
            <text:p>0.2783</text:p>
          </table:table-cell>
          <table:table-cell table:style-name="ce4" office:value-type="float" office:value="2.451E+016">
            <text:p>2.451E+16</text:p>
          </table:table-cell>
          <table:table-cell table:style-name="Default" office:value-type="float" office:value="0.5037">
            <text:p>0.5037</text:p>
          </table:table-cell>
          <table:table-cell office:value-type="float" office:value="0.6411">
            <text:p>0.6411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600">
            <text:p>12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91">
            <text:p>0.2691</text:p>
          </table:table-cell>
          <table:table-cell office:value-type="float" office:value="0.2779">
            <text:p>0.2779</text:p>
          </table:table-cell>
          <table:table-cell table:style-name="ce4" office:value-type="float" office:value="2.498E+016">
            <text:p>2.498E+16</text:p>
          </table:table-cell>
          <table:table-cell table:style-name="Default" office:value-type="float" office:value="0.5009">
            <text:p>0.5009</text:p>
          </table:table-cell>
          <table:table-cell office:value-type="float" office:value="0.6391">
            <text:p>0.6391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700">
            <text:p>12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88">
            <text:p>0.2688</text:p>
          </table:table-cell>
          <table:table-cell office:value-type="float" office:value="0.2775">
            <text:p>0.2775</text:p>
          </table:table-cell>
          <table:table-cell table:style-name="ce4" office:value-type="float" office:value="2.546E+016">
            <text:p>2.546E+16</text:p>
          </table:table-cell>
          <table:table-cell table:style-name="Default" office:value-type="float" office:value="0.4982">
            <text:p>0.4982</text:p>
          </table:table-cell>
          <table:table-cell office:value-type="float" office:value="0.6371">
            <text:p>0.6371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84">
            <text:p>0.2684</text:p>
          </table:table-cell>
          <table:table-cell office:value-type="float" office:value="0.2771">
            <text:p>0.2771</text:p>
          </table:table-cell>
          <table:table-cell table:style-name="ce4" office:value-type="float" office:value="2.594E+016">
            <text:p>2.594E+16</text:p>
          </table:table-cell>
          <table:table-cell table:style-name="Default" office:value-type="float" office:value="0.4955">
            <text:p>0.4955</text:p>
          </table:table-cell>
          <table:table-cell office:value-type="float" office:value="0.6351">
            <text:p>0.6351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900">
            <text:p>12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81">
            <text:p>0.2681</text:p>
          </table:table-cell>
          <table:table-cell office:value-type="float" office:value="0.2768">
            <text:p>0.2768</text:p>
          </table:table-cell>
          <table:table-cell table:style-name="ce4" office:value-type="float" office:value="2.643E+016">
            <text:p>2.643E+16</text:p>
          </table:table-cell>
          <table:table-cell table:style-name="Default" office:value-type="float" office:value="0.4929">
            <text:p>0.4929</text:p>
          </table:table-cell>
          <table:table-cell office:value-type="float" office:value="0.6332">
            <text:p>0.6332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08">
            <text:p>20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78">
            <text:p>0.2678</text:p>
          </table:table-cell>
          <table:table-cell office:value-type="float" office:value="0.2764">
            <text:p>0.2764</text:p>
          </table:table-cell>
          <table:table-cell table:style-name="ce4" office:value-type="float" office:value="2.691E+016">
            <text:p>2.691E+16</text:p>
          </table:table-cell>
          <table:table-cell table:style-name="Default" office:value-type="float" office:value="0.4904">
            <text:p>0.4904</text:p>
          </table:table-cell>
          <table:table-cell office:value-type="float" office:value="0.6314">
            <text:p>0.6314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08">
            <text:p>20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100">
            <text:p>13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75">
            <text:p>0.2675</text:p>
          </table:table-cell>
          <table:table-cell office:value-type="float" office:value="0.2761">
            <text:p>0.2761</text:p>
          </table:table-cell>
          <table:table-cell table:style-name="ce4" office:value-type="float" office:value="2.74E+016">
            <text:p>2.740E+16</text:p>
          </table:table-cell>
          <table:table-cell table:style-name="Default" office:value-type="float" office:value="0.4879">
            <text:p>0.4879</text:p>
          </table:table-cell>
          <table:table-cell office:value-type="float" office:value="0.6295">
            <text:p>0.6295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208">
            <text:p>20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200">
            <text:p>13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73">
            <text:p>0.2673</text:p>
          </table:table-cell>
          <table:table-cell office:value-type="float" office:value="0.2757">
            <text:p>0.2757</text:p>
          </table:table-cell>
          <table:table-cell table:style-name="ce4" office:value-type="float" office:value="2.789E+016">
            <text:p>2.789E+16</text:p>
          </table:table-cell>
          <table:table-cell table:style-name="Default" office:value-type="float" office:value="0.4854">
            <text:p>0.4854</text:p>
          </table:table-cell>
          <table:table-cell office:value-type="float" office:value="0.6277">
            <text:p>0.6277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208">
            <text:p>20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300">
            <text:p>13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7">
            <text:p>0.267</text:p>
          </table:table-cell>
          <table:table-cell office:value-type="float" office:value="0.2754">
            <text:p>0.2754</text:p>
          </table:table-cell>
          <table:table-cell table:style-name="ce4" office:value-type="float" office:value="2.838E+016">
            <text:p>2.838E+16</text:p>
          </table:table-cell>
          <table:table-cell table:style-name="Default" office:value-type="float" office:value="0.4831">
            <text:p>0.4831</text:p>
          </table:table-cell>
          <table:table-cell office:value-type="float" office:value="0.626">
            <text:p>0.626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400">
            <text:p>13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67">
            <text:p>0.2667</text:p>
          </table:table-cell>
          <table:table-cell office:value-type="float" office:value="0.2751">
            <text:p>0.2751</text:p>
          </table:table-cell>
          <table:table-cell table:style-name="ce4" office:value-type="float" office:value="2.888E+016">
            <text:p>2.888E+16</text:p>
          </table:table-cell>
          <table:table-cell table:style-name="Default" office:value-type="float" office:value="0.4807">
            <text:p>0.4807</text:p>
          </table:table-cell>
          <table:table-cell office:value-type="float" office:value="0.6243">
            <text:p>0.6243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500">
            <text:p>13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64">
            <text:p>0.2664</text:p>
          </table:table-cell>
          <table:table-cell office:value-type="float" office:value="0.2747">
            <text:p>0.2747</text:p>
          </table:table-cell>
          <table:table-cell table:style-name="ce4" office:value-type="float" office:value="2.938E+016">
            <text:p>2.938E+16</text:p>
          </table:table-cell>
          <table:table-cell table:style-name="Default" office:value-type="float" office:value="0.4785">
            <text:p>0.4785</text:p>
          </table:table-cell>
          <table:table-cell office:value-type="float" office:value="0.6226">
            <text:p>0.6226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600">
            <text:p>13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62">
            <text:p>0.2662</text:p>
          </table:table-cell>
          <table:table-cell office:value-type="float" office:value="0.2744">
            <text:p>0.2744</text:p>
          </table:table-cell>
          <table:table-cell table:style-name="ce4" office:value-type="float" office:value="2.988E+016">
            <text:p>2.988E+16</text:p>
          </table:table-cell>
          <table:table-cell table:style-name="Default" office:value-type="float" office:value="0.4762">
            <text:p>0.4762</text:p>
          </table:table-cell>
          <table:table-cell office:value-type="float" office:value="0.6209">
            <text:p>0.6209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700">
            <text:p>13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59">
            <text:p>0.2659</text:p>
          </table:table-cell>
          <table:table-cell office:value-type="float" office:value="0.2741">
            <text:p>0.2741</text:p>
          </table:table-cell>
          <table:table-cell table:style-name="ce4" office:value-type="float" office:value="3.038E+016">
            <text:p>3.038E+16</text:p>
          </table:table-cell>
          <table:table-cell table:style-name="Default" office:value-type="float" office:value="0.474">
            <text:p>0.474</text:p>
          </table:table-cell>
          <table:table-cell office:value-type="float" office:value="0.6193">
            <text:p>0.6193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206">
            <text:p>20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800">
            <text:p>13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56">
            <text:p>0.2656</text:p>
          </table:table-cell>
          <table:table-cell office:value-type="float" office:value="0.2738">
            <text:p>0.2738</text:p>
          </table:table-cell>
          <table:table-cell table:style-name="ce4" office:value-type="float" office:value="3.089E+016">
            <text:p>3.089E+16</text:p>
          </table:table-cell>
          <table:table-cell table:style-name="Default" office:value-type="float" office:value="0.4719">
            <text:p>0.4719</text:p>
          </table:table-cell>
          <table:table-cell office:value-type="float" office:value="0.6177">
            <text:p>0.6177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206">
            <text:p>20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900">
            <text:p>13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54">
            <text:p>0.2654</text:p>
          </table:table-cell>
          <table:table-cell office:value-type="float" office:value="0.2735">
            <text:p>0.2735</text:p>
          </table:table-cell>
          <table:table-cell table:style-name="ce4" office:value-type="float" office:value="3.139E+016">
            <text:p>3.139E+16</text:p>
          </table:table-cell>
          <table:table-cell table:style-name="Default" office:value-type="float" office:value="0.4698">
            <text:p>0.4698</text:p>
          </table:table-cell>
          <table:table-cell office:value-type="float" office:value="0.6161">
            <text:p>0.616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206">
            <text:p>20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51">
            <text:p>0.2651</text:p>
          </table:table-cell>
          <table:table-cell office:value-type="float" office:value="0.2732">
            <text:p>0.2732</text:p>
          </table:table-cell>
          <table:table-cell table:style-name="ce4" office:value-type="float" office:value="3.19E+016">
            <text:p>3.190E+16</text:p>
          </table:table-cell>
          <table:table-cell table:style-name="Default" office:value-type="float" office:value="0.4677">
            <text:p>0.4677</text:p>
          </table:table-cell>
          <table:table-cell office:value-type="float" office:value="0.6146">
            <text:p>0.6146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206">
            <text:p>20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100">
            <text:p>14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49">
            <text:p>0.2649</text:p>
          </table:table-cell>
          <table:table-cell office:value-type="float" office:value="0.2729">
            <text:p>0.2729</text:p>
          </table:table-cell>
          <table:table-cell table:style-name="ce4" office:value-type="float" office:value="3.241E+016">
            <text:p>3.241E+16</text:p>
          </table:table-cell>
          <table:table-cell table:style-name="Default" office:value-type="float" office:value="0.4657">
            <text:p>0.4657</text:p>
          </table:table-cell>
          <table:table-cell office:value-type="float" office:value="0.6131">
            <text:p>0.613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205">
            <text:p>20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200">
            <text:p>14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46">
            <text:p>0.2646</text:p>
          </table:table-cell>
          <table:table-cell office:value-type="float" office:value="0.2726">
            <text:p>0.2726</text:p>
          </table:table-cell>
          <table:table-cell table:style-name="ce4" office:value-type="float" office:value="3.293E+016">
            <text:p>3.293E+16</text:p>
          </table:table-cell>
          <table:table-cell table:style-name="Default" office:value-type="float" office:value="0.4638">
            <text:p>0.4638</text:p>
          </table:table-cell>
          <table:table-cell office:value-type="float" office:value="0.6116">
            <text:p>0.6116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205">
            <text:p>20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300">
            <text:p>14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44">
            <text:p>0.2644</text:p>
          </table:table-cell>
          <table:table-cell office:value-type="float" office:value="0.2723">
            <text:p>0.2723</text:p>
          </table:table-cell>
          <table:table-cell table:style-name="ce4" office:value-type="float" office:value="3.344E+016">
            <text:p>3.344E+16</text:p>
          </table:table-cell>
          <table:table-cell table:style-name="Default" office:value-type="float" office:value="0.4618">
            <text:p>0.4618</text:p>
          </table:table-cell>
          <table:table-cell office:value-type="float" office:value="0.6102">
            <text:p>0.610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205">
            <text:p>20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400">
            <text:p>14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42">
            <text:p>0.2642</text:p>
          </table:table-cell>
          <table:table-cell office:value-type="float" office:value="0.272">
            <text:p>0.272</text:p>
          </table:table-cell>
          <table:table-cell table:style-name="ce4" office:value-type="float" office:value="3.396E+016">
            <text:p>3.396E+16</text:p>
          </table:table-cell>
          <table:table-cell table:style-name="Default" office:value-type="float" office:value="0.4599">
            <text:p>0.4599</text:p>
          </table:table-cell>
          <table:table-cell office:value-type="float" office:value="0.6087">
            <text:p>0.6087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205">
            <text:p>20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500">
            <text:p>14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39">
            <text:p>0.2639</text:p>
          </table:table-cell>
          <table:table-cell office:value-type="float" office:value="0.2718">
            <text:p>0.2718</text:p>
          </table:table-cell>
          <table:table-cell table:style-name="ce4" office:value-type="float" office:value="3.448E+016">
            <text:p>3.448E+16</text:p>
          </table:table-cell>
          <table:table-cell table:style-name="Default" office:value-type="float" office:value="0.4581">
            <text:p>0.4581</text:p>
          </table:table-cell>
          <table:table-cell office:value-type="float" office:value="0.6073">
            <text:p>0.6073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600">
            <text:p>14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37">
            <text:p>0.2637</text:p>
          </table:table-cell>
          <table:table-cell office:value-type="float" office:value="0.2715">
            <text:p>0.2715</text:p>
          </table:table-cell>
          <table:table-cell table:style-name="ce4" office:value-type="float" office:value="3.5E+016">
            <text:p>3.500E+16</text:p>
          </table:table-cell>
          <table:table-cell table:style-name="Default" office:value-type="float" office:value="0.4563">
            <text:p>0.4563</text:p>
          </table:table-cell>
          <table:table-cell office:value-type="float" office:value="0.606">
            <text:p>0.60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700">
            <text:p>14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35">
            <text:p>0.2635</text:p>
          </table:table-cell>
          <table:table-cell office:value-type="float" office:value="0.2712">
            <text:p>0.2712</text:p>
          </table:table-cell>
          <table:table-cell table:style-name="ce4" office:value-type="float" office:value="3.552E+016">
            <text:p>3.552E+16</text:p>
          </table:table-cell>
          <table:table-cell table:style-name="Default" office:value-type="float" office:value="0.4545">
            <text:p>0.4545</text:p>
          </table:table-cell>
          <table:table-cell office:value-type="float" office:value="0.6046">
            <text:p>0.604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800">
            <text:p>14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33">
            <text:p>0.2633</text:p>
          </table:table-cell>
          <table:table-cell office:value-type="float" office:value="0.2709">
            <text:p>0.2709</text:p>
          </table:table-cell>
          <table:table-cell table:style-name="ce4" office:value-type="float" office:value="3.605E+016">
            <text:p>3.605E+16</text:p>
          </table:table-cell>
          <table:table-cell table:style-name="Default" office:value-type="float" office:value="0.4527">
            <text:p>0.4527</text:p>
          </table:table-cell>
          <table:table-cell office:value-type="float" office:value="0.6033">
            <text:p>0.6033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900">
            <text:p>14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31">
            <text:p>0.2631</text:p>
          </table:table-cell>
          <table:table-cell office:value-type="float" office:value="0.2707">
            <text:p>0.2707</text:p>
          </table:table-cell>
          <table:table-cell table:style-name="ce4" office:value-type="float" office:value="3.657E+016">
            <text:p>3.657E+16</text:p>
          </table:table-cell>
          <table:table-cell table:style-name="Default" office:value-type="float" office:value="0.451">
            <text:p>0.451</text:p>
          </table:table-cell>
          <table:table-cell office:value-type="float" office:value="0.602">
            <text:p>0.602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29">
            <text:p>0.2629</text:p>
          </table:table-cell>
          <table:table-cell office:value-type="float" office:value="0.2704">
            <text:p>0.2704</text:p>
          </table:table-cell>
          <table:table-cell table:style-name="ce4" office:value-type="float" office:value="3.71E+016">
            <text:p>3.710E+16</text:p>
          </table:table-cell>
          <table:table-cell table:style-name="Default" office:value-type="float" office:value="0.4493">
            <text:p>0.4493</text:p>
          </table:table-cell>
          <table:table-cell office:value-type="float" office:value="0.6007">
            <text:p>0.6007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100">
            <text:p>15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26">
            <text:p>0.2626</text:p>
          </table:table-cell>
          <table:table-cell office:value-type="float" office:value="0.2702">
            <text:p>0.2702</text:p>
          </table:table-cell>
          <table:table-cell table:style-name="ce4" office:value-type="float" office:value="3.763E+016">
            <text:p>3.763E+16</text:p>
          </table:table-cell>
          <table:table-cell table:style-name="Default" office:value-type="float" office:value="0.4477">
            <text:p>0.4477</text:p>
          </table:table-cell>
          <table:table-cell office:value-type="float" office:value="0.5994">
            <text:p>0.5994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03">
            <text:p>20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200">
            <text:p>15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24">
            <text:p>0.2624</text:p>
          </table:table-cell>
          <table:table-cell office:value-type="float" office:value="0.2699">
            <text:p>0.2699</text:p>
          </table:table-cell>
          <table:table-cell table:style-name="ce4" office:value-type="float" office:value="3.817E+016">
            <text:p>3.817E+16</text:p>
          </table:table-cell>
          <table:table-cell table:style-name="Default" office:value-type="float" office:value="0.446">
            <text:p>0.446</text:p>
          </table:table-cell>
          <table:table-cell office:value-type="float" office:value="0.5982">
            <text:p>0.5982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03">
            <text:p>20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300">
            <text:p>15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22">
            <text:p>0.2622</text:p>
          </table:table-cell>
          <table:table-cell office:value-type="float" office:value="0.2697">
            <text:p>0.2697</text:p>
          </table:table-cell>
          <table:table-cell table:style-name="ce4" office:value-type="float" office:value="3.87E+016">
            <text:p>3.870E+16</text:p>
          </table:table-cell>
          <table:table-cell table:style-name="Default" office:value-type="float" office:value="0.4445">
            <text:p>0.4445</text:p>
          </table:table-cell>
          <table:table-cell office:value-type="float" office:value="0.597">
            <text:p>0.597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03">
            <text:p>20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400">
            <text:p>15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2">
            <text:p>0.262</text:p>
          </table:table-cell>
          <table:table-cell office:value-type="float" office:value="0.2694">
            <text:p>0.2694</text:p>
          </table:table-cell>
          <table:table-cell table:style-name="ce4" office:value-type="float" office:value="3.923E+016">
            <text:p>3.923E+16</text:p>
          </table:table-cell>
          <table:table-cell table:style-name="Default" office:value-type="float" office:value="0.4429">
            <text:p>0.4429</text:p>
          </table:table-cell>
          <table:table-cell office:value-type="float" office:value="0.5958">
            <text:p>0.595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03">
            <text:p>20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500">
            <text:p>15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18">
            <text:p>0.2618</text:p>
          </table:table-cell>
          <table:table-cell office:value-type="float" office:value="0.2692">
            <text:p>0.2692</text:p>
          </table:table-cell>
          <table:table-cell table:style-name="ce4" office:value-type="float" office:value="3.977E+016">
            <text:p>3.977E+16</text:p>
          </table:table-cell>
          <table:table-cell table:style-name="Default" office:value-type="float" office:value="0.4413">
            <text:p>0.4413</text:p>
          </table:table-cell>
          <table:table-cell office:value-type="float" office:value="0.5946">
            <text:p>0.5946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203">
            <text:p>20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17">
            <text:p>0.2617</text:p>
          </table:table-cell>
          <table:table-cell office:value-type="float" office:value="0.269">
            <text:p>0.269</text:p>
          </table:table-cell>
          <table:table-cell table:style-name="ce4" office:value-type="float" office:value="4.031E+016">
            <text:p>4.031E+16</text:p>
          </table:table-cell>
          <table:table-cell table:style-name="Default" office:value-type="float" office:value="0.4398">
            <text:p>0.4398</text:p>
          </table:table-cell>
          <table:table-cell office:value-type="float" office:value="0.5935">
            <text:p>0.5935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700">
            <text:p>15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15">
            <text:p>0.2615</text:p>
          </table:table-cell>
          <table:table-cell office:value-type="float" office:value="0.2687">
            <text:p>0.2687</text:p>
          </table:table-cell>
          <table:table-cell table:style-name="ce4" office:value-type="float" office:value="4.085E+016">
            <text:p>4.085E+16</text:p>
          </table:table-cell>
          <table:table-cell table:style-name="Default" office:value-type="float" office:value="0.4384">
            <text:p>0.4384</text:p>
          </table:table-cell>
          <table:table-cell office:value-type="float" office:value="0.5923">
            <text:p>0.5923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800">
            <text:p>15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13">
            <text:p>0.2613</text:p>
          </table:table-cell>
          <table:table-cell office:value-type="float" office:value="0.2685">
            <text:p>0.2685</text:p>
          </table:table-cell>
          <table:table-cell table:style-name="ce4" office:value-type="float" office:value="4.139E+016">
            <text:p>4.139E+16</text:p>
          </table:table-cell>
          <table:table-cell table:style-name="Default" office:value-type="float" office:value="0.4369">
            <text:p>0.4369</text:p>
          </table:table-cell>
          <table:table-cell office:value-type="float" office:value="0.5912">
            <text:p>0.5912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900">
            <text:p>15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11">
            <text:p>0.2611</text:p>
          </table:table-cell>
          <table:table-cell office:value-type="float" office:value="0.2683">
            <text:p>0.2683</text:p>
          </table:table-cell>
          <table:table-cell table:style-name="ce4" office:value-type="float" office:value="4.194E+016">
            <text:p>4.194E+16</text:p>
          </table:table-cell>
          <table:table-cell table:style-name="Default" office:value-type="float" office:value="0.4355">
            <text:p>0.4355</text:p>
          </table:table-cell>
          <table:table-cell office:value-type="float" office:value="0.5901">
            <text:p>0.5901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09">
            <text:p>0.2609</text:p>
          </table:table-cell>
          <table:table-cell office:value-type="float" office:value="0.2681">
            <text:p>0.2681</text:p>
          </table:table-cell>
          <table:table-cell table:style-name="ce4" office:value-type="float" office:value="4.248E+016">
            <text:p>4.248E+16</text:p>
          </table:table-cell>
          <table:table-cell table:style-name="Default" office:value-type="float" office:value="0.4341">
            <text:p>0.4341</text:p>
          </table:table-cell>
          <table:table-cell office:value-type="float" office:value="0.589">
            <text:p>0.589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100">
            <text:p>16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07">
            <text:p>0.2607</text:p>
          </table:table-cell>
          <table:table-cell office:value-type="float" office:value="0.2678">
            <text:p>0.2678</text:p>
          </table:table-cell>
          <table:table-cell table:style-name="ce4" office:value-type="float" office:value="4.303E+016">
            <text:p>4.303E+16</text:p>
          </table:table-cell>
          <table:table-cell table:style-name="Default" office:value-type="float" office:value="0.4327">
            <text:p>0.4327</text:p>
          </table:table-cell>
          <table:table-cell office:value-type="float" office:value="0.5879">
            <text:p>0.5879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06">
            <text:p>0.2606</text:p>
          </table:table-cell>
          <table:table-cell office:value-type="float" office:value="0.2676">
            <text:p>0.2676</text:p>
          </table:table-cell>
          <table:table-cell table:style-name="ce4" office:value-type="float" office:value="4.358E+016">
            <text:p>4.358E+16</text:p>
          </table:table-cell>
          <table:table-cell table:style-name="Default" office:value-type="float" office:value="0.4313">
            <text:p>0.4313</text:p>
          </table:table-cell>
          <table:table-cell office:value-type="float" office:value="0.5869">
            <text:p>0.5869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01">
            <text:p>20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300">
            <text:p>16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04">
            <text:p>0.2604</text:p>
          </table:table-cell>
          <table:table-cell office:value-type="float" office:value="0.2674">
            <text:p>0.2674</text:p>
          </table:table-cell>
          <table:table-cell table:style-name="ce4" office:value-type="float" office:value="4.413E+016">
            <text:p>4.413E+16</text:p>
          </table:table-cell>
          <table:table-cell table:style-name="Default" office:value-type="float" office:value="0.43">
            <text:p>0.43</text:p>
          </table:table-cell>
          <table:table-cell office:value-type="float" office:value="0.5859">
            <text:p>0.5859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01">
            <text:p>20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400">
            <text:p>16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02">
            <text:p>0.2602</text:p>
          </table:table-cell>
          <table:table-cell office:value-type="float" office:value="0.2672">
            <text:p>0.2672</text:p>
          </table:table-cell>
          <table:table-cell table:style-name="ce4" office:value-type="float" office:value="4.468E+016">
            <text:p>4.468E+16</text:p>
          </table:table-cell>
          <table:table-cell table:style-name="Default" office:value-type="float" office:value="0.4287">
            <text:p>0.4287</text:p>
          </table:table-cell>
          <table:table-cell office:value-type="float" office:value="0.5848">
            <text:p>0.5848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01">
            <text:p>20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500">
            <text:p>16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601">
            <text:p>0.2601</text:p>
          </table:table-cell>
          <table:table-cell office:value-type="float" office:value="0.267">
            <text:p>0.267</text:p>
          </table:table-cell>
          <table:table-cell table:style-name="ce4" office:value-type="float" office:value="4.523E+016">
            <text:p>4.523E+16</text:p>
          </table:table-cell>
          <table:table-cell table:style-name="Default" office:value-type="float" office:value="0.4274">
            <text:p>0.4274</text:p>
          </table:table-cell>
          <table:table-cell office:value-type="float" office:value="0.5838">
            <text:p>0.5838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01">
            <text:p>20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600">
            <text:p>16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99">
            <text:p>0.2599</text:p>
          </table:table-cell>
          <table:table-cell office:value-type="float" office:value="0.2668">
            <text:p>0.2668</text:p>
          </table:table-cell>
          <table:table-cell table:style-name="ce4" office:value-type="float" office:value="4.579E+016">
            <text:p>4.579E+16</text:p>
          </table:table-cell>
          <table:table-cell table:style-name="Default" office:value-type="float" office:value="0.4261">
            <text:p>0.4261</text:p>
          </table:table-cell>
          <table:table-cell office:value-type="float" office:value="0.5829">
            <text:p>0.5829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01">
            <text:p>20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700">
            <text:p>16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97">
            <text:p>0.2597</text:p>
          </table:table-cell>
          <table:table-cell office:value-type="float" office:value="0.2666">
            <text:p>0.2666</text:p>
          </table:table-cell>
          <table:table-cell table:style-name="ce4" office:value-type="float" office:value="4.634E+016">
            <text:p>4.634E+16</text:p>
          </table:table-cell>
          <table:table-cell table:style-name="Default" office:value-type="float" office:value="0.4249">
            <text:p>0.4249</text:p>
          </table:table-cell>
          <table:table-cell office:value-type="float" office:value="0.5819">
            <text:p>0.5819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201">
            <text:p>20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800">
            <text:p>16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96">
            <text:p>0.2596</text:p>
          </table:table-cell>
          <table:table-cell office:value-type="float" office:value="0.2664">
            <text:p>0.2664</text:p>
          </table:table-cell>
          <table:table-cell table:style-name="ce4" office:value-type="float" office:value="4.69E+016">
            <text:p>4.690E+16</text:p>
          </table:table-cell>
          <table:table-cell table:style-name="Default" office:value-type="float" office:value="0.4236">
            <text:p>0.4236</text:p>
          </table:table-cell>
          <table:table-cell office:value-type="float" office:value="0.5809">
            <text:p>0.5809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201">
            <text:p>20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900">
            <text:p>16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94">
            <text:p>0.2594</text:p>
          </table:table-cell>
          <table:table-cell office:value-type="float" office:value="0.2662">
            <text:p>0.2662</text:p>
          </table:table-cell>
          <table:table-cell table:style-name="ce4" office:value-type="float" office:value="4.746E+016">
            <text:p>4.746E+16</text:p>
          </table:table-cell>
          <table:table-cell table:style-name="Default" office:value-type="float" office:value="0.4224">
            <text:p>0.4224</text:p>
          </table:table-cell>
          <table:table-cell office:value-type="float" office:value="0.58">
            <text:p>0.58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93">
            <text:p>0.2593</text:p>
          </table:table-cell>
          <table:table-cell office:value-type="float" office:value="0.266">
            <text:p>0.266</text:p>
          </table:table-cell>
          <table:table-cell table:style-name="ce4" office:value-type="float" office:value="4.802E+016">
            <text:p>4.802E+16</text:p>
          </table:table-cell>
          <table:table-cell table:style-name="Default" office:value-type="float" office:value="0.4212">
            <text:p>0.4212</text:p>
          </table:table-cell>
          <table:table-cell office:value-type="float" office:value="0.5791">
            <text:p>0.5791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100">
            <text:p>17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91">
            <text:p>0.2591</text:p>
          </table:table-cell>
          <table:table-cell office:value-type="float" office:value="0.2658">
            <text:p>0.2658</text:p>
          </table:table-cell>
          <table:table-cell table:style-name="ce4" office:value-type="float" office:value="4.858E+016">
            <text:p>4.858E+16</text:p>
          </table:table-cell>
          <table:table-cell table:style-name="Default" office:value-type="float" office:value="0.4201">
            <text:p>0.4201</text:p>
          </table:table-cell>
          <table:table-cell office:value-type="float" office:value="0.5781">
            <text:p>0.5781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200">
            <text:p>17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9">
            <text:p>0.259</text:p>
          </table:table-cell>
          <table:table-cell office:value-type="float" office:value="0.2656">
            <text:p>0.2656</text:p>
          </table:table-cell>
          <table:table-cell table:style-name="ce4" office:value-type="float" office:value="4.914E+016">
            <text:p>4.914E+16</text:p>
          </table:table-cell>
          <table:table-cell table:style-name="Default" office:value-type="float" office:value="0.4189">
            <text:p>0.4189</text:p>
          </table:table-cell>
          <table:table-cell office:value-type="float" office:value="0.5772">
            <text:p>0.5772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300">
            <text:p>17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88">
            <text:p>0.2588</text:p>
          </table:table-cell>
          <table:table-cell office:value-type="float" office:value="0.2654">
            <text:p>0.2654</text:p>
          </table:table-cell>
          <table:table-cell table:style-name="ce4" office:value-type="float" office:value="4.971E+016">
            <text:p>4.971E+16</text:p>
          </table:table-cell>
          <table:table-cell table:style-name="Default" office:value-type="float" office:value="0.4178">
            <text:p>0.4178</text:p>
          </table:table-cell>
          <table:table-cell office:value-type="float" office:value="0.5763">
            <text:p>0.576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400">
            <text:p>17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87">
            <text:p>0.2587</text:p>
          </table:table-cell>
          <table:table-cell office:value-type="float" office:value="0.2653">
            <text:p>0.2653</text:p>
          </table:table-cell>
          <table:table-cell table:style-name="ce4" office:value-type="float" office:value="5.027E+016">
            <text:p>5.027E+16</text:p>
          </table:table-cell>
          <table:table-cell table:style-name="Default" office:value-type="float" office:value="0.4167">
            <text:p>0.4167</text:p>
          </table:table-cell>
          <table:table-cell office:value-type="float" office:value="0.5755">
            <text:p>0.5755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500">
            <text:p>17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85">
            <text:p>0.2585</text:p>
          </table:table-cell>
          <table:table-cell office:value-type="float" office:value="0.2651">
            <text:p>0.2651</text:p>
          </table:table-cell>
          <table:table-cell table:style-name="ce4" office:value-type="float" office:value="5.084E+016">
            <text:p>5.084E+16</text:p>
          </table:table-cell>
          <table:table-cell table:style-name="Default" office:value-type="float" office:value="0.4156">
            <text:p>0.4156</text:p>
          </table:table-cell>
          <table:table-cell office:value-type="float" office:value="0.5746">
            <text:p>0.5746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00">
            <text:p>20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600">
            <text:p>17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84">
            <text:p>0.2584</text:p>
          </table:table-cell>
          <table:table-cell office:value-type="float" office:value="0.2649">
            <text:p>0.2649</text:p>
          </table:table-cell>
          <table:table-cell table:style-name="ce4" office:value-type="float" office:value="5.141E+016">
            <text:p>5.141E+16</text:p>
          </table:table-cell>
          <table:table-cell table:style-name="Default" office:value-type="float" office:value="0.4145">
            <text:p>0.4145</text:p>
          </table:table-cell>
          <table:table-cell office:value-type="float" office:value="0.5738">
            <text:p>0.5738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700">
            <text:p>17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82">
            <text:p>0.2582</text:p>
          </table:table-cell>
          <table:table-cell office:value-type="float" office:value="0.2647">
            <text:p>0.2647</text:p>
          </table:table-cell>
          <table:table-cell table:style-name="ce4" office:value-type="float" office:value="5.197E+016">
            <text:p>5.197E+16</text:p>
          </table:table-cell>
          <table:table-cell table:style-name="Default" office:value-type="float" office:value="0.4134">
            <text:p>0.4134</text:p>
          </table:table-cell>
          <table:table-cell office:value-type="float" office:value="0.5729">
            <text:p>0.572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800">
            <text:p>17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81">
            <text:p>0.2581</text:p>
          </table:table-cell>
          <table:table-cell office:value-type="float" office:value="0.2645">
            <text:p>0.2645</text:p>
          </table:table-cell>
          <table:table-cell table:style-name="ce4" office:value-type="float" office:value="5.254E+016">
            <text:p>5.254E+16</text:p>
          </table:table-cell>
          <table:table-cell table:style-name="Default" office:value-type="float" office:value="0.4124">
            <text:p>0.4124</text:p>
          </table:table-cell>
          <table:table-cell office:value-type="float" office:value="0.5721">
            <text:p>0.5721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900">
            <text:p>17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8">
            <text:p>0.258</text:p>
          </table:table-cell>
          <table:table-cell office:value-type="float" office:value="0.2644">
            <text:p>0.2644</text:p>
          </table:table-cell>
          <table:table-cell table:style-name="ce4" office:value-type="float" office:value="5.312E+016">
            <text:p>5.312E+16</text:p>
          </table:table-cell>
          <table:table-cell table:style-name="Default" office:value-type="float" office:value="0.4113">
            <text:p>0.4113</text:p>
          </table:table-cell>
          <table:table-cell office:value-type="float" office:value="0.5713">
            <text:p>0.5713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78">
            <text:p>0.2578</text:p>
          </table:table-cell>
          <table:table-cell office:value-type="float" office:value="0.2642">
            <text:p>0.2642</text:p>
          </table:table-cell>
          <table:table-cell table:style-name="ce4" office:value-type="float" office:value="5.369E+016">
            <text:p>5.369E+16</text:p>
          </table:table-cell>
          <table:table-cell table:style-name="Default" office:value-type="float" office:value="0.4103">
            <text:p>0.4103</text:p>
          </table:table-cell>
          <table:table-cell office:value-type="float" office:value="0.5705">
            <text:p>0.5705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100">
            <text:p>18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77">
            <text:p>0.2577</text:p>
          </table:table-cell>
          <table:table-cell office:value-type="float" office:value="0.264">
            <text:p>0.264</text:p>
          </table:table-cell>
          <table:table-cell table:style-name="ce4" office:value-type="float" office:value="5.426E+016">
            <text:p>5.426E+16</text:p>
          </table:table-cell>
          <table:table-cell table:style-name="Default" office:value-type="float" office:value="0.4093">
            <text:p>0.4093</text:p>
          </table:table-cell>
          <table:table-cell office:value-type="float" office:value="0.5697">
            <text:p>0.5697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200">
            <text:p>18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75">
            <text:p>0.2575</text:p>
          </table:table-cell>
          <table:table-cell office:value-type="float" office:value="0.2639">
            <text:p>0.2639</text:p>
          </table:table-cell>
          <table:table-cell table:style-name="ce4" office:value-type="float" office:value="5.484E+016">
            <text:p>5.484E+16</text:p>
          </table:table-cell>
          <table:table-cell table:style-name="Default" office:value-type="float" office:value="0.4083">
            <text:p>0.4083</text:p>
          </table:table-cell>
          <table:table-cell office:value-type="float" office:value="0.5689">
            <text:p>0.5689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300">
            <text:p>18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74">
            <text:p>0.2574</text:p>
          </table:table-cell>
          <table:table-cell office:value-type="float" office:value="0.2637">
            <text:p>0.2637</text:p>
          </table:table-cell>
          <table:table-cell table:style-name="ce4" office:value-type="float" office:value="5.541E+016">
            <text:p>5.541E+16</text:p>
          </table:table-cell>
          <table:table-cell table:style-name="Default" office:value-type="float" office:value="0.4074">
            <text:p>0.4074</text:p>
          </table:table-cell>
          <table:table-cell office:value-type="float" office:value="0.5681">
            <text:p>0.568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99">
            <text:p>19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400">
            <text:p>18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73">
            <text:p>0.2573</text:p>
          </table:table-cell>
          <table:table-cell office:value-type="float" office:value="0.2635">
            <text:p>0.2635</text:p>
          </table:table-cell>
          <table:table-cell table:style-name="ce4" office:value-type="float" office:value="5.599E+016">
            <text:p>5.599E+16</text:p>
          </table:table-cell>
          <table:table-cell table:style-name="Default" office:value-type="float" office:value="0.4064">
            <text:p>0.4064</text:p>
          </table:table-cell>
          <table:table-cell office:value-type="float" office:value="0.5674">
            <text:p>0.5674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500">
            <text:p>18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72">
            <text:p>0.2572</text:p>
          </table:table-cell>
          <table:table-cell office:value-type="float" office:value="0.2634">
            <text:p>0.2634</text:p>
          </table:table-cell>
          <table:table-cell table:style-name="ce4" office:value-type="float" office:value="5.657E+016">
            <text:p>5.657E+16</text:p>
          </table:table-cell>
          <table:table-cell table:style-name="Default" office:value-type="float" office:value="0.4055">
            <text:p>0.4055</text:p>
          </table:table-cell>
          <table:table-cell office:value-type="float" office:value="0.5666">
            <text:p>0.5666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600">
            <text:p>18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7">
            <text:p>0.257</text:p>
          </table:table-cell>
          <table:table-cell office:value-type="float" office:value="0.2632">
            <text:p>0.2632</text:p>
          </table:table-cell>
          <table:table-cell table:style-name="ce4" office:value-type="float" office:value="5.715E+016">
            <text:p>5.715E+16</text:p>
          </table:table-cell>
          <table:table-cell table:style-name="Default" office:value-type="float" office:value="0.4045">
            <text:p>0.4045</text:p>
          </table:table-cell>
          <table:table-cell office:value-type="float" office:value="0.5659">
            <text:p>0.5659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700">
            <text:p>18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69">
            <text:p>0.2569</text:p>
          </table:table-cell>
          <table:table-cell office:value-type="float" office:value="0.2631">
            <text:p>0.2631</text:p>
          </table:table-cell>
          <table:table-cell table:style-name="ce4" office:value-type="float" office:value="5.773E+016">
            <text:p>5.773E+16</text:p>
          </table:table-cell>
          <table:table-cell table:style-name="Default" office:value-type="float" office:value="0.4036">
            <text:p>0.4036</text:p>
          </table:table-cell>
          <table:table-cell office:value-type="float" office:value="0.5652">
            <text:p>0.5652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800">
            <text:p>18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68">
            <text:p>0.2568</text:p>
          </table:table-cell>
          <table:table-cell office:value-type="float" office:value="0.2629">
            <text:p>0.2629</text:p>
          </table:table-cell>
          <table:table-cell table:style-name="ce4" office:value-type="float" office:value="5.831E+016">
            <text:p>5.831E+16</text:p>
          </table:table-cell>
          <table:table-cell table:style-name="Default" office:value-type="float" office:value="0.4027">
            <text:p>0.4027</text:p>
          </table:table-cell>
          <table:table-cell office:value-type="float" office:value="0.5644">
            <text:p>0.5644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900">
            <text:p>18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67">
            <text:p>0.2567</text:p>
          </table:table-cell>
          <table:table-cell office:value-type="float" office:value="0.2628">
            <text:p>0.2628</text:p>
          </table:table-cell>
          <table:table-cell table:style-name="ce4" office:value-type="float" office:value="5.889E+016">
            <text:p>5.889E+16</text:p>
          </table:table-cell>
          <table:table-cell table:style-name="Default" office:value-type="float" office:value="0.4018">
            <text:p>0.4018</text:p>
          </table:table-cell>
          <table:table-cell office:value-type="float" office:value="0.5637">
            <text:p>0.5637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66">
            <text:p>0.2566</text:p>
          </table:table-cell>
          <table:table-cell office:value-type="float" office:value="0.2626">
            <text:p>0.2626</text:p>
          </table:table-cell>
          <table:table-cell table:style-name="ce4" office:value-type="float" office:value="5.947E+016">
            <text:p>5.947E+16</text:p>
          </table:table-cell>
          <table:table-cell table:style-name="Default" office:value-type="float" office:value="0.4009">
            <text:p>0.4009</text:p>
          </table:table-cell>
          <table:table-cell office:value-type="float" office:value="0.563">
            <text:p>0.563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64">
            <text:p>0.2564</text:p>
          </table:table-cell>
          <table:table-cell office:value-type="float" office:value="0.2625">
            <text:p>0.2625</text:p>
          </table:table-cell>
          <table:table-cell table:style-name="ce4" office:value-type="float" office:value="6.006E+016">
            <text:p>6.006E+16</text:p>
          </table:table-cell>
          <table:table-cell table:style-name="Default" office:value-type="float" office:value="0.4001">
            <text:p>0.4001</text:p>
          </table:table-cell>
          <table:table-cell office:value-type="float" office:value="0.5623">
            <text:p>0.5623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63">
            <text:p>0.2563</text:p>
          </table:table-cell>
          <table:table-cell office:value-type="float" office:value="0.2623">
            <text:p>0.2623</text:p>
          </table:table-cell>
          <table:table-cell table:style-name="ce4" office:value-type="float" office:value="6.064E+016">
            <text:p>6.064E+16</text:p>
          </table:table-cell>
          <table:table-cell table:style-name="Default" office:value-type="float" office:value="0.3992">
            <text:p>0.3992</text:p>
          </table:table-cell>
          <table:table-cell office:value-type="float" office:value="0.5616">
            <text:p>0.5616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300">
            <text:p>19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62">
            <text:p>0.2562</text:p>
          </table:table-cell>
          <table:table-cell office:value-type="float" office:value="0.2622">
            <text:p>0.2622</text:p>
          </table:table-cell>
          <table:table-cell table:style-name="ce4" office:value-type="float" office:value="6.123E+016">
            <text:p>6.123E+16</text:p>
          </table:table-cell>
          <table:table-cell table:style-name="Default" office:value-type="float" office:value="0.3984">
            <text:p>0.3984</text:p>
          </table:table-cell>
          <table:table-cell office:value-type="float" office:value="0.561">
            <text:p>0.561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400">
            <text:p>19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61">
            <text:p>0.2561</text:p>
          </table:table-cell>
          <table:table-cell office:value-type="float" office:value="0.262">
            <text:p>0.262</text:p>
          </table:table-cell>
          <table:table-cell table:style-name="ce4" office:value-type="float" office:value="6.181E+016">
            <text:p>6.181E+16</text:p>
          </table:table-cell>
          <table:table-cell table:style-name="Default" office:value-type="float" office:value="0.3975">
            <text:p>0.3975</text:p>
          </table:table-cell>
          <table:table-cell office:value-type="float" office:value="0.5603">
            <text:p>0.5603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500">
            <text:p>19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6">
            <text:p>0.256</text:p>
          </table:table-cell>
          <table:table-cell office:value-type="float" office:value="0.2619">
            <text:p>0.2619</text:p>
          </table:table-cell>
          <table:table-cell table:style-name="ce4" office:value-type="float" office:value="6.24E+016">
            <text:p>6.240E+16</text:p>
          </table:table-cell>
          <table:table-cell table:style-name="Default" office:value-type="float" office:value="0.3967">
            <text:p>0.3967</text:p>
          </table:table-cell>
          <table:table-cell office:value-type="float" office:value="0.5596">
            <text:p>0.5596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600">
            <text:p>19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59">
            <text:p>0.2559</text:p>
          </table:table-cell>
          <table:table-cell office:value-type="float" office:value="0.2618">
            <text:p>0.2618</text:p>
          </table:table-cell>
          <table:table-cell table:style-name="ce4" office:value-type="float" office:value="6.299E+016">
            <text:p>6.299E+16</text:p>
          </table:table-cell>
          <table:table-cell table:style-name="Default" office:value-type="float" office:value="0.3959">
            <text:p>0.3959</text:p>
          </table:table-cell>
          <table:table-cell office:value-type="float" office:value="0.559">
            <text:p>0.559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700">
            <text:p>19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58">
            <text:p>0.2558</text:p>
          </table:table-cell>
          <table:table-cell office:value-type="float" office:value="0.2616">
            <text:p>0.2616</text:p>
          </table:table-cell>
          <table:table-cell table:style-name="ce4" office:value-type="float" office:value="6.358E+016">
            <text:p>6.358E+16</text:p>
          </table:table-cell>
          <table:table-cell table:style-name="Default" office:value-type="float" office:value="0.3951">
            <text:p>0.3951</text:p>
          </table:table-cell>
          <table:table-cell office:value-type="float" office:value="0.5584">
            <text:p>0.5584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800">
            <text:p>19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57">
            <text:p>0.2557</text:p>
          </table:table-cell>
          <table:table-cell office:value-type="float" office:value="0.2615">
            <text:p>0.2615</text:p>
          </table:table-cell>
          <table:table-cell table:style-name="ce4" office:value-type="float" office:value="6.417E+016">
            <text:p>6.417E+16</text:p>
          </table:table-cell>
          <table:table-cell table:style-name="Default" office:value-type="float" office:value="0.3943">
            <text:p>0.3943</text:p>
          </table:table-cell>
          <table:table-cell office:value-type="float" office:value="0.5577">
            <text:p>0.5577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900">
            <text:p>19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55">
            <text:p>0.2555</text:p>
          </table:table-cell>
          <table:table-cell office:value-type="float" office:value="0.2613">
            <text:p>0.2613</text:p>
          </table:table-cell>
          <table:table-cell table:style-name="ce4" office:value-type="float" office:value="6.476E+016">
            <text:p>6.476E+16</text:p>
          </table:table-cell>
          <table:table-cell table:style-name="Default" office:value-type="float" office:value="0.3935">
            <text:p>0.3935</text:p>
          </table:table-cell>
          <table:table-cell office:value-type="float" office:value="0.5571">
            <text:p>0.5571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54">
            <text:p>0.2554</text:p>
          </table:table-cell>
          <table:table-cell office:value-type="float" office:value="0.2612">
            <text:p>0.2612</text:p>
          </table:table-cell>
          <table:table-cell table:style-name="ce4" office:value-type="float" office:value="6.535E+016">
            <text:p>6.535E+16</text:p>
          </table:table-cell>
          <table:table-cell table:style-name="Default" office:value-type="float" office:value="0.3928">
            <text:p>0.3928</text:p>
          </table:table-cell>
          <table:table-cell office:value-type="float" office:value="0.5565">
            <text:p>0.556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100">
            <text:p>20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53">
            <text:p>0.2553</text:p>
          </table:table-cell>
          <table:table-cell office:value-type="float" office:value="0.2611">
            <text:p>0.2611</text:p>
          </table:table-cell>
          <table:table-cell table:style-name="ce4" office:value-type="float" office:value="6.595E+016">
            <text:p>6.595E+16</text:p>
          </table:table-cell>
          <table:table-cell table:style-name="Default" office:value-type="float" office:value="0.392">
            <text:p>0.392</text:p>
          </table:table-cell>
          <table:table-cell office:value-type="float" office:value="0.5559">
            <text:p>0.555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200">
            <text:p>20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52">
            <text:p>0.2552</text:p>
          </table:table-cell>
          <table:table-cell office:value-type="float" office:value="0.2609">
            <text:p>0.2609</text:p>
          </table:table-cell>
          <table:table-cell table:style-name="ce4" office:value-type="float" office:value="6.654E+016">
            <text:p>6.654E+16</text:p>
          </table:table-cell>
          <table:table-cell table:style-name="Default" office:value-type="float" office:value="0.3913">
            <text:p>0.3913</text:p>
          </table:table-cell>
          <table:table-cell office:value-type="float" office:value="0.5553">
            <text:p>0.5553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7">
            <text:p>19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300">
            <text:p>20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51">
            <text:p>0.2551</text:p>
          </table:table-cell>
          <table:table-cell office:value-type="float" office:value="0.2608">
            <text:p>0.2608</text:p>
          </table:table-cell>
          <table:table-cell table:style-name="ce4" office:value-type="float" office:value="6.714E+016">
            <text:p>6.714E+16</text:p>
          </table:table-cell>
          <table:table-cell table:style-name="Default" office:value-type="float" office:value="0.3905">
            <text:p>0.3905</text:p>
          </table:table-cell>
          <table:table-cell office:value-type="float" office:value="0.5547">
            <text:p>0.5547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400">
            <text:p>20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5">
            <text:p>0.255</text:p>
          </table:table-cell>
          <table:table-cell office:value-type="float" office:value="0.2607">
            <text:p>0.2607</text:p>
          </table:table-cell>
          <table:table-cell table:style-name="ce4" office:value-type="float" office:value="6.773E+016">
            <text:p>6.773E+16</text:p>
          </table:table-cell>
          <table:table-cell table:style-name="Default" office:value-type="float" office:value="0.3898">
            <text:p>0.3898</text:p>
          </table:table-cell>
          <table:table-cell office:value-type="float" office:value="0.5541">
            <text:p>0.5541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500">
            <text:p>20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9">
            <text:p>0.2549</text:p>
          </table:table-cell>
          <table:table-cell office:value-type="float" office:value="0.2606">
            <text:p>0.2606</text:p>
          </table:table-cell>
          <table:table-cell table:style-name="ce4" office:value-type="float" office:value="6.833E+016">
            <text:p>6.833E+16</text:p>
          </table:table-cell>
          <table:table-cell table:style-name="Default" office:value-type="float" office:value="0.3891">
            <text:p>0.3891</text:p>
          </table:table-cell>
          <table:table-cell office:value-type="float" office:value="0.5535">
            <text:p>0.553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600">
            <text:p>20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8">
            <text:p>0.2548</text:p>
          </table:table-cell>
          <table:table-cell office:value-type="float" office:value="0.2604">
            <text:p>0.2604</text:p>
          </table:table-cell>
          <table:table-cell table:style-name="ce4" office:value-type="float" office:value="6.893E+016">
            <text:p>6.893E+16</text:p>
          </table:table-cell>
          <table:table-cell table:style-name="Default" office:value-type="float" office:value="0.3884">
            <text:p>0.3884</text:p>
          </table:table-cell>
          <table:table-cell office:value-type="float" office:value="0.5529">
            <text:p>0.5529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700">
            <text:p>20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7">
            <text:p>0.2547</text:p>
          </table:table-cell>
          <table:table-cell office:value-type="float" office:value="0.2603">
            <text:p>0.2603</text:p>
          </table:table-cell>
          <table:table-cell table:style-name="ce4" office:value-type="float" office:value="6.952E+016">
            <text:p>6.952E+16</text:p>
          </table:table-cell>
          <table:table-cell table:style-name="Default" office:value-type="float" office:value="0.3877">
            <text:p>0.3877</text:p>
          </table:table-cell>
          <table:table-cell office:value-type="float" office:value="0.5524">
            <text:p>0.5524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800">
            <text:p>20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6">
            <text:p>0.2546</text:p>
          </table:table-cell>
          <table:table-cell office:value-type="float" office:value="0.2602">
            <text:p>0.2602</text:p>
          </table:table-cell>
          <table:table-cell table:style-name="ce4" office:value-type="float" office:value="7.012E+016">
            <text:p>7.012E+16</text:p>
          </table:table-cell>
          <table:table-cell table:style-name="Default" office:value-type="float" office:value="0.387">
            <text:p>0.387</text:p>
          </table:table-cell>
          <table:table-cell office:value-type="float" office:value="0.5518">
            <text:p>0.551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900">
            <text:p>20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6">
            <text:p>0.2546</text:p>
          </table:table-cell>
          <table:table-cell office:value-type="float" office:value="0.2601">
            <text:p>0.2601</text:p>
          </table:table-cell>
          <table:table-cell table:style-name="ce4" office:value-type="float" office:value="7.072E+016">
            <text:p>7.072E+16</text:p>
          </table:table-cell>
          <table:table-cell table:style-name="Default" office:value-type="float" office:value="0.3863">
            <text:p>0.3863</text:p>
          </table:table-cell>
          <table:table-cell office:value-type="float" office:value="0.5513">
            <text:p>0.5513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5">
            <text:p>0.2545</text:p>
          </table:table-cell>
          <table:table-cell office:value-type="float" office:value="0.26">
            <text:p>0.26</text:p>
          </table:table-cell>
          <table:table-cell table:style-name="ce4" office:value-type="float" office:value="7.132E+016">
            <text:p>7.132E+16</text:p>
          </table:table-cell>
          <table:table-cell table:style-name="Default" office:value-type="float" office:value="0.3856">
            <text:p>0.3856</text:p>
          </table:table-cell>
          <table:table-cell office:value-type="float" office:value="0.5507">
            <text:p>0.5507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100">
            <text:p>21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4">
            <text:p>0.2544</text:p>
          </table:table-cell>
          <table:table-cell office:value-type="float" office:value="0.2598">
            <text:p>0.2598</text:p>
          </table:table-cell>
          <table:table-cell table:style-name="ce4" office:value-type="float" office:value="7.193E+016">
            <text:p>7.193E+16</text:p>
          </table:table-cell>
          <table:table-cell table:style-name="Default" office:value-type="float" office:value="0.385">
            <text:p>0.385</text:p>
          </table:table-cell>
          <table:table-cell office:value-type="float" office:value="0.5502">
            <text:p>0.5502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200">
            <text:p>21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3">
            <text:p>0.2543</text:p>
          </table:table-cell>
          <table:table-cell office:value-type="float" office:value="0.2597">
            <text:p>0.2597</text:p>
          </table:table-cell>
          <table:table-cell table:style-name="ce4" office:value-type="float" office:value="7.253E+016">
            <text:p>7.253E+16</text:p>
          </table:table-cell>
          <table:table-cell table:style-name="Default" office:value-type="float" office:value="0.3843">
            <text:p>0.3843</text:p>
          </table:table-cell>
          <table:table-cell office:value-type="float" office:value="0.5496">
            <text:p>0.5496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300">
            <text:p>21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2">
            <text:p>0.2542</text:p>
          </table:table-cell>
          <table:table-cell office:value-type="float" office:value="0.2596">
            <text:p>0.2596</text:p>
          </table:table-cell>
          <table:table-cell table:style-name="ce4" office:value-type="float" office:value="7.313E+016">
            <text:p>7.313E+16</text:p>
          </table:table-cell>
          <table:table-cell table:style-name="Default" office:value-type="float" office:value="0.3836">
            <text:p>0.3836</text:p>
          </table:table-cell>
          <table:table-cell office:value-type="float" office:value="0.5491">
            <text:p>0.5491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96">
            <text:p>19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400">
            <text:p>21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1">
            <text:p>0.2541</text:p>
          </table:table-cell>
          <table:table-cell office:value-type="float" office:value="0.2595">
            <text:p>0.2595</text:p>
          </table:table-cell>
          <table:table-cell table:style-name="ce4" office:value-type="float" office:value="7.373E+016">
            <text:p>7.373E+16</text:p>
          </table:table-cell>
          <table:table-cell table:style-name="Default" office:value-type="float" office:value="0.383">
            <text:p>0.383</text:p>
          </table:table-cell>
          <table:table-cell office:value-type="float" office:value="0.5486">
            <text:p>0.5486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500">
            <text:p>21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4">
            <text:p>0.254</text:p>
          </table:table-cell>
          <table:table-cell office:value-type="float" office:value="0.2594">
            <text:p>0.2594</text:p>
          </table:table-cell>
          <table:table-cell table:style-name="ce4" office:value-type="float" office:value="7.434E+016">
            <text:p>7.434E+16</text:p>
          </table:table-cell>
          <table:table-cell table:style-name="Default" office:value-type="float" office:value="0.3824">
            <text:p>0.3824</text:p>
          </table:table-cell>
          <table:table-cell office:value-type="float" office:value="0.5481">
            <text:p>0.5481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600">
            <text:p>21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9">
            <text:p>0.2539</text:p>
          </table:table-cell>
          <table:table-cell office:value-type="float" office:value="0.2593">
            <text:p>0.2593</text:p>
          </table:table-cell>
          <table:table-cell table:style-name="ce4" office:value-type="float" office:value="7.494E+016">
            <text:p>7.494E+16</text:p>
          </table:table-cell>
          <table:table-cell table:style-name="Default" office:value-type="float" office:value="0.3817">
            <text:p>0.3817</text:p>
          </table:table-cell>
          <table:table-cell office:value-type="float" office:value="0.5476">
            <text:p>0.5476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700">
            <text:p>21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8">
            <text:p>0.2538</text:p>
          </table:table-cell>
          <table:table-cell office:value-type="float" office:value="0.2591">
            <text:p>0.2591</text:p>
          </table:table-cell>
          <table:table-cell table:style-name="ce4" office:value-type="float" office:value="7.555E+016">
            <text:p>7.555E+16</text:p>
          </table:table-cell>
          <table:table-cell table:style-name="Default" office:value-type="float" office:value="0.3811">
            <text:p>0.3811</text:p>
          </table:table-cell>
          <table:table-cell office:value-type="float" office:value="0.5471">
            <text:p>0.5471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800">
            <text:p>21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7">
            <text:p>0.2537</text:p>
          </table:table-cell>
          <table:table-cell office:value-type="float" office:value="0.259">
            <text:p>0.259</text:p>
          </table:table-cell>
          <table:table-cell table:style-name="ce4" office:value-type="float" office:value="7.616E+016">
            <text:p>7.616E+16</text:p>
          </table:table-cell>
          <table:table-cell table:style-name="Default" office:value-type="float" office:value="0.3805">
            <text:p>0.3805</text:p>
          </table:table-cell>
          <table:table-cell office:value-type="float" office:value="0.5466">
            <text:p>0.5466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900">
            <text:p>21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7">
            <text:p>0.2537</text:p>
          </table:table-cell>
          <table:table-cell office:value-type="float" office:value="0.2589">
            <text:p>0.2589</text:p>
          </table:table-cell>
          <table:table-cell table:style-name="ce4" office:value-type="float" office:value="7.676E+016">
            <text:p>7.676E+16</text:p>
          </table:table-cell>
          <table:table-cell table:style-name="Default" office:value-type="float" office:value="0.3799">
            <text:p>0.3799</text:p>
          </table:table-cell>
          <table:table-cell office:value-type="float" office:value="0.5461">
            <text:p>0.5461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6">
            <text:p>0.2536</text:p>
          </table:table-cell>
          <table:table-cell office:value-type="float" office:value="0.2588">
            <text:p>0.2588</text:p>
          </table:table-cell>
          <table:table-cell table:style-name="ce4" office:value-type="float" office:value="7.737E+016">
            <text:p>7.737E+16</text:p>
          </table:table-cell>
          <table:table-cell table:style-name="Default" office:value-type="float" office:value="0.3793">
            <text:p>0.3793</text:p>
          </table:table-cell>
          <table:table-cell office:value-type="float" office:value="0.5456">
            <text:p>0.5456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100">
            <text:p>22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5">
            <text:p>0.2535</text:p>
          </table:table-cell>
          <table:table-cell office:value-type="float" office:value="0.2587">
            <text:p>0.2587</text:p>
          </table:table-cell>
          <table:table-cell table:style-name="ce4" office:value-type="float" office:value="7.798E+016">
            <text:p>7.798E+16</text:p>
          </table:table-cell>
          <table:table-cell table:style-name="Default" office:value-type="float" office:value="0.3787">
            <text:p>0.3787</text:p>
          </table:table-cell>
          <table:table-cell office:value-type="float" office:value="0.5451">
            <text:p>0.5451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200">
            <text:p>22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4">
            <text:p>0.2534</text:p>
          </table:table-cell>
          <table:table-cell office:value-type="float" office:value="0.2586">
            <text:p>0.2586</text:p>
          </table:table-cell>
          <table:table-cell table:style-name="ce4" office:value-type="float" office:value="7.859E+016">
            <text:p>7.859E+16</text:p>
          </table:table-cell>
          <table:table-cell table:style-name="Default" office:value-type="float" office:value="0.3781">
            <text:p>0.3781</text:p>
          </table:table-cell>
          <table:table-cell office:value-type="float" office:value="0.5446">
            <text:p>0.544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300">
            <text:p>22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3">
            <text:p>0.2533</text:p>
          </table:table-cell>
          <table:table-cell office:value-type="float" office:value="0.2585">
            <text:p>0.2585</text:p>
          </table:table-cell>
          <table:table-cell table:style-name="ce4" office:value-type="float" office:value="7.92E+016">
            <text:p>7.920E+16</text:p>
          </table:table-cell>
          <table:table-cell table:style-name="Default" office:value-type="float" office:value="0.3776">
            <text:p>0.3776</text:p>
          </table:table-cell>
          <table:table-cell office:value-type="float" office:value="0.5441">
            <text:p>0.5441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400">
            <text:p>22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3">
            <text:p>0.2533</text:p>
          </table:table-cell>
          <table:table-cell office:value-type="float" office:value="0.2584">
            <text:p>0.2584</text:p>
          </table:table-cell>
          <table:table-cell table:style-name="ce4" office:value-type="float" office:value="7.981E+016">
            <text:p>7.981E+16</text:p>
          </table:table-cell>
          <table:table-cell table:style-name="Default" office:value-type="float" office:value="0.377">
            <text:p>0.377</text:p>
          </table:table-cell>
          <table:table-cell office:value-type="float" office:value="0.5437">
            <text:p>0.5437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500">
            <text:p>22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2">
            <text:p>0.2532</text:p>
          </table:table-cell>
          <table:table-cell office:value-type="float" office:value="0.2583">
            <text:p>0.2583</text:p>
          </table:table-cell>
          <table:table-cell table:style-name="ce4" office:value-type="float" office:value="8.042E+016">
            <text:p>8.042E+16</text:p>
          </table:table-cell>
          <table:table-cell table:style-name="Default" office:value-type="float" office:value="0.3764">
            <text:p>0.3764</text:p>
          </table:table-cell>
          <table:table-cell office:value-type="float" office:value="0.5432">
            <text:p>0.543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600">
            <text:p>22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1">
            <text:p>0.2531</text:p>
          </table:table-cell>
          <table:table-cell office:value-type="float" office:value="0.2582">
            <text:p>0.2582</text:p>
          </table:table-cell>
          <table:table-cell table:style-name="ce4" office:value-type="float" office:value="8.103E+016">
            <text:p>8.103E+16</text:p>
          </table:table-cell>
          <table:table-cell table:style-name="Default" office:value-type="float" office:value="0.3759">
            <text:p>0.3759</text:p>
          </table:table-cell>
          <table:table-cell office:value-type="float" office:value="0.5428">
            <text:p>0.5428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700">
            <text:p>22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3">
            <text:p>0.253</text:p>
          </table:table-cell>
          <table:table-cell office:value-type="float" office:value="0.2581">
            <text:p>0.2581</text:p>
          </table:table-cell>
          <table:table-cell table:style-name="ce4" office:value-type="float" office:value="8.164E+016">
            <text:p>8.164E+16</text:p>
          </table:table-cell>
          <table:table-cell table:style-name="Default" office:value-type="float" office:value="0.3753">
            <text:p>0.3753</text:p>
          </table:table-cell>
          <table:table-cell office:value-type="float" office:value="0.5423">
            <text:p>0.5423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800">
            <text:p>22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9">
            <text:p>0.2529</text:p>
          </table:table-cell>
          <table:table-cell office:value-type="float" office:value="0.258">
            <text:p>0.258</text:p>
          </table:table-cell>
          <table:table-cell table:style-name="ce4" office:value-type="float" office:value="8.226E+016">
            <text:p>8.226E+16</text:p>
          </table:table-cell>
          <table:table-cell table:style-name="Default" office:value-type="float" office:value="0.3748">
            <text:p>0.3748</text:p>
          </table:table-cell>
          <table:table-cell office:value-type="float" office:value="0.5419">
            <text:p>0.5419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900">
            <text:p>22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9">
            <text:p>0.2529</text:p>
          </table:table-cell>
          <table:table-cell office:value-type="float" office:value="0.2579">
            <text:p>0.2579</text:p>
          </table:table-cell>
          <table:table-cell table:style-name="ce4" office:value-type="float" office:value="8.287E+016">
            <text:p>8.287E+16</text:p>
          </table:table-cell>
          <table:table-cell table:style-name="Default" office:value-type="float" office:value="0.3742">
            <text:p>0.3742</text:p>
          </table:table-cell>
          <table:table-cell office:value-type="float" office:value="0.5414">
            <text:p>0.5414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000">
            <text:p>23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8">
            <text:p>0.2528</text:p>
          </table:table-cell>
          <table:table-cell office:value-type="float" office:value="0.2578">
            <text:p>0.2578</text:p>
          </table:table-cell>
          <table:table-cell table:style-name="ce4" office:value-type="float" office:value="8.349E+016">
            <text:p>8.349E+16</text:p>
          </table:table-cell>
          <table:table-cell table:style-name="Default" office:value-type="float" office:value="0.3737">
            <text:p>0.3737</text:p>
          </table:table-cell>
          <table:table-cell office:value-type="float" office:value="0.541">
            <text:p>0.541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100">
            <text:p>23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7">
            <text:p>0.2527</text:p>
          </table:table-cell>
          <table:table-cell office:value-type="float" office:value="0.2577">
            <text:p>0.2577</text:p>
          </table:table-cell>
          <table:table-cell table:style-name="ce4" office:value-type="float" office:value="8.41E+016">
            <text:p>8.410E+16</text:p>
          </table:table-cell>
          <table:table-cell table:style-name="Default" office:value-type="float" office:value="0.3732">
            <text:p>0.3732</text:p>
          </table:table-cell>
          <table:table-cell office:value-type="float" office:value="0.5405">
            <text:p>0.5405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200">
            <text:p>23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6">
            <text:p>0.2526</text:p>
          </table:table-cell>
          <table:table-cell office:value-type="float" office:value="0.2576">
            <text:p>0.2576</text:p>
          </table:table-cell>
          <table:table-cell table:style-name="ce4" office:value-type="float" office:value="8.472E+016">
            <text:p>8.472E+16</text:p>
          </table:table-cell>
          <table:table-cell table:style-name="Default" office:value-type="float" office:value="0.3726">
            <text:p>0.3726</text:p>
          </table:table-cell>
          <table:table-cell office:value-type="float" office:value="0.5401">
            <text:p>0.5401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300">
            <text:p>23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6">
            <text:p>0.2526</text:p>
          </table:table-cell>
          <table:table-cell office:value-type="float" office:value="0.2575">
            <text:p>0.2575</text:p>
          </table:table-cell>
          <table:table-cell table:style-name="ce4" office:value-type="float" office:value="8.533E+016">
            <text:p>8.533E+16</text:p>
          </table:table-cell>
          <table:table-cell table:style-name="Default" office:value-type="float" office:value="0.3721">
            <text:p>0.3721</text:p>
          </table:table-cell>
          <table:table-cell office:value-type="float" office:value="0.5397">
            <text:p>0.5397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400">
            <text:p>23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5">
            <text:p>0.2525</text:p>
          </table:table-cell>
          <table:table-cell office:value-type="float" office:value="0.2574">
            <text:p>0.2574</text:p>
          </table:table-cell>
          <table:table-cell table:style-name="ce4" office:value-type="float" office:value="8.595E+016">
            <text:p>8.595E+16</text:p>
          </table:table-cell>
          <table:table-cell table:style-name="Default" office:value-type="float" office:value="0.3716">
            <text:p>0.3716</text:p>
          </table:table-cell>
          <table:table-cell office:value-type="float" office:value="0.5393">
            <text:p>0.5393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500">
            <text:p>23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4">
            <text:p>0.2524</text:p>
          </table:table-cell>
          <table:table-cell office:value-type="float" office:value="0.2573">
            <text:p>0.2573</text:p>
          </table:table-cell>
          <table:table-cell table:style-name="ce4" office:value-type="float" office:value="8.657E+016">
            <text:p>8.657E+16</text:p>
          </table:table-cell>
          <table:table-cell table:style-name="Default" office:value-type="float" office:value="0.3711">
            <text:p>0.3711</text:p>
          </table:table-cell>
          <table:table-cell office:value-type="float" office:value="0.5389">
            <text:p>0.5389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600">
            <text:p>23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4">
            <text:p>0.2524</text:p>
          </table:table-cell>
          <table:table-cell office:value-type="float" office:value="0.2572">
            <text:p>0.2572</text:p>
          </table:table-cell>
          <table:table-cell table:style-name="ce4" office:value-type="float" office:value="8.718E+016">
            <text:p>8.718E+16</text:p>
          </table:table-cell>
          <table:table-cell table:style-name="Default" office:value-type="float" office:value="0.3706">
            <text:p>0.3706</text:p>
          </table:table-cell>
          <table:table-cell office:value-type="float" office:value="0.5384">
            <text:p>0.538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700">
            <text:p>23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3">
            <text:p>0.2523</text:p>
          </table:table-cell>
          <table:table-cell office:value-type="float" office:value="0.2572">
            <text:p>0.2572</text:p>
          </table:table-cell>
          <table:table-cell table:style-name="ce4" office:value-type="float" office:value="8.78E+016">
            <text:p>8.780E+16</text:p>
          </table:table-cell>
          <table:table-cell table:style-name="Default" office:value-type="float" office:value="0.3701">
            <text:p>0.3701</text:p>
          </table:table-cell>
          <table:table-cell office:value-type="float" office:value="0.538">
            <text:p>0.538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800">
            <text:p>23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2">
            <text:p>0.2522</text:p>
          </table:table-cell>
          <table:table-cell office:value-type="float" office:value="0.2571">
            <text:p>0.2571</text:p>
          </table:table-cell>
          <table:table-cell table:style-name="ce4" office:value-type="float" office:value="8.842E+016">
            <text:p>8.842E+16</text:p>
          </table:table-cell>
          <table:table-cell table:style-name="Default" office:value-type="float" office:value="0.3696">
            <text:p>0.3696</text:p>
          </table:table-cell>
          <table:table-cell office:value-type="float" office:value="0.5376">
            <text:p>0.5376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900">
            <text:p>23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1">
            <text:p>0.2521</text:p>
          </table:table-cell>
          <table:table-cell office:value-type="float" office:value="0.257">
            <text:p>0.257</text:p>
          </table:table-cell>
          <table:table-cell table:style-name="ce4" office:value-type="float" office:value="8.904E+016">
            <text:p>8.904E+16</text:p>
          </table:table-cell>
          <table:table-cell table:style-name="Default" office:value-type="float" office:value="0.3692">
            <text:p>0.3692</text:p>
          </table:table-cell>
          <table:table-cell office:value-type="float" office:value="0.5372">
            <text:p>0.5372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1">
            <text:p>0.2521</text:p>
          </table:table-cell>
          <table:table-cell office:value-type="float" office:value="0.2569">
            <text:p>0.2569</text:p>
          </table:table-cell>
          <table:table-cell table:style-name="ce4" office:value-type="float" office:value="8.966E+016">
            <text:p>8.966E+16</text:p>
          </table:table-cell>
          <table:table-cell table:style-name="Default" office:value-type="float" office:value="0.3687">
            <text:p>0.3687</text:p>
          </table:table-cell>
          <table:table-cell office:value-type="float" office:value="0.5368">
            <text:p>0.5368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100">
            <text:p>24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2">
            <text:p>0.252</text:p>
          </table:table-cell>
          <table:table-cell office:value-type="float" office:value="0.2568">
            <text:p>0.2568</text:p>
          </table:table-cell>
          <table:table-cell table:style-name="ce4" office:value-type="float" office:value="9.028E+016">
            <text:p>9.028E+16</text:p>
          </table:table-cell>
          <table:table-cell table:style-name="Default" office:value-type="float" office:value="0.3682">
            <text:p>0.3682</text:p>
          </table:table-cell>
          <table:table-cell office:value-type="float" office:value="0.5365">
            <text:p>0.5365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200">
            <text:p>24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9">
            <text:p>0.2519</text:p>
          </table:table-cell>
          <table:table-cell office:value-type="float" office:value="0.2567">
            <text:p>0.2567</text:p>
          </table:table-cell>
          <table:table-cell table:style-name="ce4" office:value-type="float" office:value="9.09E+016">
            <text:p>9.090E+16</text:p>
          </table:table-cell>
          <table:table-cell table:style-name="Default" office:value-type="float" office:value="0.3677">
            <text:p>0.3677</text:p>
          </table:table-cell>
          <table:table-cell office:value-type="float" office:value="0.5361">
            <text:p>0.5361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300">
            <text:p>24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9">
            <text:p>0.2519</text:p>
          </table:table-cell>
          <table:table-cell office:value-type="float" office:value="0.2566">
            <text:p>0.2566</text:p>
          </table:table-cell>
          <table:table-cell table:style-name="ce4" office:value-type="float" office:value="9.152E+016">
            <text:p>9.152E+16</text:p>
          </table:table-cell>
          <table:table-cell table:style-name="Default" office:value-type="float" office:value="0.3673">
            <text:p>0.3673</text:p>
          </table:table-cell>
          <table:table-cell office:value-type="float" office:value="0.5357">
            <text:p>0.5357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400">
            <text:p>24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8">
            <text:p>0.2518</text:p>
          </table:table-cell>
          <table:table-cell office:value-type="float" office:value="0.2565">
            <text:p>0.2565</text:p>
          </table:table-cell>
          <table:table-cell table:style-name="ce4" office:value-type="float" office:value="9.215E+016">
            <text:p>9.215E+16</text:p>
          </table:table-cell>
          <table:table-cell table:style-name="Default" office:value-type="float" office:value="0.3668">
            <text:p>0.3668</text:p>
          </table:table-cell>
          <table:table-cell office:value-type="float" office:value="0.5353">
            <text:p>0.535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500">
            <text:p>24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7">
            <text:p>0.2517</text:p>
          </table:table-cell>
          <table:table-cell office:value-type="float" office:value="0.2565">
            <text:p>0.2565</text:p>
          </table:table-cell>
          <table:table-cell table:style-name="ce4" office:value-type="float" office:value="9.277E+016">
            <text:p>9.277E+16</text:p>
          </table:table-cell>
          <table:table-cell table:style-name="Default" office:value-type="float" office:value="0.3664">
            <text:p>0.3664</text:p>
          </table:table-cell>
          <table:table-cell office:value-type="float" office:value="0.5349">
            <text:p>0.5349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600">
            <text:p>24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7">
            <text:p>0.2517</text:p>
          </table:table-cell>
          <table:table-cell office:value-type="float" office:value="0.2564">
            <text:p>0.2564</text:p>
          </table:table-cell>
          <table:table-cell table:style-name="ce4" office:value-type="float" office:value="9.339E+016">
            <text:p>9.339E+16</text:p>
          </table:table-cell>
          <table:table-cell table:style-name="Default" office:value-type="float" office:value="0.3659">
            <text:p>0.3659</text:p>
          </table:table-cell>
          <table:table-cell office:value-type="float" office:value="0.5346">
            <text:p>0.5346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700">
            <text:p>24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6">
            <text:p>0.2516</text:p>
          </table:table-cell>
          <table:table-cell office:value-type="float" office:value="0.2563">
            <text:p>0.2563</text:p>
          </table:table-cell>
          <table:table-cell table:style-name="ce4" office:value-type="float" office:value="9.401E+016">
            <text:p>9.401E+16</text:p>
          </table:table-cell>
          <table:table-cell table:style-name="Default" office:value-type="float" office:value="0.3655">
            <text:p>0.3655</text:p>
          </table:table-cell>
          <table:table-cell office:value-type="float" office:value="0.5342">
            <text:p>0.5342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800">
            <text:p>24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6">
            <text:p>0.2516</text:p>
          </table:table-cell>
          <table:table-cell office:value-type="float" office:value="0.2562">
            <text:p>0.2562</text:p>
          </table:table-cell>
          <table:table-cell table:style-name="ce4" office:value-type="float" office:value="9.464E+016">
            <text:p>9.464E+16</text:p>
          </table:table-cell>
          <table:table-cell table:style-name="Default" office:value-type="float" office:value="0.365">
            <text:p>0.365</text:p>
          </table:table-cell>
          <table:table-cell office:value-type="float" office:value="0.5338">
            <text:p>0.5338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900">
            <text:p>24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5">
            <text:p>0.2515</text:p>
          </table:table-cell>
          <table:table-cell office:value-type="float" office:value="0.2561">
            <text:p>0.2561</text:p>
          </table:table-cell>
          <table:table-cell table:style-name="ce4" office:value-type="float" office:value="9.526E+016">
            <text:p>9.526E+16</text:p>
          </table:table-cell>
          <table:table-cell table:style-name="Default" office:value-type="float" office:value="0.3646">
            <text:p>0.3646</text:p>
          </table:table-cell>
          <table:table-cell office:value-type="float" office:value="0.5335">
            <text:p>0.5335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4">
            <text:p>0.2514</text:p>
          </table:table-cell>
          <table:table-cell office:value-type="float" office:value="0.256">
            <text:p>0.256</text:p>
          </table:table-cell>
          <table:table-cell table:style-name="ce4" office:value-type="float" office:value="9.589E+016">
            <text:p>9.589E+16</text:p>
          </table:table-cell>
          <table:table-cell table:style-name="Default" office:value-type="float" office:value="0.3642">
            <text:p>0.3642</text:p>
          </table:table-cell>
          <table:table-cell office:value-type="float" office:value="0.5331">
            <text:p>0.5331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100">
            <text:p>25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4">
            <text:p>0.2514</text:p>
          </table:table-cell>
          <table:table-cell office:value-type="float" office:value="0.256">
            <text:p>0.256</text:p>
          </table:table-cell>
          <table:table-cell table:style-name="ce4" office:value-type="float" office:value="9.651E+016">
            <text:p>9.651E+16</text:p>
          </table:table-cell>
          <table:table-cell table:style-name="Default" office:value-type="float" office:value="0.3637">
            <text:p>0.3637</text:p>
          </table:table-cell>
          <table:table-cell office:value-type="float" office:value="0.5328">
            <text:p>0.5328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200">
            <text:p>25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3">
            <text:p>0.2513</text:p>
          </table:table-cell>
          <table:table-cell office:value-type="float" office:value="0.2559">
            <text:p>0.2559</text:p>
          </table:table-cell>
          <table:table-cell table:style-name="ce4" office:value-type="float" office:value="9.714E+016">
            <text:p>9.714E+16</text:p>
          </table:table-cell>
          <table:table-cell table:style-name="Default" office:value-type="float" office:value="0.3633">
            <text:p>0.3633</text:p>
          </table:table-cell>
          <table:table-cell office:value-type="float" office:value="0.5324">
            <text:p>0.5324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300">
            <text:p>25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2">
            <text:p>0.2512</text:p>
          </table:table-cell>
          <table:table-cell office:value-type="float" office:value="0.2558">
            <text:p>0.2558</text:p>
          </table:table-cell>
          <table:table-cell table:style-name="ce4" office:value-type="float" office:value="9.777E+016">
            <text:p>9.777E+16</text:p>
          </table:table-cell>
          <table:table-cell table:style-name="Default" office:value-type="float" office:value="0.3629">
            <text:p>0.3629</text:p>
          </table:table-cell>
          <table:table-cell office:value-type="float" office:value="0.5321">
            <text:p>0.5321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400">
            <text:p>25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2">
            <text:p>0.2512</text:p>
          </table:table-cell>
          <table:table-cell office:value-type="float" office:value="0.2557">
            <text:p>0.2557</text:p>
          </table:table-cell>
          <table:table-cell table:style-name="ce4" office:value-type="float" office:value="9.839E+016">
            <text:p>9.839E+16</text:p>
          </table:table-cell>
          <table:table-cell table:style-name="Default" office:value-type="float" office:value="0.3625">
            <text:p>0.3625</text:p>
          </table:table-cell>
          <table:table-cell office:value-type="float" office:value="0.5317">
            <text:p>0.531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00">
            <text:p>25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1">
            <text:p>0.2511</text:p>
          </table:table-cell>
          <table:table-cell office:value-type="float" office:value="0.2557">
            <text:p>0.2557</text:p>
          </table:table-cell>
          <table:table-cell table:style-name="ce4" office:value-type="float" office:value="9.902E+016">
            <text:p>9.902E+16</text:p>
          </table:table-cell>
          <table:table-cell table:style-name="Default" office:value-type="float" office:value="0.3621">
            <text:p>0.3621</text:p>
          </table:table-cell>
          <table:table-cell office:value-type="float" office:value="0.5314">
            <text:p>0.5314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1">
            <text:p>0.2511</text:p>
          </table:table-cell>
          <table:table-cell office:value-type="float" office:value="0.2556">
            <text:p>0.2556</text:p>
          </table:table-cell>
          <table:table-cell table:style-name="ce4" office:value-type="float" office:value="9.965E+016">
            <text:p>9.965E+16</text:p>
          </table:table-cell>
          <table:table-cell table:style-name="Default" office:value-type="float" office:value="0.3617">
            <text:p>0.3617</text:p>
          </table:table-cell>
          <table:table-cell office:value-type="float" office:value="0.531">
            <text:p>0.531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700">
            <text:p>25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">
            <text:p>0.251</text:p>
          </table:table-cell>
          <table:table-cell office:value-type="float" office:value="0.2555">
            <text:p>0.2555</text:p>
          </table:table-cell>
          <table:table-cell table:style-name="ce4" office:value-type="float" office:value="1.003E+017">
            <text:p>1.003E+17</text:p>
          </table:table-cell>
          <table:table-cell table:style-name="Default" office:value-type="float" office:value="0.3613">
            <text:p>0.3613</text:p>
          </table:table-cell>
          <table:table-cell office:value-type="float" office:value="0.5307">
            <text:p>0.530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800">
            <text:p>25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1">
            <text:p>0.251</text:p>
          </table:table-cell>
          <table:table-cell office:value-type="float" office:value="0.2554">
            <text:p>0.2554</text:p>
          </table:table-cell>
          <table:table-cell table:style-name="ce4" office:value-type="float" office:value="1.009E+017">
            <text:p>1.009E+17</text:p>
          </table:table-cell>
          <table:table-cell table:style-name="Default" office:value-type="float" office:value="0.3609">
            <text:p>0.3609</text:p>
          </table:table-cell>
          <table:table-cell office:value-type="float" office:value="0.5304">
            <text:p>0.5304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900">
            <text:p>25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9">
            <text:p>0.2509</text:p>
          </table:table-cell>
          <table:table-cell office:value-type="float" office:value="0.2554">
            <text:p>0.2554</text:p>
          </table:table-cell>
          <table:table-cell table:style-name="ce4" office:value-type="float" office:value="1.015E+017">
            <text:p>1.015E+17</text:p>
          </table:table-cell>
          <table:table-cell table:style-name="Default" office:value-type="float" office:value="0.3605">
            <text:p>0.3605</text:p>
          </table:table-cell>
          <table:table-cell office:value-type="float" office:value="0.53">
            <text:p>0.5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000">
            <text:p>26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8">
            <text:p>0.2508</text:p>
          </table:table-cell>
          <table:table-cell office:value-type="float" office:value="0.2553">
            <text:p>0.2553</text:p>
          </table:table-cell>
          <table:table-cell table:style-name="ce4" office:value-type="float" office:value="1.022E+017">
            <text:p>1.022E+17</text:p>
          </table:table-cell>
          <table:table-cell table:style-name="Default" office:value-type="float" office:value="0.3601">
            <text:p>0.3601</text:p>
          </table:table-cell>
          <table:table-cell office:value-type="float" office:value="0.5297">
            <text:p>0.529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100">
            <text:p>26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8">
            <text:p>0.2508</text:p>
          </table:table-cell>
          <table:table-cell office:value-type="float" office:value="0.2552">
            <text:p>0.2552</text:p>
          </table:table-cell>
          <table:table-cell table:style-name="ce4" office:value-type="float" office:value="1.028E+017">
            <text:p>1.028E+17</text:p>
          </table:table-cell>
          <table:table-cell table:style-name="Default" office:value-type="float" office:value="0.3597">
            <text:p>0.3597</text:p>
          </table:table-cell>
          <table:table-cell office:value-type="float" office:value="0.5294">
            <text:p>0.5294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200">
            <text:p>26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7">
            <text:p>0.2507</text:p>
          </table:table-cell>
          <table:table-cell office:value-type="float" office:value="0.2551">
            <text:p>0.2551</text:p>
          </table:table-cell>
          <table:table-cell table:style-name="ce4" office:value-type="float" office:value="1.034E+017">
            <text:p>1.034E+17</text:p>
          </table:table-cell>
          <table:table-cell table:style-name="Default" office:value-type="float" office:value="0.3593">
            <text:p>0.3593</text:p>
          </table:table-cell>
          <table:table-cell office:value-type="float" office:value="0.5291">
            <text:p>0.5291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300">
            <text:p>26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7">
            <text:p>0.2507</text:p>
          </table:table-cell>
          <table:table-cell office:value-type="float" office:value="0.2551">
            <text:p>0.2551</text:p>
          </table:table-cell>
          <table:table-cell table:style-name="ce4" office:value-type="float" office:value="1.041E+017">
            <text:p>1.041E+17</text:p>
          </table:table-cell>
          <table:table-cell table:style-name="Default" office:value-type="float" office:value="0.3589">
            <text:p>0.3589</text:p>
          </table:table-cell>
          <table:table-cell office:value-type="float" office:value="0.5288">
            <text:p>0.5288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400">
            <text:p>26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6">
            <text:p>0.2506</text:p>
          </table:table-cell>
          <table:table-cell office:value-type="float" office:value="0.255">
            <text:p>0.255</text:p>
          </table:table-cell>
          <table:table-cell table:style-name="ce4" office:value-type="float" office:value="1.047E+017">
            <text:p>1.047E+17</text:p>
          </table:table-cell>
          <table:table-cell table:style-name="Default" office:value-type="float" office:value="0.3586">
            <text:p>0.3586</text:p>
          </table:table-cell>
          <table:table-cell office:value-type="float" office:value="0.5284">
            <text:p>0.5284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500">
            <text:p>26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6">
            <text:p>0.2506</text:p>
          </table:table-cell>
          <table:table-cell office:value-type="float" office:value="0.2549">
            <text:p>0.2549</text:p>
          </table:table-cell>
          <table:table-cell table:style-name="ce4" office:value-type="float" office:value="1.053E+017">
            <text:p>1.053E+17</text:p>
          </table:table-cell>
          <table:table-cell table:style-name="Default" office:value-type="float" office:value="0.3582">
            <text:p>0.3582</text:p>
          </table:table-cell>
          <table:table-cell office:value-type="float" office:value="0.5281">
            <text:p>0.5281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600">
            <text:p>26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5">
            <text:p>0.2505</text:p>
          </table:table-cell>
          <table:table-cell office:value-type="float" office:value="0.2548">
            <text:p>0.2548</text:p>
          </table:table-cell>
          <table:table-cell table:style-name="ce4" office:value-type="float" office:value="1.06E+017">
            <text:p>1.060E+17</text:p>
          </table:table-cell>
          <table:table-cell table:style-name="Default" office:value-type="float" office:value="0.3578">
            <text:p>0.3578</text:p>
          </table:table-cell>
          <table:table-cell office:value-type="float" office:value="0.5278">
            <text:p>0.5278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700">
            <text:p>26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5">
            <text:p>0.2505</text:p>
          </table:table-cell>
          <table:table-cell office:value-type="float" office:value="0.2548">
            <text:p>0.2548</text:p>
          </table:table-cell>
          <table:table-cell table:style-name="ce4" office:value-type="float" office:value="1.066E+017">
            <text:p>1.066E+17</text:p>
          </table:table-cell>
          <table:table-cell table:style-name="Default" office:value-type="float" office:value="0.3575">
            <text:p>0.3575</text:p>
          </table:table-cell>
          <table:table-cell office:value-type="float" office:value="0.5275">
            <text:p>0.5275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800">
            <text:p>26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4">
            <text:p>0.2504</text:p>
          </table:table-cell>
          <table:table-cell office:value-type="float" office:value="0.2547">
            <text:p>0.2547</text:p>
          </table:table-cell>
          <table:table-cell table:style-name="ce4" office:value-type="float" office:value="1.072E+017">
            <text:p>1.072E+17</text:p>
          </table:table-cell>
          <table:table-cell table:style-name="Default" office:value-type="float" office:value="0.3571">
            <text:p>0.3571</text:p>
          </table:table-cell>
          <table:table-cell office:value-type="float" office:value="0.5272">
            <text:p>0.5272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900">
            <text:p>26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3">
            <text:p>0.2503</text:p>
          </table:table-cell>
          <table:table-cell office:value-type="float" office:value="0.2546">
            <text:p>0.2546</text:p>
          </table:table-cell>
          <table:table-cell table:style-name="ce4" office:value-type="float" office:value="1.078E+017">
            <text:p>1.078E+17</text:p>
          </table:table-cell>
          <table:table-cell table:style-name="Default" office:value-type="float" office:value="0.3567">
            <text:p>0.3567</text:p>
          </table:table-cell>
          <table:table-cell office:value-type="float" office:value="0.5269">
            <text:p>0.5269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000">
            <text:p>27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3">
            <text:p>0.2503</text:p>
          </table:table-cell>
          <table:table-cell office:value-type="float" office:value="0.2546">
            <text:p>0.2546</text:p>
          </table:table-cell>
          <table:table-cell table:style-name="ce4" office:value-type="float" office:value="1.085E+017">
            <text:p>1.085E+17</text:p>
          </table:table-cell>
          <table:table-cell table:style-name="Default" office:value-type="float" office:value="0.3564">
            <text:p>0.3564</text:p>
          </table:table-cell>
          <table:table-cell office:value-type="float" office:value="0.5266">
            <text:p>0.5266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100">
            <text:p>27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2">
            <text:p>0.2502</text:p>
          </table:table-cell>
          <table:table-cell office:value-type="float" office:value="0.2545">
            <text:p>0.2545</text:p>
          </table:table-cell>
          <table:table-cell table:style-name="ce4" office:value-type="float" office:value="1.091E+017">
            <text:p>1.091E+17</text:p>
          </table:table-cell>
          <table:table-cell table:style-name="Default" office:value-type="float" office:value="0.356">
            <text:p>0.356</text:p>
          </table:table-cell>
          <table:table-cell office:value-type="float" office:value="0.5263">
            <text:p>0.5263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200">
            <text:p>27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2">
            <text:p>0.2502</text:p>
          </table:table-cell>
          <table:table-cell office:value-type="float" office:value="0.2544">
            <text:p>0.2544</text:p>
          </table:table-cell>
          <table:table-cell table:style-name="ce4" office:value-type="float" office:value="1.098E+017">
            <text:p>1.098E+17</text:p>
          </table:table-cell>
          <table:table-cell table:style-name="Default" office:value-type="float" office:value="0.3557">
            <text:p>0.3557</text:p>
          </table:table-cell>
          <table:table-cell office:value-type="float" office:value="0.526">
            <text:p>0.526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300">
            <text:p>27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1">
            <text:p>0.2501</text:p>
          </table:table-cell>
          <table:table-cell office:value-type="float" office:value="0.2544">
            <text:p>0.2544</text:p>
          </table:table-cell>
          <table:table-cell table:style-name="ce4" office:value-type="float" office:value="1.104E+017">
            <text:p>1.104E+17</text:p>
          </table:table-cell>
          <table:table-cell table:style-name="Default" office:value-type="float" office:value="0.3553">
            <text:p>0.3553</text:p>
          </table:table-cell>
          <table:table-cell office:value-type="float" office:value="0.5257">
            <text:p>0.5257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400">
            <text:p>27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01">
            <text:p>0.2501</text:p>
          </table:table-cell>
          <table:table-cell office:value-type="float" office:value="0.2543">
            <text:p>0.2543</text:p>
          </table:table-cell>
          <table:table-cell table:style-name="ce4" office:value-type="float" office:value="1.11E+017">
            <text:p>1.110E+17</text:p>
          </table:table-cell>
          <table:table-cell table:style-name="Default" office:value-type="float" office:value="0.355">
            <text:p>0.355</text:p>
          </table:table-cell>
          <table:table-cell office:value-type="float" office:value="0.5255">
            <text:p>0.5255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500">
            <text:p>27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">
            <text:p>0.25</text:p>
          </table:table-cell>
          <table:table-cell office:value-type="float" office:value="0.2542">
            <text:p>0.2542</text:p>
          </table:table-cell>
          <table:table-cell table:style-name="ce4" office:value-type="float" office:value="1.117E+017">
            <text:p>1.117E+17</text:p>
          </table:table-cell>
          <table:table-cell table:style-name="Default" office:value-type="float" office:value="0.3546">
            <text:p>0.3546</text:p>
          </table:table-cell>
          <table:table-cell office:value-type="float" office:value="0.5252">
            <text:p>0.5252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600">
            <text:p>27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5">
            <text:p>0.25</text:p>
          </table:table-cell>
          <table:table-cell office:value-type="float" office:value="0.2542">
            <text:p>0.2542</text:p>
          </table:table-cell>
          <table:table-cell table:style-name="ce4" office:value-type="float" office:value="1.123E+017">
            <text:p>1.123E+17</text:p>
          </table:table-cell>
          <table:table-cell table:style-name="Default" office:value-type="float" office:value="0.3543">
            <text:p>0.3543</text:p>
          </table:table-cell>
          <table:table-cell office:value-type="float" office:value="0.5249">
            <text:p>0.5249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700">
            <text:p>27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9">
            <text:p>0.2499</text:p>
          </table:table-cell>
          <table:table-cell office:value-type="float" office:value="0.2541">
            <text:p>0.2541</text:p>
          </table:table-cell>
          <table:table-cell table:style-name="ce4" office:value-type="float" office:value="1.129E+017">
            <text:p>1.129E+17</text:p>
          </table:table-cell>
          <table:table-cell table:style-name="Default" office:value-type="float" office:value="0.354">
            <text:p>0.354</text:p>
          </table:table-cell>
          <table:table-cell office:value-type="float" office:value="0.5246">
            <text:p>0.5246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800">
            <text:p>27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9">
            <text:p>0.2499</text:p>
          </table:table-cell>
          <table:table-cell office:value-type="float" office:value="0.2541">
            <text:p>0.2541</text:p>
          </table:table-cell>
          <table:table-cell table:style-name="ce4" office:value-type="float" office:value="1.136E+017">
            <text:p>1.136E+17</text:p>
          </table:table-cell>
          <table:table-cell table:style-name="Default" office:value-type="float" office:value="0.3536">
            <text:p>0.3536</text:p>
          </table:table-cell>
          <table:table-cell office:value-type="float" office:value="0.5243">
            <text:p>0.5243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900">
            <text:p>27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9">
            <text:p>0.2499</text:p>
          </table:table-cell>
          <table:table-cell office:value-type="float" office:value="0.254">
            <text:p>0.254</text:p>
          </table:table-cell>
          <table:table-cell table:style-name="ce4" office:value-type="float" office:value="1.142E+017">
            <text:p>1.142E+17</text:p>
          </table:table-cell>
          <table:table-cell table:style-name="Default" office:value-type="float" office:value="0.3533">
            <text:p>0.3533</text:p>
          </table:table-cell>
          <table:table-cell office:value-type="float" office:value="0.5241">
            <text:p>0.524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2">
            <text:p>19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000">
            <text:p>28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8">
            <text:p>0.2498</text:p>
          </table:table-cell>
          <table:table-cell office:value-type="float" office:value="0.2539">
            <text:p>0.2539</text:p>
          </table:table-cell>
          <table:table-cell table:style-name="ce4" office:value-type="float" office:value="1.148E+017">
            <text:p>1.148E+17</text:p>
          </table:table-cell>
          <table:table-cell table:style-name="Default" office:value-type="float" office:value="0.353">
            <text:p>0.353</text:p>
          </table:table-cell>
          <table:table-cell office:value-type="float" office:value="0.5238">
            <text:p>0.5238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100">
            <text:p>28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8">
            <text:p>0.2498</text:p>
          </table:table-cell>
          <table:table-cell office:value-type="float" office:value="0.2539">
            <text:p>0.2539</text:p>
          </table:table-cell>
          <table:table-cell table:style-name="ce4" office:value-type="float" office:value="1.155E+017">
            <text:p>1.155E+17</text:p>
          </table:table-cell>
          <table:table-cell table:style-name="Default" office:value-type="float" office:value="0.3527">
            <text:p>0.3527</text:p>
          </table:table-cell>
          <table:table-cell office:value-type="float" office:value="0.5235">
            <text:p>0.5235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200">
            <text:p>28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7">
            <text:p>0.2497</text:p>
          </table:table-cell>
          <table:table-cell office:value-type="float" office:value="0.2538">
            <text:p>0.2538</text:p>
          </table:table-cell>
          <table:table-cell table:style-name="ce4" office:value-type="float" office:value="1.161E+017">
            <text:p>1.161E+17</text:p>
          </table:table-cell>
          <table:table-cell table:style-name="Default" office:value-type="float" office:value="0.3524">
            <text:p>0.3524</text:p>
          </table:table-cell>
          <table:table-cell office:value-type="float" office:value="0.5232">
            <text:p>0.523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300">
            <text:p>28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7">
            <text:p>0.2497</text:p>
          </table:table-cell>
          <table:table-cell office:value-type="float" office:value="0.2537">
            <text:p>0.2537</text:p>
          </table:table-cell>
          <table:table-cell table:style-name="ce4" office:value-type="float" office:value="1.168E+017">
            <text:p>1.168E+17</text:p>
          </table:table-cell>
          <table:table-cell table:style-name="Default" office:value-type="float" office:value="0.352">
            <text:p>0.352</text:p>
          </table:table-cell>
          <table:table-cell office:value-type="float" office:value="0.523">
            <text:p>0.523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400">
            <text:p>28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6">
            <text:p>0.2496</text:p>
          </table:table-cell>
          <table:table-cell office:value-type="float" office:value="0.2537">
            <text:p>0.2537</text:p>
          </table:table-cell>
          <table:table-cell table:style-name="ce4" office:value-type="float" office:value="1.174E+017">
            <text:p>1.174E+17</text:p>
          </table:table-cell>
          <table:table-cell table:style-name="Default" office:value-type="float" office:value="0.3517">
            <text:p>0.3517</text:p>
          </table:table-cell>
          <table:table-cell office:value-type="float" office:value="0.5227">
            <text:p>0.522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500">
            <text:p>28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6">
            <text:p>0.2496</text:p>
          </table:table-cell>
          <table:table-cell office:value-type="float" office:value="0.2536">
            <text:p>0.2536</text:p>
          </table:table-cell>
          <table:table-cell table:style-name="ce4" office:value-type="float" office:value="1.18E+017">
            <text:p>1.180E+17</text:p>
          </table:table-cell>
          <table:table-cell table:style-name="Default" office:value-type="float" office:value="0.3514">
            <text:p>0.3514</text:p>
          </table:table-cell>
          <table:table-cell office:value-type="float" office:value="0.5225">
            <text:p>0.5225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600">
            <text:p>28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5">
            <text:p>0.2495</text:p>
          </table:table-cell>
          <table:table-cell office:value-type="float" office:value="0.2536">
            <text:p>0.2536</text:p>
          </table:table-cell>
          <table:table-cell table:style-name="ce4" office:value-type="float" office:value="1.187E+017">
            <text:p>1.187E+17</text:p>
          </table:table-cell>
          <table:table-cell table:style-name="Default" office:value-type="float" office:value="0.3511">
            <text:p>0.3511</text:p>
          </table:table-cell>
          <table:table-cell office:value-type="float" office:value="0.5222">
            <text:p>0.522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700">
            <text:p>28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5">
            <text:p>0.2495</text:p>
          </table:table-cell>
          <table:table-cell office:value-type="float" office:value="0.2535">
            <text:p>0.2535</text:p>
          </table:table-cell>
          <table:table-cell table:style-name="ce4" office:value-type="float" office:value="1.193E+017">
            <text:p>1.193E+17</text:p>
          </table:table-cell>
          <table:table-cell table:style-name="Default" office:value-type="float" office:value="0.3508">
            <text:p>0.3508</text:p>
          </table:table-cell>
          <table:table-cell office:value-type="float" office:value="0.5219">
            <text:p>0.5219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800">
            <text:p>28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4">
            <text:p>0.2494</text:p>
          </table:table-cell>
          <table:table-cell office:value-type="float" office:value="0.2534">
            <text:p>0.2534</text:p>
          </table:table-cell>
          <table:table-cell table:style-name="ce4" office:value-type="float" office:value="1.199E+017">
            <text:p>1.199E+17</text:p>
          </table:table-cell>
          <table:table-cell table:style-name="Default" office:value-type="float" office:value="0.3505">
            <text:p>0.3505</text:p>
          </table:table-cell>
          <table:table-cell office:value-type="float" office:value="0.5217">
            <text:p>0.521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900">
            <text:p>28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4">
            <text:p>0.2494</text:p>
          </table:table-cell>
          <table:table-cell office:value-type="float" office:value="0.2534">
            <text:p>0.2534</text:p>
          </table:table-cell>
          <table:table-cell table:style-name="ce4" office:value-type="float" office:value="1.206E+017">
            <text:p>1.206E+17</text:p>
          </table:table-cell>
          <table:table-cell table:style-name="Default" office:value-type="float" office:value="0.3502">
            <text:p>0.3502</text:p>
          </table:table-cell>
          <table:table-cell office:value-type="float" office:value="0.5214">
            <text:p>0.5214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000">
            <text:p>29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3">
            <text:p>0.2493</text:p>
          </table:table-cell>
          <table:table-cell office:value-type="float" office:value="0.2533">
            <text:p>0.2533</text:p>
          </table:table-cell>
          <table:table-cell table:style-name="ce4" office:value-type="float" office:value="1.212E+017">
            <text:p>1.212E+17</text:p>
          </table:table-cell>
          <table:table-cell table:style-name="Default" office:value-type="float" office:value="0.3499">
            <text:p>0.3499</text:p>
          </table:table-cell>
          <table:table-cell office:value-type="float" office:value="0.5212">
            <text:p>0.521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100">
            <text:p>29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3">
            <text:p>0.2493</text:p>
          </table:table-cell>
          <table:table-cell office:value-type="float" office:value="0.2533">
            <text:p>0.2533</text:p>
          </table:table-cell>
          <table:table-cell table:style-name="ce4" office:value-type="float" office:value="1.219E+017">
            <text:p>1.219E+17</text:p>
          </table:table-cell>
          <table:table-cell table:style-name="Default" office:value-type="float" office:value="0.3496">
            <text:p>0.3496</text:p>
          </table:table-cell>
          <table:table-cell office:value-type="float" office:value="0.5209">
            <text:p>0.5209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200">
            <text:p>29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3">
            <text:p>0.2493</text:p>
          </table:table-cell>
          <table:table-cell office:value-type="float" office:value="0.2532">
            <text:p>0.2532</text:p>
          </table:table-cell>
          <table:table-cell table:style-name="ce4" office:value-type="float" office:value="1.225E+017">
            <text:p>1.225E+17</text:p>
          </table:table-cell>
          <table:table-cell table:style-name="Default" office:value-type="float" office:value="0.3493">
            <text:p>0.3493</text:p>
          </table:table-cell>
          <table:table-cell office:value-type="float" office:value="0.5207">
            <text:p>0.520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300">
            <text:p>29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2">
            <text:p>0.2492</text:p>
          </table:table-cell>
          <table:table-cell office:value-type="float" office:value="0.2532">
            <text:p>0.2532</text:p>
          </table:table-cell>
          <table:table-cell table:style-name="ce4" office:value-type="float" office:value="1.232E+017">
            <text:p>1.232E+17</text:p>
          </table:table-cell>
          <table:table-cell table:style-name="Default" office:value-type="float" office:value="0.349">
            <text:p>0.349</text:p>
          </table:table-cell>
          <table:table-cell office:value-type="float" office:value="0.5204">
            <text:p>0.5204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400">
            <text:p>29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2">
            <text:p>0.2492</text:p>
          </table:table-cell>
          <table:table-cell office:value-type="float" office:value="0.2531">
            <text:p>0.2531</text:p>
          </table:table-cell>
          <table:table-cell table:style-name="ce4" office:value-type="float" office:value="1.238E+017">
            <text:p>1.238E+17</text:p>
          </table:table-cell>
          <table:table-cell table:style-name="Default" office:value-type="float" office:value="0.3487">
            <text:p>0.3487</text:p>
          </table:table-cell>
          <table:table-cell office:value-type="float" office:value="0.5202">
            <text:p>0.5202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500">
            <text:p>29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1">
            <text:p>0.2491</text:p>
          </table:table-cell>
          <table:table-cell office:value-type="float" office:value="0.253">
            <text:p>0.253</text:p>
          </table:table-cell>
          <table:table-cell table:style-name="ce4" office:value-type="float" office:value="1.244E+017">
            <text:p>1.244E+17</text:p>
          </table:table-cell>
          <table:table-cell table:style-name="Default" office:value-type="float" office:value="0.3485">
            <text:p>0.3485</text:p>
          </table:table-cell>
          <table:table-cell office:value-type="float" office:value="0.52">
            <text:p>0.52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600">
            <text:p>29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1">
            <text:p>0.2491</text:p>
          </table:table-cell>
          <table:table-cell office:value-type="float" office:value="0.253">
            <text:p>0.253</text:p>
          </table:table-cell>
          <table:table-cell table:style-name="ce4" office:value-type="float" office:value="1.251E+017">
            <text:p>1.251E+17</text:p>
          </table:table-cell>
          <table:table-cell table:style-name="Default" office:value-type="float" office:value="0.3482">
            <text:p>0.3482</text:p>
          </table:table-cell>
          <table:table-cell office:value-type="float" office:value="0.5197">
            <text:p>0.5197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700">
            <text:p>29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">
            <text:p>0.249</text:p>
          </table:table-cell>
          <table:table-cell office:value-type="float" office:value="0.2529">
            <text:p>0.2529</text:p>
          </table:table-cell>
          <table:table-cell table:style-name="ce4" office:value-type="float" office:value="1.257E+017">
            <text:p>1.257E+17</text:p>
          </table:table-cell>
          <table:table-cell table:style-name="Default" office:value-type="float" office:value="0.3479">
            <text:p>0.3479</text:p>
          </table:table-cell>
          <table:table-cell office:value-type="float" office:value="0.5195">
            <text:p>0.5195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800">
            <text:p>29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">
            <text:p>0.249</text:p>
          </table:table-cell>
          <table:table-cell office:value-type="float" office:value="0.2529">
            <text:p>0.2529</text:p>
          </table:table-cell>
          <table:table-cell table:style-name="ce4" office:value-type="float" office:value="1.264E+017">
            <text:p>1.264E+17</text:p>
          </table:table-cell>
          <table:table-cell table:style-name="Default" office:value-type="float" office:value="0.3476">
            <text:p>0.3476</text:p>
          </table:table-cell>
          <table:table-cell office:value-type="float" office:value="0.5192">
            <text:p>0.5192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9900">
            <text:p>29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9">
            <text:p>0.249</text:p>
          </table:table-cell>
          <table:table-cell office:value-type="float" office:value="0.2528">
            <text:p>0.2528</text:p>
          </table:table-cell>
          <table:table-cell table:style-name="ce4" office:value-type="float" office:value="1.27E+017">
            <text:p>1.270E+17</text:p>
          </table:table-cell>
          <table:table-cell table:style-name="Default" office:value-type="float" office:value="0.3473">
            <text:p>0.3473</text:p>
          </table:table-cell>
          <table:table-cell office:value-type="float" office:value="0.519">
            <text:p>0.519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9">
            <text:p>0.2489</text:p>
          </table:table-cell>
          <table:table-cell office:value-type="float" office:value="0.2528">
            <text:p>0.2528</text:p>
          </table:table-cell>
          <table:table-cell table:style-name="ce4" office:value-type="float" office:value="1.277E+017">
            <text:p>1.277E+17</text:p>
          </table:table-cell>
          <table:table-cell table:style-name="Default" office:value-type="float" office:value="0.3471">
            <text:p>0.3471</text:p>
          </table:table-cell>
          <table:table-cell office:value-type="float" office:value="0.5188">
            <text:p>0.5188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100">
            <text:p>30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9">
            <text:p>0.2489</text:p>
          </table:table-cell>
          <table:table-cell office:value-type="float" office:value="0.2527">
            <text:p>0.2527</text:p>
          </table:table-cell>
          <table:table-cell table:style-name="ce4" office:value-type="float" office:value="1.283E+017">
            <text:p>1.283E+17</text:p>
          </table:table-cell>
          <table:table-cell table:style-name="Default" office:value-type="float" office:value="0.3468">
            <text:p>0.3468</text:p>
          </table:table-cell>
          <table:table-cell office:value-type="float" office:value="0.5186">
            <text:p>0.5186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200">
            <text:p>30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8">
            <text:p>0.2488</text:p>
          </table:table-cell>
          <table:table-cell office:value-type="float" office:value="0.2527">
            <text:p>0.2527</text:p>
          </table:table-cell>
          <table:table-cell table:style-name="ce4" office:value-type="float" office:value="1.289E+017">
            <text:p>1.289E+17</text:p>
          </table:table-cell>
          <table:table-cell table:style-name="Default" office:value-type="float" office:value="0.3465">
            <text:p>0.3465</text:p>
          </table:table-cell>
          <table:table-cell office:value-type="float" office:value="0.5183">
            <text:p>0.5183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300">
            <text:p>30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8">
            <text:p>0.2488</text:p>
          </table:table-cell>
          <table:table-cell office:value-type="float" office:value="0.2526">
            <text:p>0.2526</text:p>
          </table:table-cell>
          <table:table-cell table:style-name="ce4" office:value-type="float" office:value="1.296E+017">
            <text:p>1.296E+17</text:p>
          </table:table-cell>
          <table:table-cell table:style-name="Default" office:value-type="float" office:value="0.3463">
            <text:p>0.3463</text:p>
          </table:table-cell>
          <table:table-cell office:value-type="float" office:value="0.5181">
            <text:p>0.5181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400">
            <text:p>30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8">
            <text:p>0.2488</text:p>
          </table:table-cell>
          <table:table-cell office:value-type="float" office:value="0.2526">
            <text:p>0.2526</text:p>
          </table:table-cell>
          <table:table-cell table:style-name="ce4" office:value-type="float" office:value="1.302E+017">
            <text:p>1.302E+17</text:p>
          </table:table-cell>
          <table:table-cell table:style-name="Default" office:value-type="float" office:value="0.346">
            <text:p>0.346</text:p>
          </table:table-cell>
          <table:table-cell office:value-type="float" office:value="0.5179">
            <text:p>0.5179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500">
            <text:p>30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7">
            <text:p>0.2487</text:p>
          </table:table-cell>
          <table:table-cell office:value-type="float" office:value="0.2525">
            <text:p>0.2525</text:p>
          </table:table-cell>
          <table:table-cell table:style-name="ce4" office:value-type="float" office:value="1.309E+017">
            <text:p>1.309E+17</text:p>
          </table:table-cell>
          <table:table-cell table:style-name="Default" office:value-type="float" office:value="0.3457">
            <text:p>0.3457</text:p>
          </table:table-cell>
          <table:table-cell office:value-type="float" office:value="0.5177">
            <text:p>0.5177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600">
            <text:p>30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7">
            <text:p>0.2487</text:p>
          </table:table-cell>
          <table:table-cell office:value-type="float" office:value="0.2525">
            <text:p>0.2525</text:p>
          </table:table-cell>
          <table:table-cell table:style-name="ce4" office:value-type="float" office:value="1.315E+017">
            <text:p>1.315E+17</text:p>
          </table:table-cell>
          <table:table-cell table:style-name="Default" office:value-type="float" office:value="0.3455">
            <text:p>0.3455</text:p>
          </table:table-cell>
          <table:table-cell office:value-type="float" office:value="0.5174">
            <text:p>0.5174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700">
            <text:p>30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7">
            <text:p>0.2487</text:p>
          </table:table-cell>
          <table:table-cell office:value-type="float" office:value="0.2524">
            <text:p>0.2524</text:p>
          </table:table-cell>
          <table:table-cell table:style-name="ce4" office:value-type="float" office:value="1.322E+017">
            <text:p>1.322E+17</text:p>
          </table:table-cell>
          <table:table-cell table:style-name="Default" office:value-type="float" office:value="0.3452">
            <text:p>0.3452</text:p>
          </table:table-cell>
          <table:table-cell office:value-type="float" office:value="0.5172">
            <text:p>0.5172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800">
            <text:p>30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6">
            <text:p>0.2486</text:p>
          </table:table-cell>
          <table:table-cell office:value-type="float" office:value="0.2524">
            <text:p>0.2524</text:p>
          </table:table-cell>
          <table:table-cell table:style-name="ce4" office:value-type="float" office:value="1.328E+017">
            <text:p>1.328E+17</text:p>
          </table:table-cell>
          <table:table-cell table:style-name="Default" office:value-type="float" office:value="0.345">
            <text:p>0.345</text:p>
          </table:table-cell>
          <table:table-cell office:value-type="float" office:value="0.517">
            <text:p>0.517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900">
            <text:p>30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6">
            <text:p>0.2486</text:p>
          </table:table-cell>
          <table:table-cell office:value-type="float" office:value="0.2523">
            <text:p>0.2523</text:p>
          </table:table-cell>
          <table:table-cell table:style-name="ce4" office:value-type="float" office:value="1.335E+017">
            <text:p>1.335E+17</text:p>
          </table:table-cell>
          <table:table-cell table:style-name="Default" office:value-type="float" office:value="0.3447">
            <text:p>0.3447</text:p>
          </table:table-cell>
          <table:table-cell office:value-type="float" office:value="0.5168">
            <text:p>0.5168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000">
            <text:p>31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5">
            <text:p>0.2485</text:p>
          </table:table-cell>
          <table:table-cell office:value-type="float" office:value="0.2523">
            <text:p>0.2523</text:p>
          </table:table-cell>
          <table:table-cell table:style-name="ce4" office:value-type="float" office:value="1.341E+017">
            <text:p>1.341E+17</text:p>
          </table:table-cell>
          <table:table-cell table:style-name="Default" office:value-type="float" office:value="0.3444">
            <text:p>0.3444</text:p>
          </table:table-cell>
          <table:table-cell office:value-type="float" office:value="0.5166">
            <text:p>0.5166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100">
            <text:p>31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5">
            <text:p>0.2485</text:p>
          </table:table-cell>
          <table:table-cell office:value-type="float" office:value="0.2522">
            <text:p>0.2522</text:p>
          </table:table-cell>
          <table:table-cell table:style-name="ce4" office:value-type="float" office:value="1.348E+017">
            <text:p>1.348E+17</text:p>
          </table:table-cell>
          <table:table-cell table:style-name="Default" office:value-type="float" office:value="0.3442">
            <text:p>0.3442</text:p>
          </table:table-cell>
          <table:table-cell office:value-type="float" office:value="0.5164">
            <text:p>0.5164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200">
            <text:p>31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5">
            <text:p>0.2485</text:p>
          </table:table-cell>
          <table:table-cell office:value-type="float" office:value="0.2522">
            <text:p>0.2522</text:p>
          </table:table-cell>
          <table:table-cell table:style-name="ce4" office:value-type="float" office:value="1.354E+017">
            <text:p>1.354E+17</text:p>
          </table:table-cell>
          <table:table-cell table:style-name="Default" office:value-type="float" office:value="0.3439">
            <text:p>0.3439</text:p>
          </table:table-cell>
          <table:table-cell office:value-type="float" office:value="0.5161">
            <text:p>0.5161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300">
            <text:p>31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4">
            <text:p>0.2484</text:p>
          </table:table-cell>
          <table:table-cell office:value-type="float" office:value="0.2521">
            <text:p>0.2521</text:p>
          </table:table-cell>
          <table:table-cell table:style-name="ce4" office:value-type="float" office:value="1.36E+017">
            <text:p>1.360E+17</text:p>
          </table:table-cell>
          <table:table-cell table:style-name="Default" office:value-type="float" office:value="0.3437">
            <text:p>0.3437</text:p>
          </table:table-cell>
          <table:table-cell office:value-type="float" office:value="0.5159">
            <text:p>0.515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400">
            <text:p>31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4">
            <text:p>0.2484</text:p>
          </table:table-cell>
          <table:table-cell office:value-type="float" office:value="0.2521">
            <text:p>0.2521</text:p>
          </table:table-cell>
          <table:table-cell table:style-name="ce4" office:value-type="float" office:value="1.367E+017">
            <text:p>1.367E+17</text:p>
          </table:table-cell>
          <table:table-cell table:style-name="Default" office:value-type="float" office:value="0.3435">
            <text:p>0.3435</text:p>
          </table:table-cell>
          <table:table-cell office:value-type="float" office:value="0.5157">
            <text:p>0.5157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500">
            <text:p>31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4">
            <text:p>0.2484</text:p>
          </table:table-cell>
          <table:table-cell office:value-type="float" office:value="0.252">
            <text:p>0.252</text:p>
          </table:table-cell>
          <table:table-cell table:style-name="ce4" office:value-type="float" office:value="1.373E+017">
            <text:p>1.373E+17</text:p>
          </table:table-cell>
          <table:table-cell table:style-name="Default" office:value-type="float" office:value="0.3432">
            <text:p>0.3432</text:p>
          </table:table-cell>
          <table:table-cell office:value-type="float" office:value="0.5155">
            <text:p>0.5155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600">
            <text:p>31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3">
            <text:p>0.2483</text:p>
          </table:table-cell>
          <table:table-cell office:value-type="float" office:value="0.252">
            <text:p>0.252</text:p>
          </table:table-cell>
          <table:table-cell table:style-name="ce4" office:value-type="float" office:value="1.38E+017">
            <text:p>1.380E+17</text:p>
          </table:table-cell>
          <table:table-cell table:style-name="Default" office:value-type="float" office:value="0.343">
            <text:p>0.343</text:p>
          </table:table-cell>
          <table:table-cell office:value-type="float" office:value="0.5153">
            <text:p>0.5153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700">
            <text:p>31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3">
            <text:p>0.2483</text:p>
          </table:table-cell>
          <table:table-cell office:value-type="float" office:value="0.2519">
            <text:p>0.2519</text:p>
          </table:table-cell>
          <table:table-cell table:style-name="ce4" office:value-type="float" office:value="1.386E+017">
            <text:p>1.386E+17</text:p>
          </table:table-cell>
          <table:table-cell table:style-name="Default" office:value-type="float" office:value="0.3427">
            <text:p>0.3427</text:p>
          </table:table-cell>
          <table:table-cell office:value-type="float" office:value="0.5151">
            <text:p>0.5151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800">
            <text:p>31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2">
            <text:p>0.2482</text:p>
          </table:table-cell>
          <table:table-cell office:value-type="float" office:value="0.2519">
            <text:p>0.2519</text:p>
          </table:table-cell>
          <table:table-cell table:style-name="ce4" office:value-type="float" office:value="1.393E+017">
            <text:p>1.393E+17</text:p>
          </table:table-cell>
          <table:table-cell table:style-name="Default" office:value-type="float" office:value="0.3425">
            <text:p>0.3425</text:p>
          </table:table-cell>
          <table:table-cell office:value-type="float" office:value="0.5149">
            <text:p>0.51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900">
            <text:p>31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2">
            <text:p>0.2482</text:p>
          </table:table-cell>
          <table:table-cell office:value-type="float" office:value="0.2518">
            <text:p>0.2518</text:p>
          </table:table-cell>
          <table:table-cell table:style-name="ce4" office:value-type="float" office:value="1.399E+017">
            <text:p>1.399E+17</text:p>
          </table:table-cell>
          <table:table-cell table:style-name="Default" office:value-type="float" office:value="0.3423">
            <text:p>0.3423</text:p>
          </table:table-cell>
          <table:table-cell office:value-type="float" office:value="0.5147">
            <text:p>0.5147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2">
            <text:p>0.2482</text:p>
          </table:table-cell>
          <table:table-cell office:value-type="float" office:value="0.2518">
            <text:p>0.2518</text:p>
          </table:table-cell>
          <table:table-cell table:style-name="ce4" office:value-type="float" office:value="1.406E+017">
            <text:p>1.406E+17</text:p>
          </table:table-cell>
          <table:table-cell table:style-name="Default" office:value-type="float" office:value="0.342">
            <text:p>0.342</text:p>
          </table:table-cell>
          <table:table-cell office:value-type="float" office:value="0.5145">
            <text:p>0.5145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100">
            <text:p>32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1">
            <text:p>0.2481</text:p>
          </table:table-cell>
          <table:table-cell office:value-type="float" office:value="0.2517">
            <text:p>0.2517</text:p>
          </table:table-cell>
          <table:table-cell table:style-name="ce4" office:value-type="float" office:value="1.412E+017">
            <text:p>1.412E+17</text:p>
          </table:table-cell>
          <table:table-cell table:style-name="Default" office:value-type="float" office:value="0.3418">
            <text:p>0.3418</text:p>
          </table:table-cell>
          <table:table-cell office:value-type="float" office:value="0.5143">
            <text:p>0.5143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200">
            <text:p>32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1">
            <text:p>0.2481</text:p>
          </table:table-cell>
          <table:table-cell office:value-type="float" office:value="0.2517">
            <text:p>0.2517</text:p>
          </table:table-cell>
          <table:table-cell table:style-name="ce4" office:value-type="float" office:value="1.419E+017">
            <text:p>1.419E+17</text:p>
          </table:table-cell>
          <table:table-cell table:style-name="Default" office:value-type="float" office:value="0.3416">
            <text:p>0.3416</text:p>
          </table:table-cell>
          <table:table-cell office:value-type="float" office:value="0.5141">
            <text:p>0.5141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300">
            <text:p>32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1">
            <text:p>0.2481</text:p>
          </table:table-cell>
          <table:table-cell office:value-type="float" office:value="0.2516">
            <text:p>0.2516</text:p>
          </table:table-cell>
          <table:table-cell table:style-name="ce4" office:value-type="float" office:value="1.425E+017">
            <text:p>1.425E+17</text:p>
          </table:table-cell>
          <table:table-cell table:style-name="Default" office:value-type="float" office:value="0.3413">
            <text:p>0.3413</text:p>
          </table:table-cell>
          <table:table-cell office:value-type="float" office:value="0.5139">
            <text:p>0.513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400">
            <text:p>32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">
            <text:p>0.248</text:p>
          </table:table-cell>
          <table:table-cell office:value-type="float" office:value="0.2516">
            <text:p>0.2516</text:p>
          </table:table-cell>
          <table:table-cell table:style-name="ce4" office:value-type="float" office:value="1.432E+017">
            <text:p>1.432E+17</text:p>
          </table:table-cell>
          <table:table-cell table:style-name="Default" office:value-type="float" office:value="0.3411">
            <text:p>0.3411</text:p>
          </table:table-cell>
          <table:table-cell office:value-type="float" office:value="0.5137">
            <text:p>0.5137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500">
            <text:p>32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">
            <text:p>0.248</text:p>
          </table:table-cell>
          <table:table-cell office:value-type="float" office:value="0.2516">
            <text:p>0.2516</text:p>
          </table:table-cell>
          <table:table-cell table:style-name="ce4" office:value-type="float" office:value="1.438E+017">
            <text:p>1.438E+17</text:p>
          </table:table-cell>
          <table:table-cell table:style-name="Default" office:value-type="float" office:value="0.3409">
            <text:p>0.3409</text:p>
          </table:table-cell>
          <table:table-cell office:value-type="float" office:value="0.5135">
            <text:p>0.5135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600">
            <text:p>32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8">
            <text:p>0.248</text:p>
          </table:table-cell>
          <table:table-cell office:value-type="float" office:value="0.2515">
            <text:p>0.2515</text:p>
          </table:table-cell>
          <table:table-cell table:style-name="ce4" office:value-type="float" office:value="1.445E+017">
            <text:p>1.445E+17</text:p>
          </table:table-cell>
          <table:table-cell table:style-name="Default" office:value-type="float" office:value="0.3407">
            <text:p>0.3407</text:p>
          </table:table-cell>
          <table:table-cell office:value-type="float" office:value="0.5133">
            <text:p>0.5133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700">
            <text:p>32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9">
            <text:p>0.2479</text:p>
          </table:table-cell>
          <table:table-cell office:value-type="float" office:value="0.2515">
            <text:p>0.2515</text:p>
          </table:table-cell>
          <table:table-cell table:style-name="ce4" office:value-type="float" office:value="1.451E+017">
            <text:p>1.451E+17</text:p>
          </table:table-cell>
          <table:table-cell table:style-name="Default" office:value-type="float" office:value="0.3404">
            <text:p>0.3404</text:p>
          </table:table-cell>
          <table:table-cell office:value-type="float" office:value="0.5132">
            <text:p>0.5132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800">
            <text:p>32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9">
            <text:p>0.2479</text:p>
          </table:table-cell>
          <table:table-cell office:value-type="float" office:value="0.2514">
            <text:p>0.2514</text:p>
          </table:table-cell>
          <table:table-cell table:style-name="ce4" office:value-type="float" office:value="1.458E+017">
            <text:p>1.458E+17</text:p>
          </table:table-cell>
          <table:table-cell table:style-name="Default" office:value-type="float" office:value="0.3402">
            <text:p>0.3402</text:p>
          </table:table-cell>
          <table:table-cell office:value-type="float" office:value="0.513">
            <text:p>0.513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900">
            <text:p>32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9">
            <text:p>0.2479</text:p>
          </table:table-cell>
          <table:table-cell office:value-type="float" office:value="0.2514">
            <text:p>0.2514</text:p>
          </table:table-cell>
          <table:table-cell table:style-name="ce4" office:value-type="float" office:value="1.464E+017">
            <text:p>1.464E+17</text:p>
          </table:table-cell>
          <table:table-cell table:style-name="Default" office:value-type="float" office:value="0.34">
            <text:p>0.34</text:p>
          </table:table-cell>
          <table:table-cell office:value-type="float" office:value="0.5128">
            <text:p>0.5128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000">
            <text:p>33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8">
            <text:p>0.2478</text:p>
          </table:table-cell>
          <table:table-cell office:value-type="float" office:value="0.2513">
            <text:p>0.2513</text:p>
          </table:table-cell>
          <table:table-cell table:style-name="ce4" office:value-type="float" office:value="1.471E+017">
            <text:p>1.471E+17</text:p>
          </table:table-cell>
          <table:table-cell table:style-name="Default" office:value-type="float" office:value="0.3398">
            <text:p>0.3398</text:p>
          </table:table-cell>
          <table:table-cell office:value-type="float" office:value="0.5126">
            <text:p>0.5126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100">
            <text:p>33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8">
            <text:p>0.2478</text:p>
          </table:table-cell>
          <table:table-cell office:value-type="float" office:value="0.2513">
            <text:p>0.2513</text:p>
          </table:table-cell>
          <table:table-cell table:style-name="ce4" office:value-type="float" office:value="1.477E+017">
            <text:p>1.477E+17</text:p>
          </table:table-cell>
          <table:table-cell table:style-name="Default" office:value-type="float" office:value="0.3396">
            <text:p>0.3396</text:p>
          </table:table-cell>
          <table:table-cell office:value-type="float" office:value="0.5124">
            <text:p>0.5124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200">
            <text:p>33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8">
            <text:p>0.2478</text:p>
          </table:table-cell>
          <table:table-cell office:value-type="float" office:value="0.2513">
            <text:p>0.2513</text:p>
          </table:table-cell>
          <table:table-cell table:style-name="ce4" office:value-type="float" office:value="1.484E+017">
            <text:p>1.484E+17</text:p>
          </table:table-cell>
          <table:table-cell table:style-name="Default" office:value-type="float" office:value="0.3393">
            <text:p>0.3393</text:p>
          </table:table-cell>
          <table:table-cell office:value-type="float" office:value="0.5122">
            <text:p>0.5122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300">
            <text:p>33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7">
            <text:p>0.2477</text:p>
          </table:table-cell>
          <table:table-cell office:value-type="float" office:value="0.2512">
            <text:p>0.2512</text:p>
          </table:table-cell>
          <table:table-cell table:style-name="ce4" office:value-type="float" office:value="1.49E+017">
            <text:p>1.490E+17</text:p>
          </table:table-cell>
          <table:table-cell table:style-name="Default" office:value-type="float" office:value="0.3391">
            <text:p>0.3391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400">
            <text:p>33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7">
            <text:p>0.2477</text:p>
          </table:table-cell>
          <table:table-cell office:value-type="float" office:value="0.2512">
            <text:p>0.2512</text:p>
          </table:table-cell>
          <table:table-cell table:style-name="ce4" office:value-type="float" office:value="1.497E+017">
            <text:p>1.497E+17</text:p>
          </table:table-cell>
          <table:table-cell table:style-name="Default" office:value-type="float" office:value="0.3389">
            <text:p>0.3389</text:p>
          </table:table-cell>
          <table:table-cell office:value-type="float" office:value="0.5119">
            <text:p>0.5119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500">
            <text:p>33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7">
            <text:p>0.2477</text:p>
          </table:table-cell>
          <table:table-cell office:value-type="float" office:value="0.2511">
            <text:p>0.2511</text:p>
          </table:table-cell>
          <table:table-cell table:style-name="ce4" office:value-type="float" office:value="1.503E+017">
            <text:p>1.503E+17</text:p>
          </table:table-cell>
          <table:table-cell table:style-name="Default" office:value-type="float" office:value="0.3387">
            <text:p>0.3387</text:p>
          </table:table-cell>
          <table:table-cell office:value-type="float" office:value="0.5117">
            <text:p>0.5117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600">
            <text:p>33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6">
            <text:p>0.2476</text:p>
          </table:table-cell>
          <table:table-cell office:value-type="float" office:value="0.2511">
            <text:p>0.2511</text:p>
          </table:table-cell>
          <table:table-cell table:style-name="ce4" office:value-type="float" office:value="1.51E+017">
            <text:p>1.510E+17</text:p>
          </table:table-cell>
          <table:table-cell table:style-name="Default" office:value-type="float" office:value="0.3385">
            <text:p>0.3385</text:p>
          </table:table-cell>
          <table:table-cell office:value-type="float" office:value="0.5115">
            <text:p>0.5115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700">
            <text:p>33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6">
            <text:p>0.2476</text:p>
          </table:table-cell>
          <table:table-cell office:value-type="float" office:value="0.251">
            <text:p>0.251</text:p>
          </table:table-cell>
          <table:table-cell table:style-name="ce4" office:value-type="float" office:value="1.516E+017">
            <text:p>1.516E+17</text:p>
          </table:table-cell>
          <table:table-cell table:style-name="Default" office:value-type="float" office:value="0.3383">
            <text:p>0.3383</text:p>
          </table:table-cell>
          <table:table-cell office:value-type="float" office:value="0.5113">
            <text:p>0.5113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800">
            <text:p>33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6">
            <text:p>0.2476</text:p>
          </table:table-cell>
          <table:table-cell office:value-type="float" office:value="0.251">
            <text:p>0.251</text:p>
          </table:table-cell>
          <table:table-cell table:style-name="ce4" office:value-type="float" office:value="1.523E+017">
            <text:p>1.523E+17</text:p>
          </table:table-cell>
          <table:table-cell table:style-name="Default" office:value-type="float" office:value="0.3381">
            <text:p>0.3381</text:p>
          </table:table-cell>
          <table:table-cell office:value-type="float" office:value="0.5112">
            <text:p>0.5112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3900">
            <text:p>33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6">
            <text:p>0.2476</text:p>
          </table:table-cell>
          <table:table-cell office:value-type="float" office:value="0.251">
            <text:p>0.251</text:p>
          </table:table-cell>
          <table:table-cell table:style-name="ce4" office:value-type="float" office:value="1.53E+017">
            <text:p>1.530E+17</text:p>
          </table:table-cell>
          <table:table-cell table:style-name="Default" office:value-type="float" office:value="0.3379">
            <text:p>0.3379</text:p>
          </table:table-cell>
          <table:table-cell office:value-type="float" office:value="0.511">
            <text:p>0.511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000">
            <text:p>34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5">
            <text:p>0.2475</text:p>
          </table:table-cell>
          <table:table-cell office:value-type="float" office:value="0.2509">
            <text:p>0.2509</text:p>
          </table:table-cell>
          <table:table-cell table:style-name="ce4" office:value-type="float" office:value="1.536E+017">
            <text:p>1.536E+17</text:p>
          </table:table-cell>
          <table:table-cell table:style-name="Default" office:value-type="float" office:value="0.3377">
            <text:p>0.3377</text:p>
          </table:table-cell>
          <table:table-cell office:value-type="float" office:value="0.5108">
            <text:p>0.5108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100">
            <text:p>34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5">
            <text:p>0.2475</text:p>
          </table:table-cell>
          <table:table-cell office:value-type="float" office:value="0.2509">
            <text:p>0.2509</text:p>
          </table:table-cell>
          <table:table-cell table:style-name="ce4" office:value-type="float" office:value="1.543E+017">
            <text:p>1.543E+17</text:p>
          </table:table-cell>
          <table:table-cell table:style-name="Default" office:value-type="float" office:value="0.3375">
            <text:p>0.3375</text:p>
          </table:table-cell>
          <table:table-cell office:value-type="float" office:value="0.5106">
            <text:p>0.510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200">
            <text:p>34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5">
            <text:p>0.2475</text:p>
          </table:table-cell>
          <table:table-cell office:value-type="float" office:value="0.2508">
            <text:p>0.2508</text:p>
          </table:table-cell>
          <table:table-cell table:style-name="ce4" office:value-type="float" office:value="1.549E+017">
            <text:p>1.549E+17</text:p>
          </table:table-cell>
          <table:table-cell table:style-name="Default" office:value-type="float" office:value="0.3373">
            <text:p>0.3373</text:p>
          </table:table-cell>
          <table:table-cell office:value-type="float" office:value="0.5105">
            <text:p>0.5105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300">
            <text:p>34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4">
            <text:p>0.2474</text:p>
          </table:table-cell>
          <table:table-cell office:value-type="float" office:value="0.2508">
            <text:p>0.2508</text:p>
          </table:table-cell>
          <table:table-cell table:style-name="ce4" office:value-type="float" office:value="1.556E+017">
            <text:p>1.556E+17</text:p>
          </table:table-cell>
          <table:table-cell table:style-name="Default" office:value-type="float" office:value="0.3371">
            <text:p>0.3371</text:p>
          </table:table-cell>
          <table:table-cell office:value-type="float" office:value="0.5103">
            <text:p>0.5103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400">
            <text:p>34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4">
            <text:p>0.2474</text:p>
          </table:table-cell>
          <table:table-cell office:value-type="float" office:value="0.2508">
            <text:p>0.2508</text:p>
          </table:table-cell>
          <table:table-cell table:style-name="ce4" office:value-type="float" office:value="1.562E+017">
            <text:p>1.562E+17</text:p>
          </table:table-cell>
          <table:table-cell table:style-name="Default" office:value-type="float" office:value="0.3369">
            <text:p>0.3369</text:p>
          </table:table-cell>
          <table:table-cell office:value-type="float" office:value="0.5101">
            <text:p>0.5101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500">
            <text:p>34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4">
            <text:p>0.2474</text:p>
          </table:table-cell>
          <table:table-cell office:value-type="float" office:value="0.2507">
            <text:p>0.2507</text:p>
          </table:table-cell>
          <table:table-cell table:style-name="ce4" office:value-type="float" office:value="1.569E+017">
            <text:p>1.569E+17</text:p>
          </table:table-cell>
          <table:table-cell table:style-name="Default" office:value-type="float" office:value="0.3367">
            <text:p>0.3367</text:p>
          </table:table-cell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600">
            <text:p>34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3">
            <text:p>0.2473</text:p>
          </table:table-cell>
          <table:table-cell office:value-type="float" office:value="0.2507">
            <text:p>0.2507</text:p>
          </table:table-cell>
          <table:table-cell table:style-name="ce4" office:value-type="float" office:value="1.575E+017">
            <text:p>1.575E+17</text:p>
          </table:table-cell>
          <table:table-cell table:style-name="Default" office:value-type="float" office:value="0.3365">
            <text:p>0.3365</text:p>
          </table:table-cell>
          <table:table-cell office:value-type="float" office:value="0.5098">
            <text:p>0.5098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700">
            <text:p>34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3">
            <text:p>0.2473</text:p>
          </table:table-cell>
          <table:table-cell office:value-type="float" office:value="0.2506">
            <text:p>0.2506</text:p>
          </table:table-cell>
          <table:table-cell table:style-name="ce4" office:value-type="float" office:value="1.582E+017">
            <text:p>1.582E+17</text:p>
          </table:table-cell>
          <table:table-cell table:style-name="Default" office:value-type="float" office:value="0.3363">
            <text:p>0.3363</text:p>
          </table:table-cell>
          <table:table-cell office:value-type="float" office:value="0.5096">
            <text:p>0.509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800">
            <text:p>34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3">
            <text:p>0.2473</text:p>
          </table:table-cell>
          <table:table-cell office:value-type="float" office:value="0.2506">
            <text:p>0.2506</text:p>
          </table:table-cell>
          <table:table-cell table:style-name="ce4" office:value-type="float" office:value="1.588E+017">
            <text:p>1.588E+17</text:p>
          </table:table-cell>
          <table:table-cell table:style-name="Default" office:value-type="float" office:value="0.3361">
            <text:p>0.3361</text:p>
          </table:table-cell>
          <table:table-cell office:value-type="float" office:value="0.5095">
            <text:p>0.5095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900">
            <text:p>34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3">
            <text:p>0.2473</text:p>
          </table:table-cell>
          <table:table-cell office:value-type="float" office:value="0.2506">
            <text:p>0.2506</text:p>
          </table:table-cell>
          <table:table-cell table:style-name="ce4" office:value-type="float" office:value="1.595E+017">
            <text:p>1.595E+17</text:p>
          </table:table-cell>
          <table:table-cell table:style-name="Default" office:value-type="float" office:value="0.3359">
            <text:p>0.3359</text:p>
          </table:table-cell>
          <table:table-cell office:value-type="float" office:value="0.5093">
            <text:p>0.5093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2">
            <text:p>0.2472</text:p>
          </table:table-cell>
          <table:table-cell office:value-type="float" office:value="0.2505">
            <text:p>0.2505</text:p>
          </table:table-cell>
          <table:table-cell table:style-name="ce4" office:value-type="float" office:value="1.602E+017">
            <text:p>1.602E+17</text:p>
          </table:table-cell>
          <table:table-cell table:style-name="Default" office:value-type="float" office:value="0.3357">
            <text:p>0.3357</text:p>
          </table:table-cell>
          <table:table-cell office:value-type="float" office:value="0.5091">
            <text:p>0.5091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2">
            <text:p>0.2472</text:p>
          </table:table-cell>
          <table:table-cell office:value-type="float" office:value="0.2505">
            <text:p>0.2505</text:p>
          </table:table-cell>
          <table:table-cell table:style-name="ce4" office:value-type="float" office:value="1.608E+017">
            <text:p>1.608E+17</text:p>
          </table:table-cell>
          <table:table-cell table:style-name="Default" office:value-type="float" office:value="0.3356">
            <text:p>0.3356</text:p>
          </table:table-cell>
          <table:table-cell office:value-type="float" office:value="0.509">
            <text:p>0.509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200">
            <text:p>35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2">
            <text:p>0.2472</text:p>
          </table:table-cell>
          <table:table-cell office:value-type="float" office:value="0.2505">
            <text:p>0.2505</text:p>
          </table:table-cell>
          <table:table-cell table:style-name="ce4" office:value-type="float" office:value="1.615E+017">
            <text:p>1.615E+17</text:p>
          </table:table-cell>
          <table:table-cell table:style-name="Default" office:value-type="float" office:value="0.3354">
            <text:p>0.3354</text:p>
          </table:table-cell>
          <table:table-cell office:value-type="float" office:value="0.5088">
            <text:p>0.5088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300">
            <text:p>35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1">
            <text:p>0.2471</text:p>
          </table:table-cell>
          <table:table-cell office:value-type="float" office:value="0.2504">
            <text:p>0.2504</text:p>
          </table:table-cell>
          <table:table-cell table:style-name="ce4" office:value-type="float" office:value="1.621E+017">
            <text:p>1.621E+17</text:p>
          </table:table-cell>
          <table:table-cell table:style-name="Default" office:value-type="float" office:value="0.3352">
            <text:p>0.3352</text:p>
          </table:table-cell>
          <table:table-cell office:value-type="float" office:value="0.5087">
            <text:p>0.5087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400">
            <text:p>35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1">
            <text:p>0.2471</text:p>
          </table:table-cell>
          <table:table-cell office:value-type="float" office:value="0.2504">
            <text:p>0.2504</text:p>
          </table:table-cell>
          <table:table-cell table:style-name="ce4" office:value-type="float" office:value="1.628E+017">
            <text:p>1.628E+17</text:p>
          </table:table-cell>
          <table:table-cell table:style-name="Default" office:value-type="float" office:value="0.335">
            <text:p>0.335</text:p>
          </table:table-cell>
          <table:table-cell office:value-type="float" office:value="0.5085">
            <text:p>0.5085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500">
            <text:p>35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1">
            <text:p>0.2471</text:p>
          </table:table-cell>
          <table:table-cell office:value-type="float" office:value="0.2503">
            <text:p>0.2503</text:p>
          </table:table-cell>
          <table:table-cell table:style-name="ce4" office:value-type="float" office:value="1.634E+017">
            <text:p>1.634E+17</text:p>
          </table:table-cell>
          <table:table-cell table:style-name="Default" office:value-type="float" office:value="0.3348">
            <text:p>0.3348</text:p>
          </table:table-cell>
          <table:table-cell office:value-type="float" office:value="0.5084">
            <text:p>0.5084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600">
            <text:p>35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1">
            <text:p>0.2471</text:p>
          </table:table-cell>
          <table:table-cell office:value-type="float" office:value="0.2503">
            <text:p>0.2503</text:p>
          </table:table-cell>
          <table:table-cell table:style-name="ce4" office:value-type="float" office:value="1.641E+017">
            <text:p>1.641E+17</text:p>
          </table:table-cell>
          <table:table-cell table:style-name="Default" office:value-type="float" office:value="0.3346">
            <text:p>0.3346</text:p>
          </table:table-cell>
          <table:table-cell office:value-type="float" office:value="0.5082">
            <text:p>0.5082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700">
            <text:p>35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">
            <text:p>0.247</text:p>
          </table:table-cell>
          <table:table-cell office:value-type="float" office:value="0.2503">
            <text:p>0.2503</text:p>
          </table:table-cell>
          <table:table-cell table:style-name="ce4" office:value-type="float" office:value="1.647E+017">
            <text:p>1.647E+17</text:p>
          </table:table-cell>
          <table:table-cell table:style-name="Default" office:value-type="float" office:value="0.3345">
            <text:p>0.3345</text:p>
          </table:table-cell>
          <table:table-cell office:value-type="float" office:value="0.508">
            <text:p>0.50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800">
            <text:p>35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">
            <text:p>0.247</text:p>
          </table:table-cell>
          <table:table-cell office:value-type="float" office:value="0.2502">
            <text:p>0.2502</text:p>
          </table:table-cell>
          <table:table-cell table:style-name="ce4" office:value-type="float" office:value="1.654E+017">
            <text:p>1.654E+17</text:p>
          </table:table-cell>
          <table:table-cell table:style-name="Default" office:value-type="float" office:value="0.3343">
            <text:p>0.3343</text:p>
          </table:table-cell>
          <table:table-cell office:value-type="float" office:value="0.5079">
            <text:p>0.5079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900">
            <text:p>35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">
            <text:p>0.247</text:p>
          </table:table-cell>
          <table:table-cell office:value-type="float" office:value="0.2502">
            <text:p>0.2502</text:p>
          </table:table-cell>
          <table:table-cell table:style-name="ce4" office:value-type="float" office:value="1.661E+017">
            <text:p>1.661E+17</text:p>
          </table:table-cell>
          <table:table-cell table:style-name="Default" office:value-type="float" office:value="0.3341">
            <text:p>0.3341</text:p>
          </table:table-cell>
          <table:table-cell office:value-type="float" office:value="0.5077">
            <text:p>0.5077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000">
            <text:p>36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7">
            <text:p>0.247</text:p>
          </table:table-cell>
          <table:table-cell office:value-type="float" office:value="0.2502">
            <text:p>0.2502</text:p>
          </table:table-cell>
          <table:table-cell table:style-name="ce4" office:value-type="float" office:value="1.667E+017">
            <text:p>1.667E+17</text:p>
          </table:table-cell>
          <table:table-cell table:style-name="Default" office:value-type="float" office:value="0.3339">
            <text:p>0.3339</text:p>
          </table:table-cell>
          <table:table-cell office:value-type="float" office:value="0.5076">
            <text:p>0.5076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100">
            <text:p>36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9">
            <text:p>0.2469</text:p>
          </table:table-cell>
          <table:table-cell office:value-type="float" office:value="0.2501">
            <text:p>0.2501</text:p>
          </table:table-cell>
          <table:table-cell table:style-name="ce4" office:value-type="float" office:value="1.674E+017">
            <text:p>1.674E+17</text:p>
          </table:table-cell>
          <table:table-cell table:style-name="Default" office:value-type="float" office:value="0.3338">
            <text:p>0.3338</text:p>
          </table:table-cell>
          <table:table-cell office:value-type="float" office:value="0.5074">
            <text:p>0.5074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200">
            <text:p>36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9">
            <text:p>0.2469</text:p>
          </table:table-cell>
          <table:table-cell office:value-type="float" office:value="0.2501">
            <text:p>0.2501</text:p>
          </table:table-cell>
          <table:table-cell table:style-name="ce4" office:value-type="float" office:value="1.68E+017">
            <text:p>1.680E+17</text:p>
          </table:table-cell>
          <table:table-cell table:style-name="Default" office:value-type="float" office:value="0.3336">
            <text:p>0.3336</text:p>
          </table:table-cell>
          <table:table-cell office:value-type="float" office:value="0.5073">
            <text:p>0.5073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300">
            <text:p>36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9">
            <text:p>0.2469</text:p>
          </table:table-cell>
          <table:table-cell office:value-type="float" office:value="0.2501">
            <text:p>0.2501</text:p>
          </table:table-cell>
          <table:table-cell table:style-name="ce4" office:value-type="float" office:value="1.687E+017">
            <text:p>1.687E+17</text:p>
          </table:table-cell>
          <table:table-cell table:style-name="Default" office:value-type="float" office:value="0.3334">
            <text:p>0.3334</text:p>
          </table:table-cell>
          <table:table-cell office:value-type="float" office:value="0.5071">
            <text:p>0.5071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400">
            <text:p>36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8">
            <text:p>0.2468</text:p>
          </table:table-cell>
          <table:table-cell office:value-type="float" office:value="0.25">
            <text:p>0.25</text:p>
          </table:table-cell>
          <table:table-cell table:style-name="ce4" office:value-type="float" office:value="1.693E+017">
            <text:p>1.693E+17</text:p>
          </table:table-cell>
          <table:table-cell table:style-name="Default" office:value-type="float" office:value="0.3332">
            <text:p>0.3332</text:p>
          </table:table-cell>
          <table:table-cell office:value-type="float" office:value="0.507">
            <text:p>0.507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500">
            <text:p>36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8">
            <text:p>0.2468</text:p>
          </table:table-cell>
          <table:table-cell office:value-type="float" office:value="0.25">
            <text:p>0.25</text:p>
          </table:table-cell>
          <table:table-cell table:style-name="ce4" office:value-type="float" office:value="1.7E+017">
            <text:p>1.700E+17</text:p>
          </table:table-cell>
          <table:table-cell table:style-name="Default" office:value-type="float" office:value="0.3331">
            <text:p>0.3331</text:p>
          </table:table-cell>
          <table:table-cell office:value-type="float" office:value="0.5068">
            <text:p>0.506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600">
            <text:p>36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8">
            <text:p>0.2468</text:p>
          </table:table-cell>
          <table:table-cell office:value-type="float" office:value="0.25">
            <text:p>0.25</text:p>
          </table:table-cell>
          <table:table-cell table:style-name="ce4" office:value-type="float" office:value="1.707E+017">
            <text:p>1.707E+17</text:p>
          </table:table-cell>
          <table:table-cell table:style-name="Default" office:value-type="float" office:value="0.3329">
            <text:p>0.3329</text:p>
          </table:table-cell>
          <table:table-cell office:value-type="float" office:value="0.5067">
            <text:p>0.5067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700">
            <text:p>36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8">
            <text:p>0.2468</text:p>
          </table:table-cell>
          <table:table-cell office:value-type="float" office:value="0.2499">
            <text:p>0.2499</text:p>
          </table:table-cell>
          <table:table-cell table:style-name="ce4" office:value-type="float" office:value="1.713E+017">
            <text:p>1.713E+17</text:p>
          </table:table-cell>
          <table:table-cell table:style-name="Default" office:value-type="float" office:value="0.3327">
            <text:p>0.3327</text:p>
          </table:table-cell>
          <table:table-cell office:value-type="float" office:value="0.5066">
            <text:p>0.5066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800">
            <text:p>36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7">
            <text:p>0.2467</text:p>
          </table:table-cell>
          <table:table-cell office:value-type="float" office:value="0.2499">
            <text:p>0.2499</text:p>
          </table:table-cell>
          <table:table-cell table:style-name="ce4" office:value-type="float" office:value="1.72E+017">
            <text:p>1.720E+17</text:p>
          </table:table-cell>
          <table:table-cell table:style-name="Default" office:value-type="float" office:value="0.3326">
            <text:p>0.3326</text:p>
          </table:table-cell>
          <table:table-cell office:value-type="float" office:value="0.5064">
            <text:p>0.5064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900">
            <text:p>36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7">
            <text:p>0.2467</text:p>
          </table:table-cell>
          <table:table-cell office:value-type="float" office:value="0.2498">
            <text:p>0.2498</text:p>
          </table:table-cell>
          <table:table-cell table:style-name="ce4" office:value-type="float" office:value="1.726E+017">
            <text:p>1.726E+17</text:p>
          </table:table-cell>
          <table:table-cell table:style-name="Default" office:value-type="float" office:value="0.3324">
            <text:p>0.3324</text:p>
          </table:table-cell>
          <table:table-cell office:value-type="float" office:value="0.5063">
            <text:p>0.5063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000">
            <text:p>37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7">
            <text:p>0.2467</text:p>
          </table:table-cell>
          <table:table-cell office:value-type="float" office:value="0.2498">
            <text:p>0.2498</text:p>
          </table:table-cell>
          <table:table-cell table:style-name="ce4" office:value-type="float" office:value="1.733E+017">
            <text:p>1.733E+17</text:p>
          </table:table-cell>
          <table:table-cell table:style-name="Default" office:value-type="float" office:value="0.3322">
            <text:p>0.3322</text:p>
          </table:table-cell>
          <table:table-cell office:value-type="float" office:value="0.5061">
            <text:p>0.5061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100">
            <text:p>37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7">
            <text:p>0.2467</text:p>
          </table:table-cell>
          <table:table-cell office:value-type="float" office:value="0.2498">
            <text:p>0.2498</text:p>
          </table:table-cell>
          <table:table-cell table:style-name="ce4" office:value-type="float" office:value="1.74E+017">
            <text:p>1.740E+17</text:p>
          </table:table-cell>
          <table:table-cell table:style-name="Default" office:value-type="float" office:value="0.3321">
            <text:p>0.3321</text:p>
          </table:table-cell>
          <table:table-cell office:value-type="float" office:value="0.506">
            <text:p>0.506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9">
            <text:p>1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200">
            <text:p>37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6">
            <text:p>0.2466</text:p>
          </table:table-cell>
          <table:table-cell office:value-type="float" office:value="0.2497">
            <text:p>0.2497</text:p>
          </table:table-cell>
          <table:table-cell table:style-name="ce4" office:value-type="float" office:value="1.746E+017">
            <text:p>1.746E+17</text:p>
          </table:table-cell>
          <table:table-cell table:style-name="Default" office:value-type="float" office:value="0.3319">
            <text:p>0.3319</text:p>
          </table:table-cell>
          <table:table-cell office:value-type="float" office:value="0.5058">
            <text:p>0.505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300">
            <text:p>37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6">
            <text:p>0.2466</text:p>
          </table:table-cell>
          <table:table-cell office:value-type="float" office:value="0.2497">
            <text:p>0.2497</text:p>
          </table:table-cell>
          <table:table-cell table:style-name="ce4" office:value-type="float" office:value="1.753E+017">
            <text:p>1.753E+17</text:p>
          </table:table-cell>
          <table:table-cell table:style-name="Default" office:value-type="float" office:value="0.3317">
            <text:p>0.3317</text:p>
          </table:table-cell>
          <table:table-cell office:value-type="float" office:value="0.5057">
            <text:p>0.5057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400">
            <text:p>37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6">
            <text:p>0.2466</text:p>
          </table:table-cell>
          <table:table-cell office:value-type="float" office:value="0.2497">
            <text:p>0.2497</text:p>
          </table:table-cell>
          <table:table-cell table:style-name="ce4" office:value-type="float" office:value="1.759E+017">
            <text:p>1.759E+17</text:p>
          </table:table-cell>
          <table:table-cell table:style-name="Default" office:value-type="float" office:value="0.3316">
            <text:p>0.3316</text:p>
          </table:table-cell>
          <table:table-cell office:value-type="float" office:value="0.5056">
            <text:p>0.5056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500">
            <text:p>37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6">
            <text:p>0.2466</text:p>
          </table:table-cell>
          <table:table-cell office:value-type="float" office:value="0.2497">
            <text:p>0.2497</text:p>
          </table:table-cell>
          <table:table-cell table:style-name="ce4" office:value-type="float" office:value="1.766E+017">
            <text:p>1.766E+17</text:p>
          </table:table-cell>
          <table:table-cell table:style-name="Default" office:value-type="float" office:value="0.3314">
            <text:p>0.3314</text:p>
          </table:table-cell>
          <table:table-cell office:value-type="float" office:value="0.5054">
            <text:p>0.5054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600">
            <text:p>37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5">
            <text:p>0.2465</text:p>
          </table:table-cell>
          <table:table-cell office:value-type="float" office:value="0.2496">
            <text:p>0.2496</text:p>
          </table:table-cell>
          <table:table-cell table:style-name="ce4" office:value-type="float" office:value="1.772E+017">
            <text:p>1.772E+17</text:p>
          </table:table-cell>
          <table:table-cell table:style-name="Default" office:value-type="float" office:value="0.3313">
            <text:p>0.3313</text:p>
          </table:table-cell>
          <table:table-cell office:value-type="float" office:value="0.5053">
            <text:p>0.5053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700">
            <text:p>37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5">
            <text:p>0.2465</text:p>
          </table:table-cell>
          <table:table-cell office:value-type="float" office:value="0.2496">
            <text:p>0.2496</text:p>
          </table:table-cell>
          <table:table-cell table:style-name="ce4" office:value-type="float" office:value="1.779E+017">
            <text:p>1.779E+17</text:p>
          </table:table-cell>
          <table:table-cell table:style-name="Default" office:value-type="float" office:value="0.3311">
            <text:p>0.3311</text:p>
          </table:table-cell>
          <table:table-cell office:value-type="float" office:value="0.5052">
            <text:p>0.5052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800">
            <text:p>37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5">
            <text:p>0.2465</text:p>
          </table:table-cell>
          <table:table-cell office:value-type="float" office:value="0.2496">
            <text:p>0.2496</text:p>
          </table:table-cell>
          <table:table-cell table:style-name="ce4" office:value-type="float" office:value="1.786E+017">
            <text:p>1.786E+17</text:p>
          </table:table-cell>
          <table:table-cell table:style-name="Default" office:value-type="float" office:value="0.3309">
            <text:p>0.3309</text:p>
          </table:table-cell>
          <table:table-cell office:value-type="float" office:value="0.505">
            <text:p>0.505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7900">
            <text:p>37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5">
            <text:p>0.2465</text:p>
          </table:table-cell>
          <table:table-cell office:value-type="float" office:value="0.2495">
            <text:p>0.2495</text:p>
          </table:table-cell>
          <table:table-cell table:style-name="ce4" office:value-type="float" office:value="1.792E+017">
            <text:p>1.792E+17</text:p>
          </table:table-cell>
          <table:table-cell table:style-name="Default" office:value-type="float" office:value="0.3308">
            <text:p>0.3308</text:p>
          </table:table-cell>
          <table:table-cell office:value-type="float" office:value="0.5049">
            <text:p>0.5049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5">
            <text:p>0.2465</text:p>
          </table:table-cell>
          <table:table-cell office:value-type="float" office:value="0.2495">
            <text:p>0.2495</text:p>
          </table:table-cell>
          <table:table-cell table:style-name="ce4" office:value-type="float" office:value="1.799E+017">
            <text:p>1.799E+17</text:p>
          </table:table-cell>
          <table:table-cell table:style-name="Default" office:value-type="float" office:value="0.3306">
            <text:p>0.3306</text:p>
          </table:table-cell>
          <table:table-cell office:value-type="float" office:value="0.5048">
            <text:p>0.504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100">
            <text:p>38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4">
            <text:p>0.2464</text:p>
          </table:table-cell>
          <table:table-cell office:value-type="float" office:value="0.2495">
            <text:p>0.2495</text:p>
          </table:table-cell>
          <table:table-cell table:style-name="ce4" office:value-type="float" office:value="1.805E+017">
            <text:p>1.805E+17</text:p>
          </table:table-cell>
          <table:table-cell table:style-name="Default" office:value-type="float" office:value="0.3305">
            <text:p>0.3305</text:p>
          </table:table-cell>
          <table:table-cell office:value-type="float" office:value="0.5046">
            <text:p>0.5046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200">
            <text:p>38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4">
            <text:p>0.2464</text:p>
          </table:table-cell>
          <table:table-cell office:value-type="float" office:value="0.2494">
            <text:p>0.2494</text:p>
          </table:table-cell>
          <table:table-cell table:style-name="ce4" office:value-type="float" office:value="1.812E+017">
            <text:p>1.812E+17</text:p>
          </table:table-cell>
          <table:table-cell table:style-name="Default" office:value-type="float" office:value="0.3303">
            <text:p>0.3303</text:p>
          </table:table-cell>
          <table:table-cell office:value-type="float" office:value="0.5045">
            <text:p>0.5045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4">
            <text:p>0.2464</text:p>
          </table:table-cell>
          <table:table-cell office:value-type="float" office:value="0.2494">
            <text:p>0.2494</text:p>
          </table:table-cell>
          <table:table-cell table:style-name="ce4" office:value-type="float" office:value="1.819E+017">
            <text:p>1.819E+17</text:p>
          </table:table-cell>
          <table:table-cell table:style-name="Default" office:value-type="float" office:value="0.3302">
            <text:p>0.3302</text:p>
          </table:table-cell>
          <table:table-cell office:value-type="float" office:value="0.5044">
            <text:p>0.5044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4">
            <text:p>0.2464</text:p>
          </table:table-cell>
          <table:table-cell office:value-type="float" office:value="0.2494">
            <text:p>0.2494</text:p>
          </table:table-cell>
          <table:table-cell table:style-name="ce4" office:value-type="float" office:value="1.825E+017">
            <text:p>1.825E+17</text:p>
          </table:table-cell>
          <table:table-cell table:style-name="Default" office:value-type="float" office:value="0.33">
            <text:p>0.33</text:p>
          </table:table-cell>
          <table:table-cell office:value-type="float" office:value="0.5042">
            <text:p>0.5042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500">
            <text:p>38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3">
            <text:p>0.2463</text:p>
          </table:table-cell>
          <table:table-cell office:value-type="float" office:value="0.2493">
            <text:p>0.2493</text:p>
          </table:table-cell>
          <table:table-cell table:style-name="ce4" office:value-type="float" office:value="1.832E+017">
            <text:p>1.832E+17</text:p>
          </table:table-cell>
          <table:table-cell table:style-name="Default" office:value-type="float" office:value="0.3299">
            <text:p>0.3299</text:p>
          </table:table-cell>
          <table:table-cell office:value-type="float" office:value="0.5041">
            <text:p>0.5041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600">
            <text:p>38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3">
            <text:p>0.2463</text:p>
          </table:table-cell>
          <table:table-cell office:value-type="float" office:value="0.2493">
            <text:p>0.2493</text:p>
          </table:table-cell>
          <table:table-cell table:style-name="ce4" office:value-type="float" office:value="1.839E+017">
            <text:p>1.839E+17</text:p>
          </table:table-cell>
          <table:table-cell table:style-name="Default" office:value-type="float" office:value="0.3297">
            <text:p>0.3297</text:p>
          </table:table-cell>
          <table:table-cell office:value-type="float" office:value="0.504">
            <text:p>0.504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700">
            <text:p>38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3">
            <text:p>0.2463</text:p>
          </table:table-cell>
          <table:table-cell office:value-type="float" office:value="0.2493">
            <text:p>0.2493</text:p>
          </table:table-cell>
          <table:table-cell table:style-name="ce4" office:value-type="float" office:value="1.845E+017">
            <text:p>1.845E+17</text:p>
          </table:table-cell>
          <table:table-cell table:style-name="Default" office:value-type="float" office:value="0.3296">
            <text:p>0.3296</text:p>
          </table:table-cell>
          <table:table-cell office:value-type="float" office:value="0.5038">
            <text:p>0.5038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800">
            <text:p>38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3">
            <text:p>0.2463</text:p>
          </table:table-cell>
          <table:table-cell office:value-type="float" office:value="0.2492">
            <text:p>0.2492</text:p>
          </table:table-cell>
          <table:table-cell table:style-name="ce4" office:value-type="float" office:value="1.852E+017">
            <text:p>1.852E+17</text:p>
          </table:table-cell>
          <table:table-cell table:style-name="Default" office:value-type="float" office:value="0.3294">
            <text:p>0.3294</text:p>
          </table:table-cell>
          <table:table-cell office:value-type="float" office:value="0.5037">
            <text:p>0.5037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900">
            <text:p>38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2">
            <text:p>0.2462</text:p>
          </table:table-cell>
          <table:table-cell office:value-type="float" office:value="0.2492">
            <text:p>0.2492</text:p>
          </table:table-cell>
          <table:table-cell table:style-name="ce4" office:value-type="float" office:value="1.858E+017">
            <text:p>1.858E+17</text:p>
          </table:table-cell>
          <table:table-cell table:style-name="Default" office:value-type="float" office:value="0.3293">
            <text:p>0.3293</text:p>
          </table:table-cell>
          <table:table-cell office:value-type="float" office:value="0.5036">
            <text:p>0.5036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000">
            <text:p>39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2">
            <text:p>0.2462</text:p>
          </table:table-cell>
          <table:table-cell office:value-type="float" office:value="0.2492">
            <text:p>0.2492</text:p>
          </table:table-cell>
          <table:table-cell table:style-name="ce4" office:value-type="float" office:value="1.865E+017">
            <text:p>1.865E+17</text:p>
          </table:table-cell>
          <table:table-cell table:style-name="Default" office:value-type="float" office:value="0.3291">
            <text:p>0.3291</text:p>
          </table:table-cell>
          <table:table-cell office:value-type="float" office:value="0.5035">
            <text:p>0.5035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100">
            <text:p>391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2">
            <text:p>0.2462</text:p>
          </table:table-cell>
          <table:table-cell office:value-type="float" office:value="0.2492">
            <text:p>0.2492</text:p>
          </table:table-cell>
          <table:table-cell table:style-name="ce4" office:value-type="float" office:value="1.872E+017">
            <text:p>1.872E+17</text:p>
          </table:table-cell>
          <table:table-cell table:style-name="Default" office:value-type="float" office:value="0.329">
            <text:p>0.329</text:p>
          </table:table-cell>
          <table:table-cell office:value-type="float" office:value="0.5033">
            <text:p>0.5033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200">
            <text:p>392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2">
            <text:p>0.2462</text:p>
          </table:table-cell>
          <table:table-cell office:value-type="float" office:value="0.2491">
            <text:p>0.2491</text:p>
          </table:table-cell>
          <table:table-cell table:style-name="ce4" office:value-type="float" office:value="1.878E+017">
            <text:p>1.878E+17</text:p>
          </table:table-cell>
          <table:table-cell table:style-name="Default" office:value-type="float" office:value="0.3288">
            <text:p>0.3288</text:p>
          </table:table-cell>
          <table:table-cell office:value-type="float" office:value="0.5032">
            <text:p>0.5032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300">
            <text:p>393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2">
            <text:p>0.2462</text:p>
          </table:table-cell>
          <table:table-cell office:value-type="float" office:value="0.2491">
            <text:p>0.2491</text:p>
          </table:table-cell>
          <table:table-cell table:style-name="ce4" office:value-type="float" office:value="1.885E+017">
            <text:p>1.885E+17</text:p>
          </table:table-cell>
          <table:table-cell table:style-name="Default" office:value-type="float" office:value="0.3287">
            <text:p>0.3287</text:p>
          </table:table-cell>
          <table:table-cell office:value-type="float" office:value="0.5031">
            <text:p>0.5031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400">
            <text:p>394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1">
            <text:p>0.2461</text:p>
          </table:table-cell>
          <table:table-cell office:value-type="float" office:value="0.2491">
            <text:p>0.2491</text:p>
          </table:table-cell>
          <table:table-cell table:style-name="ce4" office:value-type="float" office:value="1.891E+017">
            <text:p>1.891E+17</text:p>
          </table:table-cell>
          <table:table-cell table:style-name="Default" office:value-type="float" office:value="0.3286">
            <text:p>0.3286</text:p>
          </table:table-cell>
          <table:table-cell office:value-type="float" office:value="0.503">
            <text:p>0.503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500">
            <text:p>395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1">
            <text:p>0.2461</text:p>
          </table:table-cell>
          <table:table-cell office:value-type="float" office:value="0.249">
            <text:p>0.249</text:p>
          </table:table-cell>
          <table:table-cell table:style-name="ce4" office:value-type="float" office:value="1.898E+017">
            <text:p>1.898E+17</text:p>
          </table:table-cell>
          <table:table-cell table:style-name="Default" office:value-type="float" office:value="0.3284">
            <text:p>0.3284</text:p>
          </table:table-cell>
          <table:table-cell office:value-type="float" office:value="0.5028">
            <text:p>0.5028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600">
            <text:p>396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1">
            <text:p>0.2461</text:p>
          </table:table-cell>
          <table:table-cell office:value-type="float" office:value="0.249">
            <text:p>0.249</text:p>
          </table:table-cell>
          <table:table-cell table:style-name="ce4" office:value-type="float" office:value="1.905E+017">
            <text:p>1.905E+17</text:p>
          </table:table-cell>
          <table:table-cell table:style-name="Default" office:value-type="float" office:value="0.3283">
            <text:p>0.3283</text:p>
          </table:table-cell>
          <table:table-cell office:value-type="float" office:value="0.5027">
            <text:p>0.5027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700">
            <text:p>397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1">
            <text:p>0.2461</text:p>
          </table:table-cell>
          <table:table-cell office:value-type="float" office:value="0.249">
            <text:p>0.249</text:p>
          </table:table-cell>
          <table:table-cell table:style-name="ce4" office:value-type="float" office:value="1.911E+017">
            <text:p>1.911E+17</text:p>
          </table:table-cell>
          <table:table-cell table:style-name="Default" office:value-type="float" office:value="0.3281">
            <text:p>0.3281</text:p>
          </table:table-cell>
          <table:table-cell office:value-type="float" office:value="0.5026">
            <text:p>0.5026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800">
            <text:p>398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">
            <text:p>0.246</text:p>
          </table:table-cell>
          <table:table-cell office:value-type="float" office:value="0.249">
            <text:p>0.249</text:p>
          </table:table-cell>
          <table:table-cell table:style-name="ce4" office:value-type="float" office:value="1.918E+017">
            <text:p>1.918E+17</text:p>
          </table:table-cell>
          <table:table-cell table:style-name="Default" office:value-type="float" office:value="0.328">
            <text:p>0.328</text:p>
          </table:table-cell>
          <table:table-cell office:value-type="float" office:value="0.5025">
            <text:p>0.5025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900">
            <text:p>399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">
            <text:p>0.246</text:p>
          </table:table-cell>
          <table:table-cell office:value-type="float" office:value="0.2489">
            <text:p>0.2489</text:p>
          </table:table-cell>
          <table:table-cell table:style-name="ce4" office:value-type="float" office:value="1.925E+017">
            <text:p>1.925E+17</text:p>
          </table:table-cell>
          <table:table-cell table:style-name="Default" office:value-type="float" office:value="0.3279">
            <text:p>0.3279</text:p>
          </table:table-cell>
          <table:table-cell office:value-type="float" office:value="0.5024">
            <text:p>0.5024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style-name="ce2" office:value-type="string">
            <text:p>10deg</text:p>
          </table:table-cell>
          <table:table-cell table:style-name="Default" office:value-type="float" office:value="0.246">
            <text:p>0.246</text:p>
          </table:table-cell>
          <table:table-cell office:value-type="float" office:value="0.2489">
            <text:p>0.2489</text:p>
          </table:table-cell>
          <table:table-cell table:style-name="ce4" office:value-type="float" office:value="1.931E+017">
            <text:p>1.931E+17</text:p>
          </table:table-cell>
          <table:table-cell table:style-name="Default" office:value-type="float" office:value="0.3277">
            <text:p>0.3277</text:p>
          </table:table-cell>
          <table:table-cell office:value-type="float" office:value="0.5022">
            <text:p>0.5022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88">
            <text:p>188</text:p>
          </table:table-cell>
          <table:table-cell office:value-type="float" office:value="255">
            <text:p>255</text:p>
          </table:table-cell>
        </table:table-row>
        <table:table-row table:style-name="ro1" table:number-rows-repeated="10481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-V colors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2"/>
        <table:table-column table:style-name="co4" table:number-columns-repeated="3" table:default-cell-style-name="Default"/>
        <table:table-column table:style-name="co1" table:default-cell-style-name="Default"/>
        <table:table-row table:style-name="ro1">
          <table:table-cell office:value-type="string">
            <text:p># B-V to Kelvin</text:p>
          </table:table-cell>
          <table:table-cell table:number-columns-repeated="15"/>
        </table:table-row>
        <table:table-row table:style-name="ro1">
          <table:table-cell office:value-type="string">
            <text:p># </text:p>
          </table:table-cell>
          <table:table-cell table:number-columns-repeated="15"/>
        </table:table-row>
        <table:table-row table:style-name="ro2">
          <table:table-cell office:value-type="string">
            <text:p># var t = 4600 * ((1 / ((0.92 * bv) + 1.7)) + (1 / ((0.92 * bv) + 0.62)) );</text:p>
          </table:table-cell>
          <table:table-cell table:number-columns-repeated="15"/>
        </table:table-row>
        <table:table-row table:style-name="ro2">
          <table:table-cell table:number-columns-repeated="7"/>
          <table:table-cell office:value-type="string">
            <text:p>https://itecnote.com/tecnote/r-star-b-v-color-index-to-apparent-rgb-color/</text:p>
          </table:table-cell>
          <table:table-cell table:number-columns-repeated="8"/>
        </table:table-row>
        <table:table-row table:style-name="ro2">
          <table:table-cell table:style-name="ce1" office:value-type="string">
            <text:p>B-V</text:p>
          </table:table-cell>
          <table:table-cell table:style-name="ce1" office:value-type="string">
            <text:p>T (K)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number-columns-repeated="2"/>
          <table:table-cell table:style-name="ce7" office:value-type="string">
            <text:p><text:s text:c="5"/>type <text:s text:c="4"/>r <text:s text:c="2"/>g <text:s text:c="2"/>b <text:s text:c="3"/>rrggbb <text:s text:c="7"/>B-V</text:p>
          </table:table-cell>
          <table:table-cell table:style-name="ce1" office:value-type="string">
            <text:p>B-V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/>
        </table:table-row>
        <table:table-row table:style-name="ro1">
          <table:table-cell table:style-name="ce6" office:value-type="float" office:value="-0.5">
            <text:p>-0.5</text:p>
          </table:table-cell>
          <table:table-cell table:style-name="ce8" table:formula="of:=4600*((1/((0.92*[.A6])+1.7))+(1/((0.92*[.A6])+0.62)))" office:value-type="float" office:value="32459.6774193548">
            <text:p>32460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55">
            <text:p>255</text:p>
          </table:table-cell>
          <table:table-cell table:style-name="ce9"/>
          <table:table-cell/>
          <table:table-cell office:value-type="string">
            <text:p><text:s text:c="5"/>O5(V) <text:s text:c="2"/>155 176 255 <text:s/>#9bb0ff <text:s text:c="6"/>-0.32 blue</text:p>
          </table:table-cell>
          <table:table-cell office:value-type="float" office:value="-0.32">
            <text:p>-0.32</text:p>
          </table:table-cell>
          <table:table-cell office:value-type="string">
            <text:p>9b</text:p>
          </table:table-cell>
          <table:table-cell office:value-type="string">
            <text:p>b0</text:p>
          </table:table-cell>
          <table:table-cell office:value-type="string">
            <text:p>ff</text:p>
          </table:table-cell>
          <table:table-cell table:formula="of:=HEX2DEC([.J6])" office:value-type="float" office:value="155">
            <text:p>155</text:p>
          </table:table-cell>
          <table:table-cell table:formula="of:=HEX2DEC([.K6])" office:value-type="float" office:value="176">
            <text:p>176</text:p>
          </table:table-cell>
          <table:table-cell table:formula="of:=HEX2DEC([.L6])" office:value-type="float" office:value="255">
            <text:p>255</text:p>
          </table:table-cell>
          <table:table-cell/>
        </table:table-row>
        <table:table-row table:style-name="ro1">
          <table:table-cell table:style-name="ce6" office:value-type="float" office:value="-0.4">
            <text:p>-0.4</text:p>
          </table:table-cell>
          <table:table-cell table:style-name="ce8" table:formula="of:=4600*((1/((0.92*[.A7])+1.7))+(1/((0.92*[.A7])+0.62)))" office:value-type="float" office:value="21707.4217074217">
            <text:p>21707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255">
            <text:p>255</text:p>
          </table:table-cell>
          <table:table-cell table:style-name="ce16"/>
          <table:table-cell/>
          <table:table-cell office:value-type="string">
            <text:p><text:s text:c="5"/>O6(V) <text:s text:c="2"/>162 184 255 <text:s/>#a2b8ff</text:p>
          </table:table-cell>
          <table:table-cell table:number-columns-repeated="8"/>
        </table:table-row>
        <table:table-row table:style-name="ro1">
          <table:table-cell table:style-name="ce6" office:value-type="float" office:value="-0.3">
            <text:p>-0.3</text:p>
          </table:table-cell>
          <table:table-cell table:style-name="ce8" table:formula="of:=4600*((1/((0.92*[.A8])+1.7))+(1/((0.92*[.A8])+0.62)))" office:value-type="float" office:value="16602.4301019075">
            <text:p>16602</text:p>
          </table:table-cell>
          <table:table-cell office:value-type="float" office:value="175">
            <text:p>175</text:p>
          </table:table-cell>
          <table:table-cell office:value-type="float" office:value="201">
            <text:p>201</text:p>
          </table:table-cell>
          <table:table-cell office:value-type="float" office:value="255">
            <text:p>255</text:p>
          </table:table-cell>
          <table:table-cell table:style-name="ce17"/>
          <table:table-cell/>
          <table:table-cell office:value-type="string">
            <text:p><text:s text:c="5"/>O7(V) <text:s text:c="2"/>157 177 255 <text:s/>#9db1ff</text:p>
          </table:table-cell>
          <table:table-cell table:number-columns-repeated="8"/>
        </table:table-row>
        <table:table-row table:style-name="ro1">
          <table:table-cell table:style-name="ce6" office:value-type="float" office:value="-0.2">
            <text:p>-0.2</text:p>
          </table:table-cell>
          <table:table-cell table:style-name="ce8" table:formula="of:=4600*((1/((0.92*[.A9])+1.7))+(1/((0.92*[.A9])+0.62)))" office:value-type="float" office:value="13584.7595071531">
            <text:p>13585</text:p>
          </table:table-cell>
          <table:table-cell office:value-type="float" office:value="183">
            <text:p>183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table:style-name="ce18"/>
          <table:table-cell/>
          <table:table-cell office:value-type="string">
            <text:p><text:s text:c="5"/>O8(V) <text:s text:c="2"/>157 177 255 <text:s/>#9db1ff</text:p>
          </table:table-cell>
          <table:table-cell table:number-columns-repeated="8"/>
        </table:table-row>
        <table:table-row table:style-name="ro1">
          <table:table-cell table:style-name="ce6" office:value-type="float" office:value="-0.1">
            <text:p>-0.1</text:p>
          </table:table-cell>
          <table:table-cell table:style-name="ce8" table:formula="of:=4600*((1/((0.92*[.A10])+1.7))+(1/((0.92*[.A10])+0.62)))" office:value-type="float" office:value="11572.8177295341">
            <text:p>11573</text:p>
          </table:table-cell>
          <table:table-cell office:value-type="float" office:value="193">
            <text:p>193</text:p>
          </table:table-cell>
          <table:table-cell office:value-type="float" office:value="213">
            <text:p>213</text:p>
          </table:table-cell>
          <table:table-cell office:value-type="float" office:value="255">
            <text:p>255</text:p>
          </table:table-cell>
          <table:table-cell table:style-name="ce19"/>
          <table:table-cell/>
          <table:table-cell office:value-type="string">
            <text:p><text:s text:c="5"/>O9(V) <text:s text:c="2"/>154 178 255 <text:s/>#9ab2ff</text:p>
          </table:table-cell>
          <table:table-cell table:number-columns-repeated="8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8" table:formula="of:=4600*((1/((0.92*[.A11])+1.7))+(1/((0.92*[.A11])+0.62)))" office:value-type="float" office:value="10125.2371916509">
            <text:p>10125</text:p>
          </table:table-cell>
          <table:table-cell office:value-type="float" office:value="203">
            <text:p>203</text:p>
          </table:table-cell>
          <table:table-cell office:value-type="float" office:value="219">
            <text:p>219</text:p>
          </table:table-cell>
          <table:table-cell office:value-type="float" office:value="255">
            <text:p>255</text:p>
          </table:table-cell>
          <table:table-cell table:style-name="ce10"/>
          <table:table-cell/>
          <table:table-cell office:value-type="string">
            <text:p><text:s text:c="3"/>O9.5(V) <text:s text:c="2"/>164 186 255 <text:s/>#a4baff</text:p>
          </table:table-cell>
          <table:table-cell table:number-columns-repeated="8"/>
        </table:table-row>
        <table:table-row table:style-name="ro1">
          <table:table-cell table:style-name="ce6" office:value-type="float" office:value="0.1">
            <text:p>0.1</text:p>
          </table:table-cell>
          <table:table-cell table:style-name="ce8" table:formula="of:=4600*((1/((0.92*[.A12])+1.7))+(1/((0.92*[.A12])+0.62)))" office:value-type="float" office:value="9027.63844301766">
            <text:p>9028</text:p>
          </table:table-cell>
          <table:table-cell office:value-type="float" office:value="214">
            <text:p>214</text:p>
          </table:table-cell>
          <table:table-cell office:value-type="float" office:value="225">
            <text:p>225</text:p>
          </table:table-cell>
          <table:table-cell office:value-type="float" office:value="255">
            <text:p>255</text:p>
          </table:table-cell>
          <table:table-cell table:style-name="ce20"/>
          <table:table-cell/>
          <table:table-cell office:value-type="string">
            <text:p><text:s text:c="5"/>B0(V) <text:s text:c="2"/>156 178 255 <text:s/>#9cb2ff</text:p>
          </table:table-cell>
          <table:table-cell table:number-columns-repeated="8"/>
        </table:table-row>
        <table:table-row table:style-name="ro1">
          <table:table-cell table:style-name="ce6" office:value-type="float" office:value="0.2">
            <text:p>0.2</text:p>
          </table:table-cell>
          <table:table-cell table:style-name="ce8" table:formula="of:=4600*((1/((0.92*[.A13])+1.7))+(1/((0.92*[.A13])+0.62)))" office:value-type="float" office:value="8163.00662293627">
            <text:p>8163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table:style-name="ce21"/>
          <table:table-cell/>
          <table:table-cell office:value-type="string">
            <text:p><text:s text:c="3"/>B0.5(V) <text:s text:c="2"/>167 188 255 <text:s/>#a7bcff</text:p>
          </table:table-cell>
          <table:table-cell table:number-columns-repeated="8"/>
        </table:table-row>
        <table:table-row table:style-name="ro1">
          <table:table-cell table:style-name="ce6" office:value-type="float" office:value="0.3">
            <text:p>0.3</text:p>
          </table:table-cell>
          <table:table-cell table:style-name="ce8" table:formula="of:=4600*((1/((0.92*[.A14])+1.7))+(1/((0.92*[.A14])+0.62)))" office:value-type="float" office:value="7461.86379410064">
            <text:p>7462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 table:style-name="ce11"/>
          <table:table-cell/>
          <table:table-cell office:value-type="string">
            <text:p><text:s text:c="5"/>B1(V) <text:s text:c="2"/>160 182 255 <text:s/>#a0b6ff</text:p>
          </table:table-cell>
          <table:table-cell table:number-columns-repeated="8"/>
        </table:table-row>
        <table:table-row table:style-name="ro1">
          <table:table-cell table:style-name="ce6" office:value-type="float" office:value="0.4">
            <text:p>0.4</text:p>
          </table:table-cell>
          <table:table-cell table:style-name="ce8" table:formula="of:=4600*((1/((0.92*[.A15])+1.7))+(1/((0.92*[.A15])+0.62)))" office:value-type="float" office:value="6880.24181865167">
            <text:p>6880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table:style-name="ce11"/>
          <table:table-cell/>
          <table:table-cell office:value-type="string">
            <text:p><text:s text:c="5"/>B2(V) <text:s text:c="2"/>160 180 255 <text:s/>#a0b4ff</text:p>
          </table:table-cell>
          <table:table-cell table:number-columns-repeated="8"/>
        </table:table-row>
        <table:table-row table:style-name="ro1">
          <table:table-cell table:style-name="ce6" office:value-type="float" office:value="0.5">
            <text:p>0.5</text:p>
          </table:table-cell>
          <table:table-cell table:style-name="ce8" table:formula="of:=4600*((1/((0.92*[.A16])+1.7))+(1/((0.92*[.A16])+0.62)))" office:value-type="float" office:value="6388.88888888889">
            <text:p>6389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table:style-name="ce22"/>
          <table:table-cell/>
          <table:table-cell office:value-type="string">
            <text:p><text:s text:c="5"/>B3(V) <text:s text:c="2"/>165 185 255 <text:s/>#a5b9ff</text:p>
          </table:table-cell>
          <table:table-cell table:number-columns-repeated="8"/>
        </table:table-row>
        <table:table-row table:style-name="ro1">
          <table:table-cell table:style-name="ce6" office:value-type="float" office:value="0.6">
            <text:p>0.6</text:p>
          </table:table-cell>
          <table:table-cell table:style-name="ce8" table:formula="of:=4600*((1/((0.92*[.A17])+1.7))+(1/((0.92*[.A17])+0.62)))" office:value-type="float" office:value="5967.54345019065">
            <text:p>5968</text:p>
          </table:table-cell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table:style-name="ce12"/>
          <table:table-cell/>
          <table:table-cell office:value-type="string">
            <text:p><text:s text:c="5"/>B4(V) <text:s text:c="2"/>164 184 255 <text:s/>#a4b8ff</text:p>
          </table:table-cell>
          <table:table-cell table:number-columns-repeated="8"/>
        </table:table-row>
        <table:table-row table:style-name="ro2">
          <table:table-cell table:style-name="ce6" office:value-type="float" office:value="0.7">
            <text:p>0.7</text:p>
          </table:table-cell>
          <table:table-cell table:style-name="ce8" table:formula="of:=4600*((1/((0.92*[.A18])+1.7))+(1/((0.92*[.A18])+0.62)))" office:value-type="float" office:value="5601.69784421307">
            <text:p>5602</text:p>
          </table:table-cell>
          <table:table-cell office:value-type="float" office:value="255">
            <text:p>255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  <table:table-cell table:style-name="ce23"/>
          <table:table-cell/>
          <table:table-cell office:value-type="string">
            <text:p><text:s text:c="5"/>B5(V) <text:s text:c="2"/>170 191 255 <text:s/>#aabfff</text:p>
          </table:table-cell>
          <table:table-cell table:number-columns-repeated="8"/>
        </table:table-row>
        <table:table-row table:style-name="ro2">
          <table:table-cell table:style-name="ce6" office:value-type="float" office:value="0.8">
            <text:p>0.8</text:p>
          </table:table-cell>
          <table:table-cell table:style-name="ce8" table:formula="of:=4600*((1/((0.92*[.A19])+1.7))+(1/((0.92*[.A19])+0.62)))" office:value-type="float" office:value="5280.67192699478">
            <text:p>5281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217">
            <text:p>217</text:p>
          </table:table-cell>
          <table:table-cell table:style-name="ce13"/>
          <table:table-cell/>
          <table:table-cell office:value-type="string">
            <text:p><text:s text:c="5"/>B6(V) <text:s text:c="2"/>172 189 255 <text:s/>#acbdff</text:p>
          </table:table-cell>
          <table:table-cell table:number-columns-repeated="8"/>
        </table:table-row>
        <table:table-row table:style-name="ro2">
          <table:table-cell table:style-name="ce6" office:value-type="float" office:value="0.9">
            <text:p>0.9</text:p>
          </table:table-cell>
          <table:table-cell table:style-name="ce8" table:formula="of:=4600*((1/((0.92*[.A20])+1.7))+(1/((0.92*[.A20])+0.62)))" office:value-type="float" office:value="4996.41583327505">
            <text:p>4996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206">
            <text:p>206</text:p>
          </table:table-cell>
          <table:table-cell table:style-name="ce24"/>
          <table:table-cell/>
          <table:table-cell office:value-type="string">
            <text:p><text:s text:c="5"/>B7(V) <text:s text:c="2"/>173 191 255 <text:s/>#adbfff</text:p>
          </table:table-cell>
          <table:table-cell table:number-columns-repeated="8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8" table:formula="of:=4600*((1/((0.92*[.A21])+1.7))+(1/((0.92*[.A21])+0.62)))" office:value-type="float" office:value="4742.73817785268">
            <text:p>4743</text:p>
          </table:table-cell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office:value-type="float" office:value="194">
            <text:p>194</text:p>
          </table:table-cell>
          <table:table-cell table:style-name="ce25"/>
          <table:table-cell/>
          <table:table-cell office:value-type="string">
            <text:p><text:s text:c="5"/>B8(V) <text:s text:c="2"/>177 195 255 <text:s/>#b1c3ff</text:p>
          </table:table-cell>
          <table:table-cell table:number-columns-repeated="8"/>
        </table:table-row>
        <table:table-row table:style-name="ro1">
          <table:table-cell table:style-name="ce6" office:value-type="float" office:value="1.1">
            <text:p>1.1</text:p>
          </table:table-cell>
          <table:table-cell table:style-name="ce8" table:formula="of:=4600*((1/((0.92*[.A22])+1.7))+(1/((0.92*[.A22])+0.62)))" office:value-type="float" office:value="4514.7926427208">
            <text:p>4515</text:p>
          </table:table-cell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office:value-type="float" office:value="186">
            <text:p>186</text:p>
          </table:table-cell>
          <table:table-cell table:style-name="ce25"/>
          <table:table-cell/>
          <table:table-cell office:value-type="string">
            <text:p><text:s text:c="5"/>B9(V) <text:s text:c="2"/>181 198 255 <text:s/>#b5c6ff</text:p>
          </table:table-cell>
          <table:table-cell table:number-columns-repeated="8"/>
        </table:table-row>
        <table:table-row table:style-name="ro1">
          <table:table-cell table:style-name="ce6" office:value-type="float" office:value="1.2">
            <text:p>1.2</text:p>
          </table:table-cell>
          <table:table-cell table:style-name="ce8" table:formula="of:=4600*((1/((0.92*[.A23])+1.7))+(1/((0.92*[.A23])+0.62)))" office:value-type="float" office:value="4308.72700914504">
            <text:p>4309</text:p>
          </table:table-cell>
          <table:table-cell office:value-type="float" office:value="255">
            <text:p>255</text:p>
          </table:table-cell>
          <table:table-cell office:value-type="float" office:value="215">
            <text:p>215</text:p>
          </table:table-cell>
          <table:table-cell office:value-type="float" office:value="177">
            <text:p>177</text:p>
          </table:table-cell>
          <table:table-cell table:style-name="ce26"/>
          <table:table-cell/>
          <table:table-cell office:value-type="string">
            <text:p><text:s text:c="5"/>A0(V) <text:s text:c="2"/>185 201 255 <text:s/>#b9c9ff <text:s text:c="6"/>0.00 White</text:p>
          </table:table-cell>
          <table:table-cell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ff</text:p>
          </table:table-cell>
          <table:table-cell table:formula="of:=HEX2DEC([.J23])" office:value-type="float" office:value="185">
            <text:p>185</text:p>
          </table:table-cell>
          <table:table-cell table:formula="of:=HEX2DEC([.K23])" office:value-type="float" office:value="201">
            <text:p>201</text:p>
          </table:table-cell>
          <table:table-cell table:formula="of:=HEX2DEC([.L23])" office:value-type="float" office:value="255">
            <text:p>255</text:p>
          </table:table-cell>
          <table:table-cell/>
        </table:table-row>
        <table:table-row table:style-name="ro1">
          <table:table-cell table:style-name="ce6" office:value-type="float" office:value="1.3">
            <text:p>1.3</text:p>
          </table:table-cell>
          <table:table-cell table:style-name="ce8" table:formula="of:=4600*((1/((0.92*[.A24])+1.7))+(1/((0.92*[.A24])+0.62)))" office:value-type="float" office:value="4121.43743763234">
            <text:p>4121</text:p>
          </table:table-cell>
          <table:table-cell office:value-type="float" office:value="255">
            <text:p>255</text:p>
          </table:table-cell>
          <table:table-cell office:value-type="float" office:value="211">
            <text:p>211</text:p>
          </table:table-cell>
          <table:table-cell office:value-type="float" office:value="168">
            <text:p>168</text:p>
          </table:table-cell>
          <table:table-cell table:style-name="ce27"/>
          <table:table-cell/>
          <table:table-cell office:value-type="string">
            <text:p><text:s text:c="5"/>A1(V) <text:s text:c="2"/>181 199 255 <text:s/>#b5c7ff</text:p>
          </table:table-cell>
          <table:table-cell table:number-columns-repeated="8"/>
        </table:table-row>
        <table:table-row table:style-name="ro2">
          <table:table-cell table:style-name="ce6" office:value-type="float" office:value="1.4">
            <text:p>1.4</text:p>
          </table:table-cell>
          <table:table-cell table:style-name="ce8" table:formula="of:=4600*((1/((0.92*[.A25])+1.7))+(1/((0.92*[.A25])+0.62)))" office:value-type="float" office:value="3950.39276603268">
            <text:p>3950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63">
            <text:p>163</text:p>
          </table:table-cell>
          <table:table-cell table:style-name="ce28"/>
          <table:table-cell/>
          <table:table-cell office:value-type="string">
            <text:p><text:s text:c="5"/>A2(V) <text:s text:c="2"/>187 203 255 <text:s/>#bbcbff</text:p>
          </table:table-cell>
          <table:table-cell table:number-columns-repeated="8"/>
        </table:table-row>
        <table:table-row table:style-name="ro2">
          <table:table-cell table:style-name="ce6" office:value-type="float" office:value="1.5">
            <text:p>1.5</text:p>
          </table:table-cell>
          <table:table-cell table:style-name="ce8" table:formula="of:=4600*((1/((0.92*[.A26])+1.7))+(1/((0.92*[.A26])+0.62)))" office:value-type="float" office:value="3793.50649350649">
            <text:p>3794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153">
            <text:p>153</text:p>
          </table:table-cell>
          <table:table-cell table:style-name="ce29"/>
          <table:table-cell/>
          <table:table-cell office:value-type="string">
            <text:p><text:s text:c="5"/>A3(V) <text:s text:c="2"/>191 207 255 <text:s/>#bfcfff</text:p>
          </table:table-cell>
          <table:table-cell table:number-columns-repeated="8"/>
        </table:table-row>
        <table:table-row table:style-name="ro1">
          <table:table-cell table:style-name="ce6" office:value-type="float" office:value="1.6">
            <text:p>1.6</text:p>
          </table:table-cell>
          <table:table-cell table:style-name="ce8" table:formula="of:=4600*((1/((0.92*[.A27])+1.7))+(1/((0.92*[.A27])+0.62)))" office:value-type="float" office:value="3649.04192757373">
            <text:p>3649</text:p>
          </table:table-cell>
          <table:table-cell office:value-type="float" office:value="255">
            <text:p>255</text:p>
          </table:table-cell>
          <table:table-cell office:value-type="float" office:value="199">
            <text:p>199</text:p>
          </table:table-cell>
          <table:table-cell office:value-type="float" office:value="143">
            <text:p>143</text:p>
          </table:table-cell>
          <table:table-cell table:style-name="ce14"/>
          <table:table-cell/>
          <table:table-cell office:value-type="string">
            <text:p><text:s text:c="5"/>A5(V) <text:s text:c="2"/>202 215 255 <text:s/>#cad7ff</text:p>
          </table:table-cell>
          <table:table-cell table:number-columns-repeated="8"/>
        </table:table-row>
        <table:table-row table:style-name="ro1">
          <table:table-cell table:style-name="ce6" office:value-type="float" office:value="1.7">
            <text:p>1.7</text:p>
          </table:table-cell>
          <table:table-cell table:style-name="ce8" table:formula="of:=4600*((1/((0.92*[.A28])+1.7))+(1/((0.92*[.A28])+0.62)))" office:value-type="float" office:value="3515.5408317173">
            <text:p>3516</text:p>
          </table:table-cell>
          <table:table-cell office:value-type="float" office:value="255">
            <text:p>255</text:p>
          </table:table-cell>
          <table:table-cell office:value-type="float" office:value="196">
            <text:p>196</text:p>
          </table:table-cell>
          <table:table-cell office:value-type="float" office:value="137">
            <text:p>137</text:p>
          </table:table-cell>
          <table:table-cell table:style-name="ce30"/>
          <table:table-cell/>
          <table:table-cell office:value-type="string">
            <text:p><text:s text:c="5"/>A6(V) <text:s text:c="2"/>199 212 255 <text:s/>#c7d4ff</text:p>
          </table:table-cell>
          <table:table-cell table:number-columns-repeated="8"/>
        </table:table-row>
        <table:table-row table:style-name="ro1">
          <table:table-cell table:style-name="ce6" office:value-type="float" office:value="1.8">
            <text:p>1.8</text:p>
          </table:table-cell>
          <table:table-cell table:style-name="ce8" table:formula="of:=4600*((1/((0.92*[.A29])+1.7))+(1/((0.92*[.A29])+0.62)))" office:value-type="float" office:value="3391.769011146">
            <text:p>3392</text:p>
          </table:table-cell>
          <table:table-cell office:value-type="float" office:value="255">
            <text:p>255</text:p>
          </table:table-cell>
          <table:table-cell office:value-type="float" office:value="193">
            <text:p>193</text:p>
          </table:table-cell>
          <table:table-cell office:value-type="float" office:value="132">
            <text:p>132</text:p>
          </table:table-cell>
          <table:table-cell table:style-name="ce31"/>
          <table:table-cell/>
          <table:table-cell office:value-type="string">
            <text:p><text:s text:c="5"/>A7(V) <text:s text:c="2"/>200 213 255 <text:s/>#c8d5ff</text:p>
          </table:table-cell>
          <table:table-cell table:number-columns-repeated="8"/>
        </table:table-row>
        <table:table-row table:style-name="ro1">
          <table:table-cell table:style-name="ce6" office:value-type="float" office:value="1.9">
            <text:p>1.9</text:p>
          </table:table-cell>
          <table:table-cell table:style-name="ce8" table:formula="of:=4600*((1/((0.92*[.A30])+1.7))+(1/((0.92*[.A30])+0.62)))" office:value-type="float" office:value="3276.67429610585">
            <text:p>3277</text:p>
          </table:table-cell>
          <table:table-cell office:value-type="float" office:value="255">
            <text:p>255</text:p>
          </table:table-cell>
          <table:table-cell office:value-type="float" office:value="190">
            <text:p>190</text:p>
          </table:table-cell>
          <table:table-cell office:value-type="float" office:value="126">
            <text:p>126</text:p>
          </table:table-cell>
          <table:table-cell table:style-name="ce32"/>
          <table:table-cell/>
          <table:table-cell office:value-type="string">
            <text:p><text:s text:c="5"/>A8(V) <text:s text:c="2"/>213 222 255 <text:s/>#d5deff</text:p>
          </table:table-cell>
          <table:table-cell table:number-columns-repeated="8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8" table:formula="of:=4600*((1/((0.92*[.A31])+1.7))+(1/((0.92*[.A31])+0.62)))" office:value-type="float" office:value="3169.35372743558">
            <text:p>3169</text:p>
          </table:table-cell>
          <table:table-cell office:value-type="float" office:value="255">
            <text:p>255</text:p>
          </table:table-cell>
          <table:table-cell office:value-type="float" office:value="187">
            <text:p>187</text:p>
          </table:table-cell>
          <table:table-cell office:value-type="float" office:value="120">
            <text:p>120</text:p>
          </table:table-cell>
          <table:table-cell table:style-name="ce15"/>
          <table:table-cell/>
          <table:table-cell office:value-type="string">
            <text:p><text:s text:c="5"/>A9(V) <text:s text:c="2"/>219 224 255 <text:s/>#dbe0ff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F0(V) <text:s text:c="2"/>224 229 255 <text:s/>#e0e5ff <text:s text:c="6"/>0.31 yellowish</text:p>
          </table:table-cell>
          <table:table-cell office:value-type="float" office:value="0.31">
            <text:p>0.31</text:p>
          </table:table-cell>
          <table:table-cell office:value-type="string">
            <text:p>e0</text:p>
          </table:table-cell>
          <table:table-cell office:value-type="string">
            <text:p>e5</text:p>
          </table:table-cell>
          <table:table-cell office:value-type="string">
            <text:p>ff</text:p>
          </table:table-cell>
          <table:table-cell table:formula="of:=HEX2DEC([.J32])" office:value-type="float" office:value="224">
            <text:p>224</text:p>
          </table:table-cell>
          <table:table-cell table:formula="of:=HEX2DEC([.K32])" office:value-type="float" office:value="229">
            <text:p>229</text:p>
          </table:table-cell>
          <table:table-cell table:formula="of:=HEX2DEC([.L32])" office:value-type="float" office:value="255">
            <text:p>255</text:p>
          </table:table-cell>
          <table:table-cell/>
        </table:table-row>
        <table:table-row table:style-name="ro2">
          <table:table-cell table:style-name="ce6" office:value-type="float" office:value="8.77">
            <text:p>8.77</text:p>
          </table:table-cell>
          <table:table-cell table:style-name="ce8" table:formula="of:=4600*((1/((0.92*[.A33])+1.7))+(1/((0.92*[.A33])+0.62)))" office:value-type="float" office:value="1000.34774155407">
            <text:p>1000</text:p>
          </table:table-cell>
          <table:table-cell table:number-columns-repeated="5"/>
          <table:table-cell office:value-type="string">
            <text:p><text:s text:c="5"/>F2(V) <text:s text:c="2"/>236 239 255 <text:s/>#ecefff</text:p>
          </table:table-cell>
          <table:table-cell table:number-columns-repeated="8"/>
        </table:table-row>
        <table:table-row table:style-name="ro1">
          <table:table-cell table:style-name="ce6" office:value-type="float" office:value="-0.53575">
            <text:p>-0.53575</text:p>
          </table:table-cell>
          <table:table-cell table:style-name="ce8" table:formula="of:=4600*((1/((0.92*[.A34])+1.7))+(1/((0.92*[.A34])+0.62)))" office:value-type="float" office:value="39999.8821395943">
            <text:p>40000</text:p>
          </table:table-cell>
          <table:table-cell table:number-columns-repeated="5"/>
          <table:table-cell office:value-type="string">
            <text:p><text:s text:c="5"/>F4(V) <text:s text:c="2"/>224 226 255 <text:s/>#e0e2ff</text:p>
          </table:table-cell>
          <table:table-cell table:number-columns-repeated="8"/>
        </table:table-row>
        <table:table-row table:style-name="ro1">
          <table:table-cell table:style-name="ce6"/>
          <table:table-cell table:style-name="ce8"/>
          <table:table-cell table:number-columns-repeated="5"/>
          <table:table-cell office:value-type="string">
            <text:p><text:s text:c="5"/>F5(V) <text:s text:c="2"/>248 247 255 <text:s/>#f8f7ff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F6(V) <text:s text:c="2"/>244 241 255 <text:s/>#f4f1ff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F7(V) <text:s text:c="2"/>246 243 255 <text:s/>#f6f3ff <text:s text:c="6"/>0.50</text:p>
          </table:table-cell>
          <table:table-cell office:value-type="float" office:value="0.5">
            <text:p>0.5</text:p>
          </table:table-cell>
          <table:table-cell office:value-type="string">
            <text:p>f6</text:p>
          </table:table-cell>
          <table:table-cell office:value-type="string">
            <text:p>f1</text:p>
          </table:table-cell>
          <table:table-cell office:value-type="string">
            <text:p>ff</text:p>
          </table:table-cell>
          <table:table-cell table:formula="of:=HEX2DEC([.J37])" office:value-type="float" office:value="246">
            <text:p>246</text:p>
          </table:table-cell>
          <table:table-cell table:formula="of:=HEX2DEC([.K37])" office:value-type="float" office:value="241">
            <text:p>241</text:p>
          </table:table-cell>
          <table:table-cell table:formula="of:=HEX2DEC([.L37])" office:value-type="float" office:value="255">
            <text:p>255</text:p>
          </table:table-cell>
          <table:table-cell/>
        </table:table-row>
        <table:table-row table:style-name="ro2">
          <table:table-cell table:style-name="ce7" office:value-type="string">
            <text:p>Star Color</text:p>
          </table:table-cell>
          <table:table-cell table:style-name="ce7" office:value-type="string">
            <text:p>Class</text:p>
          </table:table-cell>
          <table:table-cell table:style-name="ce1" office:value-type="string">
            <text:p>Tmin (K)</text:p>
          </table:table-cell>
          <table:table-cell table:style-name="ce1" office:value-type="string">
            <text:p>Tmax (K)</text:p>
          </table:table-cell>
          <table:table-cell table:style-name="ce1" office:value-type="string">
            <text:p>Tmin color</text:p>
          </table:table-cell>
          <table:table-cell table:number-columns-repeated="2"/>
          <table:table-cell office:value-type="string">
            <text:p><text:s text:c="5"/>F8(V) <text:s text:c="2"/>255 247 252 <text:s/>#fff7fc</text:p>
          </table:table-cell>
          <table:table-cell table:number-columns-repeated="8"/>
        </table:table-row>
        <table:table-row table:style-name="ro1">
          <table:table-cell office:value-type="string">
            <text:p>Blue</text:p>
          </table:table-cell>
          <table:table-cell office:value-type="string">
            <text:p>O</text:p>
          </table:table-cell>
          <table:table-cell office:value-type="float" office:value="30000">
            <text:p>30000</text:p>
          </table:table-cell>
          <table:table-cell/>
          <table:table-cell table:style-name="ce9"/>
          <table:table-cell table:number-columns-repeated="2"/>
          <table:table-cell office:value-type="string">
            <text:p><text:s text:c="5"/>F9(V) <text:s text:c="2"/>255 247 252 <text:s/>#fff7fc</text:p>
          </table:table-cell>
          <table:table-cell table:number-columns-repeated="8"/>
        </table:table-row>
        <table:table-row table:style-name="ro2">
          <table:table-cell office:value-type="string">
            <text:p>Blue-white</text:p>
          </table:table-cell>
          <table:table-cell office:value-type="string">
            <text:p>B</text:p>
          </table:table-cell>
          <table:table-cell office:value-type="float" office:value="10000">
            <text:p>10000</text:p>
          </table:table-cell>
          <table:table-cell table:formula="of:=[.C39]" office:value-type="float" office:value="30000">
            <text:p>30000</text:p>
          </table:table-cell>
          <table:table-cell table:style-name="ce10"/>
          <table:table-cell table:number-columns-repeated="2"/>
          <table:table-cell office:value-type="string">
            <text:p><text:s text:c="5"/>G0(V) <text:s text:c="2"/>255 248 252 <text:s/>#fff8fc <text:s text:c="6"/>0.59 <text:s/>Yellow</text:p>
          </table:table-cell>
          <table:table-cell office:value-type="float" office:value="0.59">
            <text:p>0.59</text:p>
          </table:table-cell>
          <table:table-cell office:value-type="string">
            <text:p>ff</text:p>
          </table:table-cell>
          <table:table-cell office:value-type="string">
            <text:p>f8</text:p>
          </table:table-cell>
          <table:table-cell office:value-type="string">
            <text:p>fc</text:p>
          </table:table-cell>
          <table:table-cell table:formula="of:=HEX2DEC([.J40])" office:value-type="float" office:value="255">
            <text:p>255</text:p>
          </table:table-cell>
          <table:table-cell table:formula="of:=HEX2DEC([.K40])" office:value-type="float" office:value="248">
            <text:p>248</text:p>
          </table:table-cell>
          <table:table-cell table:formula="of:=HEX2DEC([.L40])" office:value-type="float" office:value="252">
            <text:p>252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A</text:p>
          </table:table-cell>
          <table:table-cell office:value-type="float" office:value="7500">
            <text:p>7500</text:p>
          </table:table-cell>
          <table:table-cell table:formula="of:=[.C40]" office:value-type="float" office:value="10000">
            <text:p>10000</text:p>
          </table:table-cell>
          <table:table-cell table:style-name="ce11"/>
          <table:table-cell table:number-columns-repeated="2"/>
          <table:table-cell office:value-type="string">
            <text:p><text:s text:c="5"/>G1(V) <text:s text:c="2"/>255 247 248 <text:s/>#fff7f8</text:p>
          </table:table-cell>
          <table:table-cell table:number-columns-repeated="8"/>
        </table:table-row>
        <table:table-row table:style-name="ro1">
          <table:table-cell office:value-type="string">
            <text:p>Yellow-white</text:p>
          </table:table-cell>
          <table:table-cell office:value-type="string">
            <text:p>F</text:p>
          </table:table-cell>
          <table:table-cell office:value-type="float" office:value="6000">
            <text:p>6000</text:p>
          </table:table-cell>
          <table:table-cell table:formula="of:=[.C41]" office:value-type="float" office:value="7500">
            <text:p>7500</text:p>
          </table:table-cell>
          <table:table-cell table:style-name="ce12"/>
          <table:table-cell table:number-columns-repeated="2"/>
          <table:table-cell office:value-type="string">
            <text:p><text:s text:c="5"/>G2(V) <text:s text:c="2"/>255 245 242 <text:s/>#fff5f2</text:p>
          </table:table-cell>
          <table:table-cell table:number-columns-repeated="8"/>
        </table:table-row>
        <table:table-row table:style-name="ro1">
          <table:table-cell office:value-type="string">
            <text:p>Yellow</text:p>
          </table:table-cell>
          <table:table-cell office:value-type="string">
            <text:p>G</text:p>
          </table:table-cell>
          <table:table-cell office:value-type="float" office:value="5200">
            <text:p>5200</text:p>
          </table:table-cell>
          <table:table-cell table:formula="of:=[.C42]" office:value-type="float" office:value="6000">
            <text:p>6000</text:p>
          </table:table-cell>
          <table:table-cell table:style-name="ce13"/>
          <table:table-cell table:number-columns-repeated="2"/>
          <table:table-cell office:value-type="string">
            <text:p><text:s text:c="5"/>G4(V) <text:s text:c="2"/>255 241 229 <text:s/>#fff1e5</text:p>
          </table:table-cell>
          <table:table-cell table:number-columns-repeated="8"/>
        </table:table-row>
        <table:table-row table:style-name="ro1">
          <table:table-cell office:value-type="string">
            <text:p>Orange</text:p>
          </table:table-cell>
          <table:table-cell office:value-type="string">
            <text:p>K</text:p>
          </table:table-cell>
          <table:table-cell office:value-type="float" office:value="3700">
            <text:p>3700</text:p>
          </table:table-cell>
          <table:table-cell table:formula="of:=[.C43]" office:value-type="float" office:value="5200">
            <text:p>5200</text:p>
          </table:table-cell>
          <table:table-cell table:style-name="ce14"/>
          <table:table-cell table:number-columns-repeated="2"/>
          <table:table-cell office:value-type="string">
            <text:p><text:s text:c="5"/>G5(V) <text:s text:c="2"/>255 244 234 <text:s/>#fff4ea</text:p>
          </table:table-cell>
          <table:table-cell table:number-columns-repeated="8"/>
        </table:table-row>
        <table:table-row table:style-name="ro1"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float" office:value="2400">
            <text:p>2400</text:p>
          </table:table-cell>
          <table:table-cell table:formula="of:=[.C44]" office:value-type="float" office:value="3700">
            <text:p>3700</text:p>
          </table:table-cell>
          <table:table-cell table:style-name="ce15"/>
          <table:table-cell table:number-columns-repeated="2"/>
          <table:table-cell office:value-type="string">
            <text:p><text:s text:c="5"/>G6(V) <text:s text:c="2"/>255 244 235 <text:s/>#fff4eb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G7(V) <text:s text:c="2"/>255 244 235 <text:s/>#fff4eb</text:p>
          </table:table-cell>
          <table:table-cell table:number-columns-repeated="8"/>
        </table:table-row>
        <table:table-row table:style-name="ro2">
          <table:table-cell office:value-type="string">
            <text:p>Display color</text:p>
          </table:table-cell>
          <table:table-cell table:number-columns-repeated="6"/>
          <table:table-cell office:value-type="string">
            <text:p><text:s text:c="5"/>G8(V) <text:s text:c="2"/>255 237 222 <text:s/>#ffedde</text:p>
          </table:table-cell>
          <table:table-cell table:number-columns-repeated="8"/>
        </table:table-row>
        <table:table-row table:style-name="ro2">
          <table:table-cell table:style-name="ce7" office:value-type="string">
            <text:p>Star Color</text:p>
          </table:table-cell>
          <table:table-cell table:style-name="ce1" office:value-type="string">
            <text:p>B-V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style-name="ce1" office:value-type="string">
            <text:p>Subj. color</text:p>
          </table:table-cell>
          <table:table-cell table:style-name="ce1" office:value-type="string">
            <text:p>Brightness</text:p>
          </table:table-cell>
          <table:table-cell office:value-type="string">
            <text:p><text:s text:c="5"/>G9(V) <text:s text:c="2"/>255 239 221 <text:s/>#ffefdd</text:p>
          </table:table-cell>
          <table:table-cell table:number-columns-repeated="8"/>
        </table:table-row>
        <table:table-row table:style-name="ro2">
          <table:table-cell office:value-type="string">
            <text:p>Blue</text:p>
          </table:table-cell>
          <table:table-cell office:value-type="float" office:value="-0.32">
            <text:p>-0.32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table:style-name="ce21"/>
          <table:table-cell table:style-name="ce37" table:formula="of:=SUM([.C49:.E49])/255/3" office:value-type="float" office:value="0.928104575163399">
            <text:p>0.93</text:p>
          </table:table-cell>
          <table:table-cell office:value-type="string">
            <text:p><text:s text:c="5"/>K0(V) <text:s text:c="2"/>255 238 221 <text:s/>#ffeedd <text:s text:c="6"/>0.82 Orange</text:p>
          </table:table-cell>
          <table:table-cell office:value-type="float" office:value="0.82">
            <text:p>0.82</text:p>
          </table:table-cell>
          <table:table-cell office:value-type="string">
            <text:p>ff</text:p>
          </table:table-cell>
          <table:table-cell office:value-type="string">
            <text:p>ee</text:p>
          </table:table-cell>
          <table:table-cell office:value-type="string">
            <text:p>dd</text:p>
          </table:table-cell>
          <table:table-cell table:formula="of:=HEX2DEC([.J49])" office:value-type="float" office:value="255">
            <text:p>255</text:p>
          </table:table-cell>
          <table:table-cell table:formula="of:=HEX2DEC([.K49])" office:value-type="float" office:value="238">
            <text:p>238</text:p>
          </table:table-cell>
          <table:table-cell table:formula="of:=HEX2DEC([.L49])" office:value-type="float" office:value="221">
            <text:p>221</text:p>
          </table:table-cell>
          <table:table-cell/>
        </table:table-row>
        <table:table-row table:style-name="ro1">
          <table:table-cell office:value-type="string">
            <text:p>Blue-white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table:style-name="ce11"/>
          <table:table-cell table:style-name="ce37" table:formula="of:=SUM([.C50:.E50])/255/3" office:value-type="float" office:value="0.976470588235294">
            <text:p>0.98</text:p>
          </table:table-cell>
          <table:table-cell office:value-type="string">
            <text:p><text:s text:c="5"/>K1(V) <text:s text:c="2"/>255 224 188 <text:s/>#ffe0bc</text:p>
          </table:table-cell>
          <table:table-cell table:number-columns-repeated="8"/>
        </table:table-row>
        <table:table-row table:style-name="ro1">
          <table:table-cell office:value-type="string">
            <text:p>White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55">
            <text:p>255</text:p>
          </table:table-cell>
          <table:table-cell table:style-name="ce33"/>
          <table:table-cell table:style-name="ce37" table:formula="of:=SUM([.C51:.E51])/255/3" office:value-type="float" office:value="1">
            <text:p>1.00</text:p>
          </table:table-cell>
          <table:table-cell office:value-type="string">
            <text:p><text:s text:c="5"/>K2(V) <text:s text:c="2"/>255 227 196 <text:s/>#ffe3c4</text:p>
          </table:table-cell>
          <table:table-cell table:number-columns-repeated="8"/>
        </table:table-row>
        <table:table-row table:style-name="ro1">
          <table:table-cell office:value-type="string">
            <text:p>Yellow-white</text:p>
          </table:table-cell>
          <table:table-cell office:value-type="float" office:value="0.5">
            <text:p>0.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20">
            <text:p>220</text:p>
          </table:table-cell>
          <table:table-cell table:style-name="ce34"/>
          <table:table-cell table:style-name="ce37" table:formula="of:=SUM([.C52:.E52])/255/3" office:value-type="float" office:value="0.954248366013072">
            <text:p>0.95</text:p>
          </table:table-cell>
          <table:table-cell office:value-type="string">
            <text:p><text:s text:c="5"/>K3(V) <text:s text:c="2"/>255 222 195 <text:s/>#ffdec3</text:p>
          </table:table-cell>
          <table:table-cell table:number-columns-repeated="8"/>
        </table:table-row>
        <table:table-row table:style-name="ro1">
          <table:table-cell office:value-type="string">
            <text:p>Yellow</text:p>
          </table:table-cell>
          <table:table-cell office:value-type="float" office:value="0.59">
            <text:p>0.5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10">
            <text:p>210</text:p>
          </table:table-cell>
          <table:table-cell table:style-name="ce35"/>
          <table:table-cell table:style-name="ce37" table:formula="of:=SUM([.C53:.E53])/255/3" office:value-type="float" office:value="0.941176470588235">
            <text:p>0.94</text:p>
          </table:table-cell>
          <table:table-cell office:value-type="string">
            <text:p><text:s text:c="5"/>K4(V) <text:s text:c="2"/>255 216 181 <text:s/>#ffd8b5</text:p>
          </table:table-cell>
          <table:table-cell table:number-columns-repeated="8"/>
        </table:table-row>
        <table:table-row table:style-name="ro1">
          <table:table-cell office:value-type="string">
            <text:p>Orange</text:p>
          </table:table-cell>
          <table:table-cell office:value-type="float" office:value="0.82">
            <text:p>0.82</text:p>
          </table:table-cell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00">
            <text:p>200</text:p>
          </table:table-cell>
          <table:table-cell table:style-name="ce36"/>
          <table:table-cell table:style-name="ce37" table:formula="of:=SUM([.C54:.E54])/255/3" office:value-type="float" office:value="0.913725490196078">
            <text:p>0.91</text:p>
          </table:table-cell>
          <table:table-cell office:value-type="string">
            <text:p><text:s text:c="5"/>K5(V) <text:s text:c="2"/>255 210 161 <text:s/>#ffd2a1</text:p>
          </table:table-cell>
          <table:table-cell table:number-columns-repeated="8"/>
        </table:table-row>
        <table:table-row table:style-name="ro1">
          <table:table-cell office:value-type="string">
            <text:p>Red</text:p>
          </table:table-cell>
          <table:table-cell office:value-type="float" office:value="1.41">
            <text:p>1.41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63">
            <text:p>163</text:p>
          </table:table-cell>
          <table:table-cell table:style-name="ce28"/>
          <table:table-cell table:style-name="ce37" table:formula="of:=SUM([.C55:.E55])/255/3" office:value-type="float" office:value="0.819607843137255">
            <text:p>0.82</text:p>
          </table:table-cell>
          <table:table-cell office:value-type="string">
            <text:p><text:s text:c="5"/>K7(V) <text:s text:c="2"/>255 199 142 <text:s/>#ffc78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K8(V) <text:s text:c="2"/>255 209 174 <text:s/>#ffd1a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M0(V) <text:s text:c="2"/>255 195 139 <text:s/>#ffc38b <text:s text:c="6"/>1.41 red</text:p>
          </table:table-cell>
          <table:table-cell office:value-type="float" office:value="1.41">
            <text:p>1.41</text:p>
          </table:table-cell>
          <table:table-cell office:value-type="string">
            <text:p>ff</text:p>
          </table:table-cell>
          <table:table-cell office:value-type="string">
            <text:p>c3</text:p>
          </table:table-cell>
          <table:table-cell office:value-type="string">
            <text:p>8b</text:p>
          </table:table-cell>
          <table:table-cell table:formula="of:=HEX2DEC([.J57])" office:value-type="float" office:value="255">
            <text:p>255</text:p>
          </table:table-cell>
          <table:table-cell table:formula="of:=HEX2DEC([.K57])" office:value-type="float" office:value="195">
            <text:p>195</text:p>
          </table:table-cell>
          <table:table-cell table:formula="of:=HEX2DEC([.L57])" office:value-type="float" office:value="139">
            <text:p>139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<text:s text:c="5"/>M1(V) <text:s text:c="2"/>255 204 142 <text:s/>#ffcc8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M2(V) <text:s text:c="2"/>255 196 131 <text:s/>#ffc48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M3(V) <text:s text:c="2"/>255 206 129 <text:s/>#ffce8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M4(V) <text:s text:c="2"/>255 201 127 <text:s/>#ffc97f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M5(V) <text:s text:c="2"/>255 204 111 <text:s/>#ffcc6f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M6(V) <text:s text:c="2"/>255 195 112 <text:s/>#ffc37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<text:s text:c="5"/>M8(V) <text:s text:c="2"/>255 198 109 <text:s/>#ffc66d <text:s text:c="6"/>2.00 </text:p>
          </table:table-cell>
          <table:table-cell office:value-type="float" office:value="2">
            <text:p>2</text:p>
          </table:table-cell>
          <table:table-cell office:value-type="string">
            <text:p>ff</text:p>
          </table:table-cell>
          <table:table-cell office:value-type="string">
            <text:p>c6</text:p>
          </table:table-cell>
          <table:table-cell office:value-type="string">
            <text:p>6d</text:p>
          </table:table-cell>
          <table:table-cell table:formula="of:=HEX2DEC([.J64])" office:value-type="float" office:value="255">
            <text:p>255</text:p>
          </table:table-cell>
          <table:table-cell table:formula="of:=HEX2DEC([.K64])" office:value-type="float" office:value="198">
            <text:p>198</text:p>
          </table:table-cell>
          <table:table-cell table:formula="of:=HEX2DEC([.L64])" office:value-type="float" office:value="109">
            <text:p>10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1" office:value-type="string">
            <text:p>Color</text:p>
          </table:table-cell>
          <table:table-cell table:style-name="ce1" office:value-type="string">
            <text:p>B-V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>
            <text:p>blue</text:p>
          </table:table-cell>
          <table:table-cell office:value-type="float" office:value="-0.32">
            <text:p>-0.32</text:p>
          </table:table-cell>
          <table:table-cell office:value-type="string">
            <text:p>9b</text:p>
          </table:table-cell>
          <table:table-cell office:value-type="string">
            <text:p>b0</text:p>
          </table:table-cell>
          <table:table-cell office:value-type="string">
            <text:p>ff</text:p>
          </table:table-cell>
          <table:table-cell table:formula="of:=HEX2DEC([.J67])" office:value-type="float" office:value="155">
            <text:p>155</text:p>
          </table:table-cell>
          <table:table-cell table:formula="of:=HEX2DEC([.K67])" office:value-type="float" office:value="176">
            <text:p>176</text:p>
          </table:table-cell>
          <table:table-cell table:formula="of:=HEX2DEC([.L67])" office:value-type="float" office:value="255">
            <text:p>255</text:p>
          </table:table-cell>
          <table:table-cell table:style-name="ce38"/>
        </table:table-row>
        <table:table-row table:style-name="ro1">
          <table:table-cell table:number-columns-repeated="7"/>
          <table:table-cell table:style-name="ce2" office:value-type="string">
            <text:p>white</text:p>
          </table:table-cell>
          <table:table-cell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ff</text:p>
          </table:table-cell>
          <table:table-cell table:formula="of:=HEX2DEC([.J68])" office:value-type="float" office:value="185">
            <text:p>185</text:p>
          </table:table-cell>
          <table:table-cell table:formula="of:=HEX2DEC([.K68])" office:value-type="float" office:value="201">
            <text:p>201</text:p>
          </table:table-cell>
          <table:table-cell table:formula="of:=HEX2DEC([.L68])" office:value-type="float" office:value="255">
            <text:p>255</text:p>
          </table:table-cell>
          <table:table-cell table:style-name="ce39"/>
        </table:table-row>
        <table:table-row table:style-name="ro1">
          <table:table-cell table:number-columns-repeated="7"/>
          <table:table-cell table:style-name="ce2" office:value-type="string">
            <text:p>yellowish</text:p>
          </table:table-cell>
          <table:table-cell office:value-type="float" office:value="0.31">
            <text:p>0.31</text:p>
          </table:table-cell>
          <table:table-cell office:value-type="string">
            <text:p>e0</text:p>
          </table:table-cell>
          <table:table-cell office:value-type="string">
            <text:p>e5</text:p>
          </table:table-cell>
          <table:table-cell office:value-type="string">
            <text:p>ff</text:p>
          </table:table-cell>
          <table:table-cell table:formula="of:=HEX2DEC([.J69])" office:value-type="float" office:value="224">
            <text:p>224</text:p>
          </table:table-cell>
          <table:table-cell table:formula="of:=HEX2DEC([.K69])" office:value-type="float" office:value="229">
            <text:p>229</text:p>
          </table:table-cell>
          <table:table-cell table:formula="of:=HEX2DEC([.L69])" office:value-type="float" office:value="255">
            <text:p>255</text:p>
          </table:table-cell>
          <table:table-cell table:style-name="ce40"/>
        </table:table-row>
        <table:table-row table:style-name="ro1">
          <table:table-cell table:number-columns-repeated="7"/>
          <table:table-cell table:style-name="ce2"/>
          <table:table-cell office:value-type="float" office:value="0.5">
            <text:p>0.5</text:p>
          </table:table-cell>
          <table:table-cell office:value-type="string">
            <text:p>f6</text:p>
          </table:table-cell>
          <table:table-cell office:value-type="string">
            <text:p>f1</text:p>
          </table:table-cell>
          <table:table-cell office:value-type="string">
            <text:p>ff</text:p>
          </table:table-cell>
          <table:table-cell table:formula="of:=HEX2DEC([.J70])" office:value-type="float" office:value="246">
            <text:p>246</text:p>
          </table:table-cell>
          <table:table-cell table:formula="of:=HEX2DEC([.K70])" office:value-type="float" office:value="241">
            <text:p>241</text:p>
          </table:table-cell>
          <table:table-cell table:formula="of:=HEX2DEC([.L70])" office:value-type="float" office:value="255">
            <text:p>255</text:p>
          </table:table-cell>
          <table:table-cell table:style-name="ce41"/>
        </table:table-row>
        <table:table-row table:style-name="ro2">
          <table:table-cell table:number-columns-repeated="7"/>
          <table:table-cell table:style-name="ce2" office:value-type="string">
            <text:p>yellow</text:p>
          </table:table-cell>
          <table:table-cell office:value-type="float" office:value="0.59">
            <text:p>0.59</text:p>
          </table:table-cell>
          <table:table-cell office:value-type="string">
            <text:p>ff</text:p>
          </table:table-cell>
          <table:table-cell office:value-type="string">
            <text:p>f8</text:p>
          </table:table-cell>
          <table:table-cell office:value-type="string">
            <text:p>fc</text:p>
          </table:table-cell>
          <table:table-cell table:formula="of:=HEX2DEC([.J71])" office:value-type="float" office:value="255">
            <text:p>255</text:p>
          </table:table-cell>
          <table:table-cell table:formula="of:=HEX2DEC([.K71])" office:value-type="float" office:value="248">
            <text:p>248</text:p>
          </table:table-cell>
          <table:table-cell table:formula="of:=HEX2DEC([.L71])" office:value-type="float" office:value="252">
            <text:p>252</text:p>
          </table:table-cell>
          <table:table-cell table:style-name="ce42"/>
        </table:table-row>
        <table:table-row table:style-name="ro2">
          <table:table-cell table:number-columns-repeated="7"/>
          <table:table-cell table:style-name="ce2" office:value-type="string">
            <text:p>orange</text:p>
          </table:table-cell>
          <table:table-cell office:value-type="float" office:value="0.82">
            <text:p>0.82</text:p>
          </table:table-cell>
          <table:table-cell office:value-type="string">
            <text:p>ff</text:p>
          </table:table-cell>
          <table:table-cell office:value-type="string">
            <text:p>ee</text:p>
          </table:table-cell>
          <table:table-cell office:value-type="string">
            <text:p>dd</text:p>
          </table:table-cell>
          <table:table-cell table:formula="of:=HEX2DEC([.J72])" office:value-type="float" office:value="255">
            <text:p>255</text:p>
          </table:table-cell>
          <table:table-cell table:formula="of:=HEX2DEC([.K72])" office:value-type="float" office:value="238">
            <text:p>238</text:p>
          </table:table-cell>
          <table:table-cell table:formula="of:=HEX2DEC([.L72])" office:value-type="float" office:value="221">
            <text:p>221</text:p>
          </table:table-cell>
          <table:table-cell table:style-name="ce43"/>
        </table:table-row>
        <table:table-row table:style-name="ro1">
          <table:table-cell table:number-columns-repeated="7"/>
          <table:table-cell table:style-name="ce2" office:value-type="string">
            <text:p>red</text:p>
          </table:table-cell>
          <table:table-cell office:value-type="float" office:value="1.41">
            <text:p>1.41</text:p>
          </table:table-cell>
          <table:table-cell office:value-type="string">
            <text:p>ff</text:p>
          </table:table-cell>
          <table:table-cell office:value-type="string">
            <text:p>c3</text:p>
          </table:table-cell>
          <table:table-cell office:value-type="string">
            <text:p>8b</text:p>
          </table:table-cell>
          <table:table-cell table:formula="of:=HEX2DEC([.J73])" office:value-type="float" office:value="255">
            <text:p>255</text:p>
          </table:table-cell>
          <table:table-cell table:formula="of:=HEX2DEC([.K73])" office:value-type="float" office:value="195">
            <text:p>195</text:p>
          </table:table-cell>
          <table:table-cell table:formula="of:=HEX2DEC([.L73])" office:value-type="float" office:value="139">
            <text:p>139</text:p>
          </table:table-cell>
          <table:table-cell table:style-name="ce44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string">
            <text:p>ff</text:p>
          </table:table-cell>
          <table:table-cell office:value-type="string">
            <text:p>c6</text:p>
          </table:table-cell>
          <table:table-cell office:value-type="string">
            <text:p>6d</text:p>
          </table:table-cell>
          <table:table-cell table:formula="of:=HEX2DEC([.J74])" office:value-type="float" office:value="255">
            <text:p>255</text:p>
          </table:table-cell>
          <table:table-cell table:formula="of:=HEX2DEC([.K74])" office:value-type="float" office:value="198">
            <text:p>198</text:p>
          </table:table-cell>
          <table:table-cell table:formula="of:=HEX2DEC([.L74])" office:value-type="float" office:value="109">
            <text:p>109</text:p>
          </table:table-cell>
          <table:table-cell table:style-name="ce45"/>
        </table:table-row>
        <table:table-row table:style-name="ro1" table:number-rows-repeated="104850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le.A21:Table.K41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scientific-number number:decimal-places="3" number:min-integer-digits="1" number:min-exponent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1">01/01/2023</text:date>, <text:time>15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Cooper</meta:initial-creator>
    <meta:creation-date>2022-12-31T13:34:25.49</meta:creation-date>
    <dc:date>2023-01-01T15:37:47.97</dc:date>
    <dc:creator>Jennifer Cooper</dc:creator>
    <meta:editing-duration>PT6H1M5S</meta:editing-duration>
    <meta:editing-cycles>7</meta:editing-cycles>
    <meta:generator>OpenOffice/4.1.3$Win32 OpenOffice.org_project/413m1$Build-9783</meta:generator>
    <meta:document-statistic meta:table-count="3" meta:cell-count="4749" meta:object-count="0"/>
  </office:meta>
</office:document-meta>
</file>